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dde67" officeooo:paragraph-rsid="000dde67"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8b1c04" officeooo:paragraph-rsid="008b4d4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907c4e" officeooo:paragraph-rsid="00907c4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ae7dfb" officeooo:paragraph-rsid="00ae7d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b5eb70" officeooo:paragraph-rsid="00b5eb7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bca9f1" officeooo:paragraph-rsid="00bca9f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f756f3" officeooo:paragraph-rsid="00f8349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f8349b" officeooo:paragraph-rsid="00f834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129743c" officeooo:paragraph-rsid="0129743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129743c" officeooo:paragraph-rsid="012a47c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129743c" officeooo:paragraph-rsid="012b0d3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1c7f34e" officeooo:paragraph-rsid="01c7f34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bold" officeooo:rsid="00101a83" officeooo:paragraph-rsid="00101a8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1394368" officeooo:paragraph-rsid="01394368" style:font-size-asian="10.5pt" style:font-weight-asian="bold" style:font-size-complex="12pt" style:font-weight-complex="bold"/>
    </style:style>
    <style:style style:name="P15" style:family="paragraph" style:parent-style-name="Standard">
      <style:paragraph-properties fo:margin-left="0cm" fo:margin-right="0cm" fo:text-align="start" style:justify-single-word="false" fo:text-indent="-0.635cm" style:auto-text-indent="false">
        <style:tab-stops>
          <style:tab-stop style:position="0.199cm"/>
        </style:tab-stops>
      </style:paragraph-properties>
      <style:text-properties fo:font-size="12pt" style:text-underline-style="none" fo:font-weight="normal" officeooo:rsid="00120545" officeooo:paragraph-rsid="00120545"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bold" officeooo:rsid="00101a83" officeooo:paragraph-rsid="00120545" style:font-size-asian="10.5pt" style:font-weight-asian="bold" style:font-size-complex="12pt" style:font-weight-complex="bold"/>
    </style:style>
    <style:style style:name="P17" style:family="paragraph" style:parent-style-name="Standard" style:list-style-name="L2">
      <style:paragraph-properties fo:text-align="start" style:justify-single-word="false"/>
      <style:text-properties fo:font-size="12pt" style:text-underline-style="none" fo:font-weight="bold" officeooo:rsid="00101a83" officeooo:paragraph-rsid="00138210" style:font-size-asian="10.5pt" style:font-weight-asian="bold" style:font-size-complex="12pt" style:font-weight-complex="bold"/>
    </style:style>
    <style:style style:name="P18" style:family="paragraph" style:parent-style-name="Standard" style:list-style-name="L2">
      <style:paragraph-properties fo:text-align="start" style:justify-single-word="false"/>
      <style:text-properties fo:font-size="12pt" style:text-underline-style="none" fo:font-weight="bold" officeooo:rsid="00101a83" officeooo:paragraph-rsid="0028e0e5" style:font-size-asian="10.5pt" style:font-weight-asian="bold" style:font-size-complex="12pt" style:font-weight-complex="bold"/>
    </style:style>
    <style:style style:name="P19" style:family="paragraph" style:parent-style-name="Standard" style:list-style-name="L2">
      <style:paragraph-properties fo:text-align="start" style:justify-single-word="false"/>
      <style:text-properties fo:font-size="12pt" style:text-underline-style="none" fo:font-weight="bold" officeooo:rsid="00101a83" officeooo:paragraph-rsid="00101a83" style:font-size-asian="10.5pt" style:font-weight-asian="bold" style:font-size-complex="12pt" style:font-weight-complex="bold"/>
    </style:style>
    <style:style style:name="P20" style:family="paragraph" style:parent-style-name="Standard" style:list-style-name="L2">
      <style:paragraph-properties fo:text-align="start" style:justify-single-word="false"/>
      <style:text-properties fo:font-size="12pt" style:text-underline-style="none" fo:font-weight="bold" officeooo:rsid="0014c61d" officeooo:paragraph-rsid="0014c61d" style:font-size-asian="10.5pt" style:font-weight-asian="bold" style:font-size-complex="12pt" style:font-weight-complex="bold"/>
    </style:style>
    <style:style style:name="P21" style:family="paragraph" style:parent-style-name="Standard" style:list-style-name="L2">
      <style:paragraph-properties fo:text-align="start" style:justify-single-word="false"/>
      <style:text-properties fo:font-size="12pt" style:text-underline-style="none" fo:font-weight="bold" officeooo:rsid="00173230" officeooo:paragraph-rsid="001824b1" style:font-size-asian="10.5pt" style:font-weight-asian="bold" style:font-size-complex="12pt" style:font-weight-complex="bold"/>
    </style:style>
    <style:style style:name="P22" style:family="paragraph" style:parent-style-name="Standard" style:list-style-name="L2">
      <style:paragraph-properties fo:text-align="start" style:justify-single-word="false"/>
      <style:text-properties fo:font-size="12pt" style:text-underline-style="none" fo:font-weight="bold" officeooo:rsid="00195f5b" officeooo:paragraph-rsid="001a2867" style:font-size-asian="10.5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size="12pt" style:text-underline-style="none" fo:font-weight="bold" officeooo:rsid="001a2867" officeooo:paragraph-rsid="001bbbad" style:font-size-asian="10.5pt" style:font-weight-asian="bold" style:font-size-complex="12pt" style:font-weight-complex="bold"/>
    </style:style>
    <style:style style:name="P24" style:family="paragraph" style:parent-style-name="Standard" style:list-style-name="L2">
      <style:paragraph-properties fo:text-align="start" style:justify-single-word="false"/>
      <style:text-properties fo:font-size="12pt" style:text-underline-style="none" fo:font-weight="bold" officeooo:rsid="001d479d" officeooo:paragraph-rsid="001d479d" style:font-size-asian="10.5pt" style:font-weight-asian="bold" style:font-size-complex="12pt" style:font-weight-complex="bold"/>
    </style:style>
    <style:style style:name="P25" style:family="paragraph" style:parent-style-name="Standard" style:list-style-name="L2">
      <style:paragraph-properties fo:text-align="start" style:justify-single-word="false"/>
      <style:text-properties fo:font-size="12pt" style:text-underline-style="none" fo:font-weight="bold" officeooo:rsid="001ebba0" officeooo:paragraph-rsid="001ebba0" style:font-size-asian="10.5pt" style:font-weight-asian="bold" style:font-size-complex="12pt" style:font-weight-complex="bold"/>
    </style:style>
    <style:style style:name="P26" style:family="paragraph" style:parent-style-name="Standard" style:list-style-name="L2">
      <style:paragraph-properties fo:text-align="start" style:justify-single-word="false"/>
      <style:text-properties fo:font-size="12pt" style:text-underline-style="none" fo:font-weight="bold" officeooo:rsid="00208abb" officeooo:paragraph-rsid="00208abb" style:font-size-asian="10.5pt" style:font-weight-asian="bold" style:font-size-complex="12pt" style:font-weight-complex="bold"/>
    </style:style>
    <style:style style:name="P27" style:family="paragraph" style:parent-style-name="Standard" style:list-style-name="L2">
      <style:paragraph-properties fo:text-align="start" style:justify-single-word="false"/>
      <style:text-properties fo:font-size="12pt" style:text-underline-style="none" fo:font-weight="bold" officeooo:rsid="0023792e" officeooo:paragraph-rsid="0023792e" style:font-size-asian="10.5pt" style:font-weight-asian="bold" style:font-size-complex="12pt" style:font-weight-complex="bold"/>
    </style:style>
    <style:style style:name="P28" style:family="paragraph" style:parent-style-name="Standard" style:list-style-name="L2">
      <style:paragraph-properties fo:text-align="start" style:justify-single-word="false"/>
      <style:text-properties fo:font-size="12pt" style:text-underline-style="none" fo:font-weight="bold" officeooo:rsid="0024a8f1" officeooo:paragraph-rsid="0024a8f1" style:font-size-asian="10.5pt" style:font-weight-asian="bold" style:font-size-complex="12pt" style:font-weight-complex="bold"/>
    </style:style>
    <style:style style:name="P29" style:family="paragraph" style:parent-style-name="Standard" style:list-style-name="L2">
      <style:paragraph-properties fo:text-align="start" style:justify-single-word="false"/>
      <style:text-properties fo:font-size="12pt" style:text-underline-style="none" fo:font-weight="bold" officeooo:rsid="002797f4" officeooo:paragraph-rsid="002797f4" style:font-size-asian="10.5pt" style:font-weight-asian="bold" style:font-size-complex="12pt" style:font-weight-complex="bold"/>
    </style:style>
    <style:style style:name="P30" style:family="paragraph" style:parent-style-name="Standard" style:list-style-name="L2">
      <style:paragraph-properties fo:text-align="start" style:justify-single-word="false"/>
      <style:text-properties fo:font-size="12pt" style:text-underline-style="none" fo:font-weight="bold" officeooo:rsid="002c48b8" officeooo:paragraph-rsid="002c48b8" style:font-size-asian="10.5pt" style:font-weight-asian="bold" style:font-size-complex="12pt" style:font-weight-complex="bold"/>
    </style:style>
    <style:style style:name="P31" style:family="paragraph" style:parent-style-name="Standard" style:list-style-name="L2">
      <style:paragraph-properties fo:text-align="start" style:justify-single-word="false"/>
      <style:text-properties fo:font-size="12pt" style:text-underline-style="none" fo:font-weight="bold" officeooo:rsid="00329e12" officeooo:paragraph-rsid="00329e12" style:font-size-asian="10.5pt" style:font-weight-asian="bold" style:font-size-complex="12pt" style:font-weight-complex="bold"/>
    </style:style>
    <style:style style:name="P32" style:family="paragraph" style:parent-style-name="Standard" style:list-style-name="L2">
      <style:paragraph-properties fo:text-align="start" style:justify-single-word="false"/>
      <style:text-properties fo:font-size="12pt" style:text-underline-style="none" fo:font-weight="bold" officeooo:rsid="00329e12" officeooo:paragraph-rsid="0032ed02" style:font-size-asian="10.5pt" style:font-weight-asian="bold" style:font-size-complex="12pt" style:font-weight-complex="bold"/>
    </style:style>
    <style:style style:name="P33" style:family="paragraph" style:parent-style-name="Standard" style:list-style-name="L2">
      <style:paragraph-properties fo:text-align="start" style:justify-single-word="false"/>
      <style:text-properties fo:font-size="12pt" style:text-underline-style="none" fo:font-weight="bold" officeooo:rsid="0032ff60" officeooo:paragraph-rsid="0034280b" style:font-size-asian="10.5pt" style:font-weight-asian="bold" style:font-size-complex="12pt" style:font-weight-complex="bold"/>
    </style:style>
    <style:style style:name="P34" style:family="paragraph" style:parent-style-name="Standard" style:list-style-name="L2">
      <style:paragraph-properties fo:text-align="start" style:justify-single-word="false"/>
      <style:text-properties fo:font-size="12pt" style:text-underline-style="none" fo:font-weight="bold" officeooo:rsid="0034286b" officeooo:paragraph-rsid="0034f00a" style:font-size-asian="10.5pt" style:font-weight-asian="bold" style:font-size-complex="12pt" style:font-weight-complex="bold"/>
    </style:style>
    <style:style style:name="P35" style:family="paragraph" style:parent-style-name="Standard" style:list-style-name="L2">
      <style:paragraph-properties fo:text-align="start" style:justify-single-word="false"/>
      <style:text-properties fo:font-size="12pt" style:text-underline-style="none" fo:font-weight="bold" officeooo:rsid="0035f64f" officeooo:paragraph-rsid="00368079" style:font-size-asian="10.5pt" style:font-weight-asian="bold" style:font-size-complex="12pt" style:font-weight-complex="bold"/>
    </style:style>
    <style:style style:name="P36" style:family="paragraph" style:parent-style-name="Standard" style:list-style-name="L2">
      <style:paragraph-properties fo:text-align="start" style:justify-single-word="false"/>
      <style:text-properties fo:font-size="12pt" style:text-underline-style="none" fo:font-weight="bold" officeooo:rsid="003aab98" officeooo:paragraph-rsid="003aab98" style:font-size-asian="10.5pt" style:font-weight-asian="bold" style:font-size-complex="12pt" style:font-weight-complex="bold"/>
    </style:style>
    <style:style style:name="P37" style:family="paragraph" style:parent-style-name="Standard" style:list-style-name="L2">
      <style:paragraph-properties fo:text-align="start" style:justify-single-word="false"/>
      <style:text-properties fo:font-size="12pt" style:text-underline-style="none" fo:font-weight="bold" officeooo:rsid="003cdfa7" officeooo:paragraph-rsid="003cdfa7" style:font-size-asian="10.5pt" style:font-weight-asian="bold" style:font-size-complex="12pt" style:font-weight-complex="bold"/>
    </style:style>
    <style:style style:name="P38" style:family="paragraph" style:parent-style-name="Standard" style:list-style-name="L2">
      <style:paragraph-properties fo:text-align="start" style:justify-single-word="false"/>
      <style:text-properties fo:font-size="12pt" style:text-underline-style="none" fo:font-weight="bold" officeooo:rsid="0041aff3" officeooo:paragraph-rsid="0041aff3" style:font-size-asian="10.5pt" style:font-weight-asian="bold" style:font-size-complex="12pt" style:font-weight-complex="bold"/>
    </style:style>
    <style:style style:name="P39" style:family="paragraph" style:parent-style-name="Standard" style:list-style-name="L2">
      <style:paragraph-properties fo:text-align="start" style:justify-single-word="false"/>
      <style:text-properties fo:font-size="12pt" style:text-underline-style="none" fo:font-weight="bold" officeooo:rsid="004cff0b" officeooo:paragraph-rsid="004cff0b" style:font-size-asian="10.5pt" style:font-weight-asian="bold" style:font-size-complex="12pt" style:font-weight-complex="bold"/>
    </style:style>
    <style:style style:name="P40" style:family="paragraph" style:parent-style-name="Standard" style:list-style-name="L2">
      <style:paragraph-properties fo:text-align="start" style:justify-single-word="false"/>
      <style:text-properties fo:font-size="12pt" style:text-underline-style="none" fo:font-weight="bold" officeooo:rsid="004d97c6" officeooo:paragraph-rsid="004d97c6" style:font-size-asian="10.5pt" style:font-weight-asian="bold" style:font-size-complex="12pt" style:font-weight-complex="bold"/>
    </style:style>
    <style:style style:name="P41" style:family="paragraph" style:parent-style-name="Standard" style:list-style-name="L2">
      <style:paragraph-properties fo:text-align="start" style:justify-single-word="false"/>
      <style:text-properties fo:font-size="12pt" style:text-underline-style="none" fo:font-weight="bold" officeooo:rsid="004e6db6" officeooo:paragraph-rsid="004e6db6" style:font-size-asian="10.5pt" style:font-weight-asian="bold" style:font-size-complex="12pt" style:font-weight-complex="bold"/>
    </style:style>
    <style:style style:name="P42" style:family="paragraph" style:parent-style-name="Standard" style:list-style-name="L2">
      <style:paragraph-properties fo:text-align="start" style:justify-single-word="false"/>
      <style:text-properties fo:font-size="12pt" style:text-underline-style="none" fo:font-weight="bold" officeooo:rsid="0051c4f1" officeooo:paragraph-rsid="0051c4f1" style:font-size-asian="10.5pt" style:font-weight-asian="bold" style:font-size-complex="12pt" style:font-weight-complex="bold"/>
    </style:style>
    <style:style style:name="P43" style:family="paragraph" style:parent-style-name="Standard" style:list-style-name="L2">
      <style:paragraph-properties fo:text-align="start" style:justify-single-word="false"/>
      <style:text-properties fo:font-size="12pt" style:text-underline-style="none" fo:font-weight="bold" officeooo:rsid="0059fa2c" officeooo:paragraph-rsid="005b81d0" style:font-size-asian="10.5pt" style:font-weight-asian="bold" style:font-size-complex="12pt" style:font-weight-complex="bold"/>
    </style:style>
    <style:style style:name="P44" style:family="paragraph" style:parent-style-name="Standard" style:list-style-name="L2">
      <style:paragraph-properties fo:text-align="start" style:justify-single-word="false"/>
      <style:text-properties fo:font-size="12pt" style:text-underline-style="none" fo:font-weight="bold" officeooo:rsid="005cdfff" officeooo:paragraph-rsid="005ed7f2" style:font-size-asian="10.5pt" style:font-weight-asian="bold" style:font-size-complex="12pt" style:font-weight-complex="bold"/>
    </style:style>
    <style:style style:name="P45" style:family="paragraph" style:parent-style-name="Standard" style:list-style-name="L2">
      <style:paragraph-properties fo:text-align="start" style:justify-single-word="false"/>
      <style:text-properties fo:font-size="12pt" style:text-underline-style="none" fo:font-weight="bold" officeooo:rsid="0060b7dd" officeooo:paragraph-rsid="0061a6b6" style:font-size-asian="10.5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size="12pt" style:text-underline-style="none" fo:font-weight="bold" officeooo:rsid="0061a6b6" officeooo:paragraph-rsid="0063a9b2" style:font-size-asian="10.5pt" style:font-weight-asian="bold" style:font-size-complex="12pt" style:font-weight-complex="bold"/>
    </style:style>
    <style:style style:name="P47" style:family="paragraph" style:parent-style-name="Standard" style:list-style-name="L2">
      <style:paragraph-properties fo:text-align="start" style:justify-single-word="false"/>
      <style:text-properties fo:font-size="12pt" style:text-underline-style="none" fo:font-weight="bold" officeooo:rsid="0067e5a6" officeooo:paragraph-rsid="0067e5a6" style:font-size-asian="10.5pt" style:font-weight-asian="bold" style:font-size-complex="12pt" style:font-weight-complex="bold"/>
    </style:style>
    <style:style style:name="P48" style:family="paragraph" style:parent-style-name="Standard" style:list-style-name="L2">
      <style:paragraph-properties fo:text-align="start" style:justify-single-word="false"/>
      <style:text-properties fo:font-size="12pt" style:text-underline-style="none" fo:font-weight="bold" officeooo:rsid="006a23fa" officeooo:paragraph-rsid="006a23fa" style:font-size-asian="10.5pt" style:font-weight-asian="bold" style:font-size-complex="12pt" style:font-weight-complex="bold"/>
    </style:style>
    <style:style style:name="P49" style:family="paragraph" style:parent-style-name="Standard" style:list-style-name="L2">
      <style:paragraph-properties fo:text-align="start" style:justify-single-word="false"/>
      <style:text-properties fo:font-size="12pt" style:text-underline-style="none" fo:font-weight="bold" officeooo:rsid="006babcb" officeooo:paragraph-rsid="006babcb" style:font-size-asian="10.5pt" style:font-weight-asian="bold" style:font-size-complex="12pt" style:font-weight-complex="bold"/>
    </style:style>
    <style:style style:name="P50" style:family="paragraph" style:parent-style-name="Standard" style:list-style-name="L2">
      <style:paragraph-properties fo:text-align="start" style:justify-single-word="false"/>
      <style:text-properties fo:font-size="12pt" style:text-underline-style="none" fo:font-weight="bold" officeooo:rsid="006babcb" officeooo:paragraph-rsid="0070e435" style:font-size-asian="10.5pt" style:font-weight-asian="bold" style:font-size-complex="12pt" style:font-weight-complex="bold"/>
    </style:style>
    <style:style style:name="P51" style:family="paragraph" style:parent-style-name="Standard" style:list-style-name="L2">
      <style:paragraph-properties fo:text-align="start" style:justify-single-word="false"/>
      <style:text-properties fo:font-size="12pt" style:text-underline-style="none" fo:font-weight="bold" officeooo:rsid="0072d7c9" officeooo:paragraph-rsid="0072d7c9" style:font-size-asian="10.5pt" style:font-weight-asian="bold" style:font-size-complex="12pt" style:font-weight-complex="bold"/>
    </style:style>
    <style:style style:name="P52" style:family="paragraph" style:parent-style-name="Standard" style:list-style-name="L2">
      <style:paragraph-properties fo:text-align="start" style:justify-single-word="false"/>
      <style:text-properties fo:font-size="12pt" style:text-underline-style="none" fo:font-weight="bold" officeooo:rsid="0073d56f" officeooo:paragraph-rsid="0073d56f" style:font-size-asian="10.5pt" style:font-weight-asian="bold" style:font-size-complex="12pt" style:font-weight-complex="bold"/>
    </style:style>
    <style:style style:name="P53" style:family="paragraph" style:parent-style-name="Standard" style:list-style-name="L2">
      <style:paragraph-properties fo:text-align="start" style:justify-single-word="false"/>
      <style:text-properties fo:font-size="12pt" style:text-underline-style="none" fo:font-weight="bold" officeooo:rsid="0078912e" officeooo:paragraph-rsid="0078912e" style:font-size-asian="10.5pt" style:font-weight-asian="bold" style:font-size-complex="12pt" style:font-weight-complex="bold"/>
    </style:style>
    <style:style style:name="P54" style:family="paragraph" style:parent-style-name="Standard" style:list-style-name="L2">
      <style:paragraph-properties fo:text-align="start" style:justify-single-word="false"/>
      <style:text-properties fo:font-size="12pt" style:text-underline-style="none" fo:font-weight="bold" officeooo:rsid="007982c6" officeooo:paragraph-rsid="007982c6" style:font-size-asian="10.5pt" style:font-weight-asian="bold" style:font-size-complex="12pt" style:font-weight-complex="bold"/>
    </style:style>
    <style:style style:name="P55" style:family="paragraph" style:parent-style-name="Standard" style:list-style-name="L2">
      <style:paragraph-properties fo:text-align="start" style:justify-single-word="false"/>
      <style:text-properties fo:font-size="12pt" style:text-underline-style="none" fo:font-weight="bold" officeooo:rsid="007b1c5f" officeooo:paragraph-rsid="007b1c5f" style:font-size-asian="10.5pt" style:font-weight-asian="bold" style:font-size-complex="12pt" style:font-weight-complex="bold"/>
    </style:style>
    <style:style style:name="P56" style:family="paragraph" style:parent-style-name="Standard" style:list-style-name="L2">
      <style:paragraph-properties fo:text-align="start" style:justify-single-word="false"/>
      <style:text-properties fo:font-size="12pt" style:text-underline-style="none" fo:font-weight="bold" officeooo:rsid="007d4aff" officeooo:paragraph-rsid="007d4aff" style:font-size-asian="10.5pt" style:font-weight-asian="bold" style:font-size-complex="12pt" style:font-weight-complex="bold"/>
    </style:style>
    <style:style style:name="P57" style:family="paragraph" style:parent-style-name="Standard" style:list-style-name="L2">
      <style:paragraph-properties fo:text-align="start" style:justify-single-word="false"/>
      <style:text-properties fo:font-size="12pt" style:text-underline-style="none" fo:font-weight="bold" officeooo:rsid="00804c31" officeooo:paragraph-rsid="008168b8" style:font-size-asian="10.5pt" style:font-weight-asian="bold" style:font-size-complex="12pt" style:font-weight-complex="bold"/>
    </style:style>
    <style:style style:name="P58" style:family="paragraph" style:parent-style-name="Standard" style:list-style-name="L2">
      <style:paragraph-properties fo:text-align="start" style:justify-single-word="false"/>
      <style:text-properties fo:font-size="12pt" style:text-underline-style="none" fo:font-weight="bold" officeooo:rsid="0083ceba" officeooo:paragraph-rsid="0083ceba" style:font-size-asian="10.5pt" style:font-weight-asian="bold" style:font-size-complex="12pt" style:font-weight-complex="bold"/>
    </style:style>
    <style:style style:name="P59" style:family="paragraph" style:parent-style-name="Standard" style:list-style-name="L2">
      <style:paragraph-properties fo:text-align="start" style:justify-single-word="false"/>
      <style:text-properties fo:font-size="12pt" style:text-underline-style="none" fo:font-weight="bold" officeooo:rsid="0086d9bc" officeooo:paragraph-rsid="0086d9bc" style:font-size-asian="10.5pt" style:font-weight-asian="bold" style:font-size-complex="12pt" style:font-weight-complex="bold"/>
    </style:style>
    <style:style style:name="P60" style:family="paragraph" style:parent-style-name="Standard" style:list-style-name="L2">
      <style:paragraph-properties fo:text-align="start" style:justify-single-word="false"/>
      <style:text-properties fo:font-size="12pt" style:text-underline-style="none" fo:font-weight="bold" officeooo:rsid="00898496" officeooo:paragraph-rsid="00898496" style:font-size-asian="10.5pt" style:font-weight-asian="bold" style:font-size-complex="12pt" style:font-weight-complex="bold"/>
    </style:style>
    <style:style style:name="P61" style:family="paragraph" style:parent-style-name="Standard" style:list-style-name="L2">
      <style:paragraph-properties fo:text-align="start" style:justify-single-word="false"/>
      <style:text-properties fo:font-size="12pt" style:text-underline-style="none" fo:font-weight="bold" officeooo:rsid="008c4d77" officeooo:paragraph-rsid="008d6803"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none" fo:font-weight="bold" officeooo:rsid="008c4d77" officeooo:paragraph-rsid="008c4d77" style:font-size-asian="10.5pt" style:font-weight-asian="bold" style:font-size-complex="12pt" style:font-weight-complex="bold"/>
    </style:style>
    <style:style style:name="P63" style:family="paragraph" style:parent-style-name="Standard" style:list-style-name="L4">
      <style:paragraph-properties fo:text-align="start" style:justify-single-word="false"/>
      <style:text-properties fo:font-size="12pt" style:text-underline-style="none" fo:font-weight="bold" officeooo:rsid="008c4d77" officeooo:paragraph-rsid="008c4d77" style:font-size-asian="10.5pt" style:font-weight-asian="bold" style:font-size-complex="12pt" style:font-weight-complex="bold"/>
    </style:style>
    <style:style style:name="P64" style:family="paragraph" style:parent-style-name="Standard" style:list-style-name="L2">
      <style:paragraph-properties fo:text-align="start" style:justify-single-word="false"/>
      <style:text-properties fo:font-size="12pt" style:text-underline-style="none" fo:font-weight="bold" officeooo:rsid="00944959" officeooo:paragraph-rsid="00944959" style:font-size-asian="10.5pt" style:font-weight-asian="bold" style:font-size-complex="12pt" style:font-weight-complex="bold"/>
    </style:style>
    <style:style style:name="P65" style:family="paragraph" style:parent-style-name="Standard" style:list-style-name="L2">
      <style:paragraph-properties fo:text-align="start" style:justify-single-word="false"/>
      <style:text-properties fo:font-size="12pt" style:text-underline-style="none" fo:font-weight="bold" officeooo:rsid="00a50b9a" officeooo:paragraph-rsid="00a50b9a" style:font-size-asian="10.5pt" style:font-weight-asian="bold" style:font-size-complex="12pt" style:font-weight-complex="bold"/>
    </style:style>
    <style:style style:name="P66" style:family="paragraph" style:parent-style-name="Standard" style:list-style-name="L2">
      <style:paragraph-properties fo:text-align="start" style:justify-single-word="false"/>
      <style:text-properties fo:font-size="12pt" style:text-underline-style="none" fo:font-weight="bold" officeooo:rsid="00a6c278" officeooo:paragraph-rsid="00a6c278" style:font-size-asian="10.5pt" style:font-weight-asian="bold" style:font-size-complex="12pt" style:font-weight-complex="bold"/>
    </style:style>
    <style:style style:name="P67" style:family="paragraph" style:parent-style-name="Standard" style:list-style-name="L2">
      <style:paragraph-properties fo:text-align="start" style:justify-single-word="false"/>
      <style:text-properties fo:font-size="12pt" style:text-underline-style="none" fo:font-weight="bold" officeooo:rsid="00b10eb0" officeooo:paragraph-rsid="00b10eb0" style:font-size-asian="10.5pt" style:font-weight-asian="bold" style:font-size-complex="12pt" style:font-weight-complex="bold"/>
    </style:style>
    <style:style style:name="P68" style:family="paragraph" style:parent-style-name="Standard" style:list-style-name="L2">
      <style:paragraph-properties fo:text-align="start" style:justify-single-word="false"/>
      <style:text-properties fo:font-size="12pt" style:text-underline-style="none" fo:font-weight="bold" officeooo:rsid="00b27e5a" officeooo:paragraph-rsid="00b27e5a" style:font-size-asian="10.5pt" style:font-weight-asian="bold" style:font-size-complex="12pt" style:font-weight-complex="bold"/>
    </style:style>
    <style:style style:name="P69" style:family="paragraph" style:parent-style-name="Standard" style:list-style-name="L2">
      <style:paragraph-properties fo:text-align="start" style:justify-single-word="false"/>
      <style:text-properties fo:font-size="12pt" style:text-underline-style="none" fo:font-weight="bold" officeooo:rsid="00b4ef89" officeooo:paragraph-rsid="00b4ef89" style:font-size-asian="10.5pt" style:font-weight-asian="bold" style:font-size-complex="12pt" style:font-weight-complex="bold"/>
    </style:style>
    <style:style style:name="P70" style:family="paragraph" style:parent-style-name="Standard" style:list-style-name="L2">
      <style:paragraph-properties fo:text-align="start" style:justify-single-word="false"/>
      <style:text-properties fo:font-size="12pt" style:text-underline-style="none" fo:font-weight="bold" officeooo:rsid="00b5eb70" officeooo:paragraph-rsid="00b5eb70" style:font-size-asian="10.5pt" style:font-weight-asian="bold" style:font-size-complex="12pt" style:font-weight-complex="bold"/>
    </style:style>
    <style:style style:name="P71" style:family="paragraph" style:parent-style-name="Standard" style:list-style-name="L2">
      <style:paragraph-properties fo:text-align="start" style:justify-single-word="false"/>
      <style:text-properties fo:font-size="12pt" style:text-underline-style="none" fo:font-weight="bold" officeooo:rsid="00bf305f" officeooo:paragraph-rsid="00bf305f" style:font-size-asian="10.5pt" style:font-weight-asian="bold" style:font-size-complex="12pt" style:font-weight-complex="bold"/>
    </style:style>
    <style:style style:name="P72" style:family="paragraph" style:parent-style-name="Standard" style:list-style-name="L2">
      <style:paragraph-properties fo:text-align="start" style:justify-single-word="false"/>
      <style:text-properties fo:font-size="12pt" style:text-underline-style="none" fo:font-weight="bold" officeooo:rsid="00c1cfc9" officeooo:paragraph-rsid="00c1cfc9" style:font-size-asian="10.5pt" style:font-weight-asian="bold" style:font-size-complex="12pt" style:font-weight-complex="bold"/>
    </style:style>
    <style:style style:name="P73" style:family="paragraph" style:parent-style-name="Standard" style:list-style-name="L2">
      <style:paragraph-properties fo:text-align="start" style:justify-single-word="false"/>
      <style:text-properties fo:font-size="12pt" style:text-underline-style="none" fo:font-weight="bold" officeooo:rsid="00cc0b1d" officeooo:paragraph-rsid="00cc0b1d" style:font-size-asian="10.5pt" style:font-weight-asian="bold" style:font-size-complex="12pt" style:font-weight-complex="bold"/>
    </style:style>
    <style:style style:name="P74" style:family="paragraph" style:parent-style-name="Standard" style:list-style-name="L2">
      <style:paragraph-properties fo:text-align="start" style:justify-single-word="false"/>
      <style:text-properties fo:font-size="12pt" style:text-underline-style="none" fo:font-weight="bold" officeooo:rsid="00cf7169" officeooo:paragraph-rsid="00cf7169" style:font-size-asian="10.5pt" style:font-weight-asian="bold" style:font-size-complex="12pt" style:font-weight-complex="bold"/>
    </style:style>
    <style:style style:name="P75" style:family="paragraph" style:parent-style-name="Standard" style:list-style-name="L2">
      <style:paragraph-properties fo:text-align="start" style:justify-single-word="false"/>
      <style:text-properties fo:font-size="12pt" style:text-underline-style="none" fo:font-weight="bold" officeooo:rsid="00d21fb1" officeooo:paragraph-rsid="00d21fb1" style:font-size-asian="10.5pt" style:font-weight-asian="bold" style:font-size-complex="12pt" style:font-weight-complex="bold"/>
    </style:style>
    <style:style style:name="P76" style:family="paragraph" style:parent-style-name="Standard" style:list-style-name="L2">
      <style:paragraph-properties fo:text-align="start" style:justify-single-word="false"/>
      <style:text-properties fo:font-size="12pt" style:text-underline-style="none" fo:font-weight="bold" officeooo:rsid="00d4828b" officeooo:paragraph-rsid="00d4828b" style:font-size-asian="10.5pt" style:font-weight-asian="bold" style:font-size-complex="12pt" style:font-weight-complex="bold"/>
    </style:style>
    <style:style style:name="P77" style:family="paragraph" style:parent-style-name="Standard" style:list-style-name="L2">
      <style:paragraph-properties fo:text-align="start" style:justify-single-word="false"/>
      <style:text-properties fo:font-size="12pt" style:text-underline-style="none" fo:font-weight="bold" officeooo:rsid="00d49469" officeooo:paragraph-rsid="00d49469" style:font-size-asian="10.5pt" style:font-weight-asian="bold" style:font-size-complex="12pt" style:font-weight-complex="bold"/>
    </style:style>
    <style:style style:name="P78" style:family="paragraph" style:parent-style-name="Standard" style:list-style-name="L2">
      <style:paragraph-properties fo:text-align="start" style:justify-single-word="false"/>
      <style:text-properties fo:font-size="12pt" style:text-underline-style="none" fo:font-weight="bold" officeooo:rsid="00d5d96d" officeooo:paragraph-rsid="00d5d96d" style:font-size-asian="10.5pt" style:font-weight-asian="bold" style:font-size-complex="12pt" style:font-weight-complex="bold"/>
    </style:style>
    <style:style style:name="P79" style:family="paragraph" style:parent-style-name="Standard" style:list-style-name="L2">
      <style:paragraph-properties fo:text-align="start" style:justify-single-word="false"/>
      <style:text-properties fo:font-size="12pt" style:text-underline-style="none" fo:font-weight="bold" officeooo:rsid="00dc6847" officeooo:paragraph-rsid="00dc6847" style:font-size-asian="10.5pt" style:font-weight-asian="bold" style:font-size-complex="12pt" style:font-weight-complex="bold"/>
    </style:style>
    <style:style style:name="P80" style:family="paragraph" style:parent-style-name="Standard" style:list-style-name="L2">
      <style:paragraph-properties fo:text-align="start" style:justify-single-word="false"/>
      <style:text-properties fo:font-size="12pt" style:text-underline-style="none" fo:font-weight="bold" officeooo:rsid="00e6a6b9" officeooo:paragraph-rsid="00e6a6b9" style:font-size-asian="10.5pt" style:font-weight-asian="bold" style:font-size-complex="12pt" style:font-weight-complex="bold"/>
    </style:style>
    <style:style style:name="P81" style:family="paragraph" style:parent-style-name="Standard" style:list-style-name="L2">
      <style:paragraph-properties fo:text-align="start" style:justify-single-word="false"/>
      <style:text-properties fo:font-size="12pt" style:text-underline-style="none" fo:font-weight="bold" officeooo:rsid="00ecb098" officeooo:paragraph-rsid="00ecb098" style:font-size-asian="10.5pt" style:font-weight-asian="bold" style:font-size-complex="12pt" style:font-weight-complex="bold"/>
    </style:style>
    <style:style style:name="P82" style:family="paragraph" style:parent-style-name="Standard" style:list-style-name="L2">
      <style:paragraph-properties fo:text-align="start" style:justify-single-word="false"/>
      <style:text-properties fo:font-size="12pt" style:text-underline-style="none" fo:font-weight="bold" officeooo:rsid="00ed7301" officeooo:paragraph-rsid="00ed7301" style:font-size-asian="10.5pt" style:font-weight-asian="bold" style:font-size-complex="12pt" style:font-weight-complex="bold"/>
    </style:style>
    <style:style style:name="P83" style:family="paragraph" style:parent-style-name="Standard" style:list-style-name="L2">
      <style:paragraph-properties fo:text-align="start" style:justify-single-word="false"/>
      <style:text-properties fo:font-size="12pt" style:text-underline-style="none" fo:font-weight="bold" officeooo:rsid="00ef654b" officeooo:paragraph-rsid="00ef654b" style:font-size-asian="10.5pt" style:font-weight-asian="bold" style:font-size-complex="12pt" style:font-weight-complex="bold"/>
    </style:style>
    <style:style style:name="P84" style:family="paragraph" style:parent-style-name="Standard" style:list-style-name="L2">
      <style:paragraph-properties fo:text-align="start" style:justify-single-word="false"/>
      <style:text-properties fo:font-size="12pt" style:text-underline-style="none" fo:font-weight="bold" officeooo:rsid="010a11b0" officeooo:paragraph-rsid="010a11b0" style:font-size-asian="10.5pt" style:font-weight-asian="bold" style:font-size-complex="12pt" style:font-weight-complex="bold"/>
    </style:style>
    <style:style style:name="P85" style:family="paragraph" style:parent-style-name="Standard" style:list-style-name="L2">
      <style:paragraph-properties fo:text-align="start" style:justify-single-word="false"/>
      <style:text-properties fo:font-size="12pt" style:text-underline-style="none" fo:font-weight="bold" officeooo:rsid="010ac60f" officeooo:paragraph-rsid="010ac70c" style:font-size-asian="10.5pt" style:font-weight-asian="bold" style:font-size-complex="12pt" style:font-weight-complex="bold"/>
    </style:style>
    <style:style style:name="P86" style:family="paragraph" style:parent-style-name="Standard" style:list-style-name="L2">
      <style:paragraph-properties fo:text-align="start" style:justify-single-word="false"/>
      <style:text-properties fo:font-size="12pt" style:text-underline-style="none" fo:font-weight="bold" officeooo:rsid="010c9f43" officeooo:paragraph-rsid="010de073" style:font-size-asian="10.5pt" style:font-weight-asian="bold" style:font-size-complex="12pt" style:font-weight-complex="bold"/>
    </style:style>
    <style:style style:name="P87" style:family="paragraph" style:parent-style-name="Standard" style:list-style-name="L2">
      <style:paragraph-properties fo:text-align="start" style:justify-single-word="false"/>
      <style:text-properties fo:font-size="12pt" style:text-underline-style="none" fo:font-weight="bold" officeooo:rsid="010df013" officeooo:paragraph-rsid="010e1d1d" style:font-size-asian="10.5pt" style:font-weight-asian="bold" style:font-size-complex="12pt" style:font-weight-complex="bold"/>
    </style:style>
    <style:style style:name="P88" style:family="paragraph" style:parent-style-name="Standard" style:list-style-name="L2">
      <style:paragraph-properties fo:text-align="start" style:justify-single-word="false"/>
      <style:text-properties fo:font-size="12pt" style:text-underline-style="none" fo:font-weight="bold" officeooo:rsid="010f26bf" officeooo:paragraph-rsid="01102da5" style:font-size-asian="10.5pt" style:font-weight-asian="bold" style:font-size-complex="12pt" style:font-weight-complex="bold"/>
    </style:style>
    <style:style style:name="P89" style:family="paragraph" style:parent-style-name="Standard" style:list-style-name="L2">
      <style:paragraph-properties fo:text-align="start" style:justify-single-word="false"/>
      <style:text-properties fo:font-size="12pt" style:text-underline-style="none" fo:font-weight="bold" officeooo:rsid="01131fe6" officeooo:paragraph-rsid="01131fe6" style:font-size-asian="10.5pt" style:font-weight-asian="bold" style:font-size-complex="12pt" style:font-weight-complex="bold"/>
    </style:style>
    <style:style style:name="P90" style:family="paragraph" style:parent-style-name="Standard" style:list-style-name="L2">
      <style:paragraph-properties fo:text-align="start" style:justify-single-word="false"/>
      <style:text-properties fo:font-size="12pt" style:text-underline-style="none" fo:font-weight="bold" officeooo:rsid="0113b507" officeooo:paragraph-rsid="0113b507" style:font-size-asian="10.5pt" style:font-weight-asian="bold" style:font-size-complex="12pt" style:font-weight-complex="bold"/>
    </style:style>
    <style:style style:name="P91" style:family="paragraph" style:parent-style-name="Standard" style:list-style-name="L2">
      <style:paragraph-properties fo:text-align="start" style:justify-single-word="false"/>
      <style:text-properties fo:font-size="12pt" style:text-underline-style="none" fo:font-weight="bold" officeooo:rsid="01174c4d" officeooo:paragraph-rsid="01174c4d" style:font-size-asian="10.5pt" style:font-weight-asian="bold" style:font-size-complex="12pt" style:font-weight-complex="bold"/>
    </style:style>
    <style:style style:name="P92" style:family="paragraph" style:parent-style-name="Standard" style:list-style-name="L2">
      <style:paragraph-properties fo:text-align="start" style:justify-single-word="false"/>
      <style:text-properties fo:font-size="12pt" style:text-underline-style="none" fo:font-weight="bold" officeooo:rsid="0147ce9f" officeooo:paragraph-rsid="0147ce9f" style:font-size-asian="10.5pt" style:font-weight-asian="bold" style:font-size-complex="12pt" style:font-weight-complex="bold"/>
    </style:style>
    <style:style style:name="P93" style:family="paragraph" style:parent-style-name="Standard" style:list-style-name="L2">
      <style:paragraph-properties fo:text-align="start" style:justify-single-word="false"/>
      <style:text-properties fo:font-size="12pt" style:text-underline-style="none" fo:font-weight="bold" officeooo:rsid="01481d4c" officeooo:paragraph-rsid="01481d4c" style:font-size-asian="10.5pt" style:font-weight-asian="bold" style:font-size-complex="12pt" style:font-weight-complex="bold"/>
    </style:style>
    <style:style style:name="P94" style:family="paragraph" style:parent-style-name="Standard" style:list-style-name="L2">
      <style:paragraph-properties fo:text-align="start" style:justify-single-word="false"/>
      <style:text-properties fo:font-size="12pt" style:text-underline-style="none" fo:font-weight="bold" officeooo:rsid="01492849" officeooo:paragraph-rsid="01492849" style:font-size-asian="10.5pt" style:font-weight-asian="bold" style:font-size-complex="12pt" style:font-weight-complex="bold"/>
    </style:style>
    <style:style style:name="P95" style:family="paragraph" style:parent-style-name="Standard" style:list-style-name="L2">
      <style:paragraph-properties fo:text-align="start" style:justify-single-word="false"/>
      <style:text-properties fo:font-size="12pt" style:text-underline-style="none" fo:font-weight="bold" officeooo:rsid="014ccdc1" officeooo:paragraph-rsid="014ccdc1" style:font-size-asian="10.5pt" style:font-weight-asian="bold" style:font-size-complex="12pt" style:font-weight-complex="bold"/>
    </style:style>
    <style:style style:name="P96" style:family="paragraph" style:parent-style-name="Standard" style:list-style-name="L2">
      <style:paragraph-properties fo:text-align="start" style:justify-single-word="false"/>
      <style:text-properties fo:font-size="12pt" style:text-underline-style="none" fo:font-weight="bold" officeooo:rsid="015140f1" officeooo:paragraph-rsid="015140f1" style:font-size-asian="10.5pt" style:font-weight-asian="bold" style:font-size-complex="12pt" style:font-weight-complex="bold"/>
    </style:style>
    <style:style style:name="P97" style:family="paragraph" style:parent-style-name="Standard" style:list-style-name="L2">
      <style:paragraph-properties fo:text-align="start" style:justify-single-word="false"/>
      <style:text-properties fo:font-size="12pt" style:text-underline-style="none" fo:font-weight="bold" officeooo:rsid="01805f22" officeooo:paragraph-rsid="01805f22" style:font-size-asian="10.5pt" style:font-weight-asian="bold" style:font-size-complex="12pt" style:font-weight-complex="bold"/>
    </style:style>
    <style:style style:name="P98" style:family="paragraph" style:parent-style-name="Standard" style:list-style-name="L2">
      <style:paragraph-properties fo:text-align="start" style:justify-single-word="false"/>
      <style:text-properties fo:font-size="12pt" style:text-underline-style="none" fo:font-weight="bold" officeooo:rsid="0180fc15" officeooo:paragraph-rsid="0180fc15" style:font-size-asian="10.5pt" style:font-weight-asian="bold" style:font-size-complex="12pt" style:font-weight-complex="bold"/>
    </style:style>
    <style:style style:name="P99" style:family="paragraph" style:parent-style-name="Standard" style:list-style-name="L2">
      <style:paragraph-properties fo:text-align="start" style:justify-single-word="false"/>
      <style:text-properties fo:font-size="12pt" style:text-underline-style="none" fo:font-weight="bold" officeooo:rsid="01810073" officeooo:paragraph-rsid="01810073" style:font-size-asian="10.5pt" style:font-weight-asian="bold" style:font-size-complex="12pt" style:font-weight-complex="bold"/>
    </style:style>
    <style:style style:name="P100" style:family="paragraph" style:parent-style-name="Standard" style:list-style-name="L2">
      <style:paragraph-properties fo:text-align="start" style:justify-single-word="false"/>
      <style:text-properties fo:font-size="12pt" style:text-underline-style="none" fo:font-weight="bold" officeooo:rsid="018b9106" officeooo:paragraph-rsid="018b9106" style:font-size-asian="10.5pt" style:font-weight-asian="bold" style:font-size-complex="12pt" style:font-weight-complex="bold"/>
    </style:style>
    <style:style style:name="P101" style:family="paragraph" style:parent-style-name="Standard" style:list-style-name="L2">
      <style:paragraph-properties fo:text-align="start" style:justify-single-word="false"/>
      <style:text-properties fo:font-size="12pt" style:text-underline-style="none" fo:font-weight="bold" officeooo:rsid="01abbf44" officeooo:paragraph-rsid="01abbf44" style:font-size-asian="10.5pt" style:font-weight-asian="bold" style:font-size-complex="12pt" style:font-weight-complex="bold"/>
    </style:style>
    <style:style style:name="P102" style:family="paragraph" style:parent-style-name="Standard" style:list-style-name="L2">
      <style:paragraph-properties fo:text-align="start" style:justify-single-word="false"/>
      <style:text-properties fo:font-size="12pt" style:text-underline-style="none" fo:font-weight="bold" officeooo:rsid="01b3ace5" officeooo:paragraph-rsid="01b3ace5" style:font-size-asian="10.5pt" style:font-weight-asian="bold" style:font-size-complex="12pt" style:font-weight-complex="bold"/>
    </style:style>
    <style:style style:name="P103" style:family="paragraph" style:parent-style-name="Standard" style:list-style-name="L2">
      <style:paragraph-properties fo:text-align="start" style:justify-single-word="false"/>
      <style:text-properties fo:font-size="12pt" style:text-underline-style="none" fo:font-weight="bold" officeooo:rsid="01b635d5" officeooo:paragraph-rsid="01b635d5" style:font-size-asian="10.5pt" style:font-weight-asian="bold" style:font-size-complex="12pt" style:font-weight-complex="bold"/>
    </style:style>
    <style:style style:name="P104" style:family="paragraph" style:parent-style-name="Standard" style:list-style-name="L2">
      <style:paragraph-properties fo:text-align="start" style:justify-single-word="false"/>
      <style:text-properties fo:font-size="12pt" style:text-underline-style="none" fo:font-weight="bold" officeooo:rsid="01b78cf9" officeooo:paragraph-rsid="01b78cf9" style:font-size-asian="10.5pt" style:font-weight-asian="bold" style:font-size-complex="12pt" style:font-weight-complex="bold"/>
    </style:style>
    <style:style style:name="P105" style:family="paragraph" style:parent-style-name="Standard" style:list-style-name="L2">
      <style:paragraph-properties fo:text-align="start" style:justify-single-word="false"/>
      <style:text-properties fo:font-size="12pt" style:text-underline-style="none" fo:font-weight="bold" officeooo:rsid="01bc12bc" officeooo:paragraph-rsid="01bc12bc" style:font-size-asian="10.5pt" style:font-weight-asian="bold" style:font-size-complex="12pt" style:font-weight-complex="bold"/>
    </style:style>
    <style:style style:name="P106" style:family="paragraph" style:parent-style-name="Standard" style:list-style-name="L2">
      <style:paragraph-properties fo:text-align="start" style:justify-single-word="false"/>
      <style:text-properties fo:font-size="12pt" style:text-underline-style="none" fo:font-weight="bold" officeooo:rsid="01c0f2a6" officeooo:paragraph-rsid="01c0f2a6" style:font-size-asian="10.5pt" style:font-weight-asian="bold" style:font-size-complex="12pt" style:font-weight-complex="bold"/>
    </style:style>
    <style:style style:name="P107" style:family="paragraph" style:parent-style-name="Standard" style:list-style-name="L2">
      <style:paragraph-properties fo:text-align="start" style:justify-single-word="false"/>
      <style:text-properties fo:font-size="12pt" style:text-underline-style="none" fo:font-weight="bold" officeooo:rsid="01c6252f" officeooo:paragraph-rsid="01c6252f" style:font-size-asian="10.5pt" style:font-weight-asian="bold" style:font-size-complex="12pt" style:font-weight-complex="bold"/>
    </style:style>
    <style:style style:name="P108" style:family="paragraph" style:parent-style-name="Standard" style:list-style-name="L2">
      <style:paragraph-properties fo:text-align="start" style:justify-single-word="false"/>
      <style:text-properties fo:font-size="12pt" style:text-underline-style="none" fo:font-weight="bold" officeooo:rsid="01caca3d" officeooo:paragraph-rsid="01caca3d" style:font-size-asian="10.5pt" style:font-weight-asian="bold" style:font-size-complex="12pt" style:font-weight-complex="bold"/>
    </style:style>
    <style:style style:name="P109" style:family="paragraph" style:parent-style-name="Standard" style:list-style-name="L2">
      <style:paragraph-properties fo:text-align="start" style:justify-single-word="false"/>
      <style:text-properties fo:font-size="12pt" style:text-underline-style="none" fo:font-weight="bold" officeooo:rsid="01d1efa9" officeooo:paragraph-rsid="01d1efa9" style:font-size-asian="10.5pt" style:font-weight-asian="bold" style:font-size-complex="12pt" style:font-weight-complex="bold"/>
    </style:style>
    <style:style style:name="P110" style:family="paragraph" style:parent-style-name="Standard" style:list-style-name="L2">
      <style:paragraph-properties fo:text-align="start" style:justify-single-word="false"/>
      <style:text-properties fo:font-size="12pt" style:text-underline-style="none" fo:font-weight="bold" officeooo:rsid="01d4e00d" officeooo:paragraph-rsid="01d4e00d" style:font-size-asian="10.5pt" style:font-weight-asian="bold" style:font-size-complex="12pt" style:font-weight-complex="bold"/>
    </style:style>
    <style:style style:name="P111" style:family="paragraph" style:parent-style-name="Standard" style:list-style-name="L2">
      <style:paragraph-properties fo:text-align="start" style:justify-single-word="false"/>
      <style:text-properties fo:font-size="12pt" style:text-underline-style="none" fo:font-weight="normal" officeooo:rsid="00141dd2" officeooo:paragraph-rsid="00141dd2" style:font-size-asian="10.5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style:text-underline-style="none" fo:font-weight="normal" officeooo:rsid="001647a5" officeooo:paragraph-rsid="001647a5" style:font-size-asian="10.5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style:text-underline-style="none" fo:font-weight="normal" officeooo:rsid="00173230" officeooo:paragraph-rsid="00173230" style:font-size-asian="10.5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style:text-underline-style="none" fo:font-weight="normal" officeooo:rsid="002098cf" officeooo:paragraph-rsid="002098cf" style:font-size-asian="10.5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style:text-underline-style="none" fo:font-weight="normal" officeooo:rsid="002327e3" officeooo:paragraph-rsid="002327e3" style:font-size-asian="10.5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style:text-underline-style="none" fo:font-weight="normal" officeooo:rsid="0023792e" officeooo:paragraph-rsid="0023792e" style:font-size-asian="10.5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style:text-underline-style="none" fo:font-weight="normal" officeooo:rsid="0026c764" officeooo:paragraph-rsid="0026c764" style:font-size-asian="10.5pt" style:font-weight-asian="normal" style:font-size-complex="12pt" style:font-weight-complex="normal"/>
    </style:style>
    <style:style style:name="P118" style:family="paragraph" style:parent-style-name="Standard" style:list-style-name="L2">
      <style:paragraph-properties fo:text-align="start" style:justify-single-word="false"/>
      <style:text-properties fo:font-size="12pt" style:text-underline-style="none" fo:font-weight="normal" officeooo:rsid="0028e0e5" officeooo:paragraph-rsid="0028e0e5" style:font-size-asian="10.5pt" style:font-weight-asian="normal" style:font-size-complex="12pt" style:font-weight-complex="normal"/>
    </style:style>
    <style:style style:name="P119" style:family="paragraph" style:parent-style-name="Standard" style:list-style-name="L2">
      <style:paragraph-properties fo:text-align="start" style:justify-single-word="false"/>
      <style:text-properties fo:font-size="12pt" style:text-underline-style="none" fo:font-weight="normal" officeooo:rsid="002bf345" officeooo:paragraph-rsid="002bf345" style:font-size-asian="10.5pt" style:font-weight-asian="normal" style:font-size-complex="12pt" style:font-weight-complex="normal"/>
    </style:style>
    <style:style style:name="P120" style:family="paragraph" style:parent-style-name="Standard" style:list-style-name="L2">
      <style:paragraph-properties fo:text-align="start" style:justify-single-word="false"/>
      <style:text-properties fo:font-size="12pt" style:text-underline-style="none" fo:font-weight="normal" officeooo:rsid="002c3588" officeooo:paragraph-rsid="002c3588" style:font-size-asian="10.5pt" style:font-weight-asian="normal" style:font-size-complex="12pt" style:font-weight-complex="normal"/>
    </style:style>
    <style:style style:name="P121" style:family="paragraph" style:parent-style-name="Standard" style:list-style-name="L2">
      <style:paragraph-properties fo:text-align="start" style:justify-single-word="false"/>
      <style:text-properties fo:font-size="12pt" style:text-underline-style="none" fo:font-weight="normal" officeooo:rsid="002ddf56" officeooo:paragraph-rsid="002ddf56" style:font-size-asian="10.5pt" style:font-weight-asian="normal" style:font-size-complex="12pt" style:font-weight-complex="normal"/>
    </style:style>
    <style:style style:name="P122" style:family="paragraph" style:parent-style-name="Standard" style:list-style-name="L2">
      <style:paragraph-properties fo:text-align="start" style:justify-single-word="false"/>
      <style:text-properties fo:font-size="12pt" style:text-underline-style="none" fo:font-weight="normal" officeooo:rsid="002f2e26" officeooo:paragraph-rsid="002f2e26" style:font-size-asian="10.5pt" style:font-weight-asian="normal" style:font-size-complex="12pt" style:font-weight-complex="normal"/>
    </style:style>
    <style:style style:name="P123" style:family="paragraph" style:parent-style-name="Standard" style:list-style-name="L2">
      <style:paragraph-properties fo:text-align="start" style:justify-single-word="false"/>
      <style:text-properties fo:font-size="12pt" style:text-underline-style="none" fo:font-weight="normal" officeooo:rsid="003121f1" officeooo:paragraph-rsid="003121f1" style:font-size-asian="10.5pt" style:font-weight-asian="normal" style:font-size-complex="12pt" style:font-weight-complex="normal"/>
    </style:style>
    <style:style style:name="P124" style:family="paragraph" style:parent-style-name="Standard" style:list-style-name="L2">
      <style:paragraph-properties fo:text-align="start" style:justify-single-word="false"/>
      <style:text-properties fo:font-size="12pt" style:text-underline-style="none" fo:font-weight="normal" officeooo:rsid="00368079" officeooo:paragraph-rsid="00391e4d" style:font-size-asian="10.5pt" style:font-weight-asian="normal" style:font-size-complex="12pt" style:font-weight-complex="normal"/>
    </style:style>
    <style:style style:name="P125" style:family="paragraph" style:parent-style-name="Standard" style:list-style-name="L2">
      <style:paragraph-properties fo:text-align="start" style:justify-single-word="false"/>
      <style:text-properties fo:font-size="12pt" style:text-underline-style="none" fo:font-weight="normal" officeooo:rsid="00368079" officeooo:paragraph-rsid="003a437c" style:font-size-asian="10.5pt" style:font-weight-asian="normal" style:font-size-complex="12pt" style:font-weight-complex="normal"/>
    </style:style>
    <style:style style:name="P126" style:family="paragraph" style:parent-style-name="Standard" style:list-style-name="L2">
      <style:paragraph-properties fo:text-align="start" style:justify-single-word="false"/>
      <style:text-properties fo:font-size="12pt" style:text-underline-style="none" fo:font-weight="normal" officeooo:rsid="003c8dbc" officeooo:paragraph-rsid="003c8dbc" style:font-size-asian="10.5pt" style:font-weight-asian="normal" style:font-size-complex="12pt" style:font-weight-complex="normal"/>
    </style:style>
    <style:style style:name="P127" style:family="paragraph" style:parent-style-name="Standard" style:list-style-name="L2">
      <style:paragraph-properties fo:text-align="start" style:justify-single-word="false"/>
      <style:text-properties fo:font-size="12pt" style:text-underline-style="none" fo:font-weight="normal" officeooo:rsid="00408c94" officeooo:paragraph-rsid="00408c94" style:font-size-asian="10.5pt" style:font-weight-asian="normal" style:font-size-complex="12pt" style:font-weight-complex="normal"/>
    </style:style>
    <style:style style:name="P128" style:family="paragraph" style:parent-style-name="Standard" style:list-style-name="L2">
      <style:paragraph-properties fo:text-align="start" style:justify-single-word="false"/>
      <style:text-properties fo:font-size="12pt" style:text-underline-style="none" fo:font-weight="normal" officeooo:rsid="0042f7b7" officeooo:paragraph-rsid="0042f7b7"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fo:font-size="12pt" style:text-underline-style="none" fo:font-weight="normal" officeooo:rsid="00445414" officeooo:paragraph-rsid="00445414" style:font-size-asian="10.5pt" style:font-weight-asian="normal" style:font-size-complex="12pt" style:font-weight-complex="normal"/>
    </style:style>
    <style:style style:name="P130" style:family="paragraph" style:parent-style-name="Standard" style:list-style-name="L2">
      <style:paragraph-properties fo:text-align="start" style:justify-single-word="false"/>
      <style:text-properties fo:font-size="12pt" style:text-underline-style="none" fo:font-weight="normal" officeooo:rsid="00461ce9" officeooo:paragraph-rsid="00461ce9" style:font-size-asian="10.5pt" style:font-weight-asian="normal" style:font-size-complex="12pt" style:font-weight-complex="normal"/>
    </style:style>
    <style:style style:name="P131" style:family="paragraph" style:parent-style-name="Standard" style:list-style-name="L2">
      <style:paragraph-properties fo:text-align="start" style:justify-single-word="false"/>
      <style:text-properties fo:font-size="12pt" style:text-underline-style="none" fo:font-weight="normal" officeooo:rsid="00482c4d" officeooo:paragraph-rsid="00482c4d" style:font-size-asian="10.5pt" style:font-weight-asian="normal" style:font-size-complex="12pt" style:font-weight-complex="normal"/>
    </style:style>
    <style:style style:name="P132" style:family="paragraph" style:parent-style-name="Standard" style:list-style-name="L2">
      <style:paragraph-properties fo:text-align="start" style:justify-single-word="false"/>
      <style:text-properties fo:font-size="12pt" style:text-underline-style="none" fo:font-weight="normal" officeooo:rsid="00491a1a" officeooo:paragraph-rsid="00491a1a" style:font-size-asian="10.5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fo:font-size="12pt" style:text-underline-style="none" fo:font-weight="normal" officeooo:rsid="0049b55e" officeooo:paragraph-rsid="0049b55e" style:font-size-asian="10.5pt" style:font-weight-asian="normal" style:font-size-complex="12pt" style:font-weight-complex="normal"/>
    </style:style>
    <style:style style:name="P134" style:family="paragraph" style:parent-style-name="Standard" style:list-style-name="L2">
      <style:paragraph-properties fo:text-align="start" style:justify-single-word="false"/>
      <style:text-properties fo:font-size="12pt" style:text-underline-style="none" fo:font-weight="normal" officeooo:rsid="004b988d" officeooo:paragraph-rsid="004b988d" style:font-size-asian="10.5pt" style:font-weight-asian="normal" style:font-size-complex="12pt" style:font-weight-complex="normal"/>
    </style:style>
    <style:style style:name="P135" style:family="paragraph" style:parent-style-name="Standard" style:list-style-name="L2">
      <style:paragraph-properties fo:text-align="start" style:justify-single-word="false"/>
      <style:text-properties fo:font-size="12pt" style:text-underline-style="none" fo:font-weight="normal" officeooo:rsid="0051c4f1" officeooo:paragraph-rsid="0051c4f1" style:font-size-asian="10.5pt" style:font-weight-asian="normal" style:font-size-complex="12pt" style:font-weight-complex="normal"/>
    </style:style>
    <style:style style:name="P136" style:family="paragraph" style:parent-style-name="Standard" style:list-style-name="L2">
      <style:paragraph-properties fo:text-align="start" style:justify-single-word="false"/>
      <style:text-properties fo:font-size="12pt" style:text-underline-style="none" fo:font-weight="normal" officeooo:rsid="00582867" officeooo:paragraph-rsid="00582867" style:font-size-asian="10.5pt" style:font-weight-asian="normal" style:font-size-complex="12pt" style:font-weight-complex="normal"/>
    </style:style>
    <style:style style:name="P137" style:family="paragraph" style:parent-style-name="Standard" style:list-style-name="L2">
      <style:paragraph-properties fo:text-align="start" style:justify-single-word="false"/>
      <style:text-properties fo:font-size="12pt" style:text-underline-style="none" fo:font-weight="normal" officeooo:rsid="00650d66" officeooo:paragraph-rsid="00650d66" style:font-size-asian="10.5pt" style:font-weight-asian="normal" style:font-size-complex="12pt" style:font-weight-complex="normal"/>
    </style:style>
    <style:style style:name="P138" style:family="paragraph" style:parent-style-name="Standard" style:list-style-name="L2">
      <style:paragraph-properties fo:text-align="start" style:justify-single-word="false"/>
      <style:text-properties fo:font-size="12pt" style:text-underline-style="none" fo:font-weight="normal" officeooo:rsid="00661c66" officeooo:paragraph-rsid="0067e5a6" style:font-size-asian="10.5pt" style:font-weight-asian="normal" style:font-size-complex="12pt" style:font-weight-complex="normal"/>
    </style:style>
    <style:style style:name="P139" style:family="paragraph" style:parent-style-name="Standard" style:list-style-name="L2">
      <style:paragraph-properties fo:text-align="start" style:justify-single-word="false"/>
      <style:text-properties fo:font-size="12pt" style:text-underline-style="none" fo:font-weight="normal" officeooo:rsid="006ad4e1" officeooo:paragraph-rsid="006ad4e1" style:font-size-asian="10.5pt" style:font-weight-asian="normal" style:font-size-complex="12pt" style:font-weight-complex="normal"/>
    </style:style>
    <style:style style:name="P140" style:family="paragraph" style:parent-style-name="Standard" style:list-style-name="L2">
      <style:paragraph-properties fo:text-align="start" style:justify-single-word="false"/>
      <style:text-properties fo:font-size="12pt" style:text-underline-style="none" fo:font-weight="normal" officeooo:rsid="006babcb" officeooo:paragraph-rsid="006babcb" style:font-size-asian="10.5pt" style:font-weight-asian="normal" style:font-size-complex="12pt" style:font-weight-complex="normal"/>
    </style:style>
    <style:style style:name="P141" style:family="paragraph" style:parent-style-name="Standard" style:list-style-name="L2">
      <style:paragraph-properties fo:text-align="start" style:justify-single-word="false"/>
      <style:text-properties fo:font-size="12pt" style:text-underline-style="none" fo:font-weight="normal" officeooo:rsid="006f98d8" officeooo:paragraph-rsid="006f98d8" style:font-size-asian="10.5pt" style:font-weight-asian="normal" style:font-size-complex="12pt" style:font-weight-complex="normal"/>
    </style:style>
    <style:style style:name="P142" style:family="paragraph" style:parent-style-name="Standard" style:list-style-name="L2">
      <style:paragraph-properties fo:text-align="start" style:justify-single-word="false"/>
      <style:text-properties fo:font-size="12pt" style:text-underline-style="none" fo:font-weight="normal" officeooo:rsid="007343ce" officeooo:paragraph-rsid="007343ce" style:font-size-asian="10.5pt" style:font-weight-asian="normal" style:font-size-complex="12pt" style:font-weight-complex="normal"/>
    </style:style>
    <style:style style:name="P143" style:family="paragraph" style:parent-style-name="Standard" style:list-style-name="L2">
      <style:paragraph-properties fo:text-align="start" style:justify-single-word="false"/>
      <style:text-properties fo:font-size="12pt" style:text-underline-style="none" fo:font-weight="normal" officeooo:rsid="00735af4" officeooo:paragraph-rsid="00735af4" style:font-size-asian="10.5pt" style:font-weight-asian="normal" style:font-size-complex="12pt" style:font-weight-complex="normal"/>
    </style:style>
    <style:style style:name="P144" style:family="paragraph" style:parent-style-name="Standard" style:list-style-name="L2">
      <style:paragraph-properties fo:text-align="start" style:justify-single-word="false"/>
      <style:text-properties fo:font-size="12pt" style:text-underline-style="none" fo:font-weight="normal" officeooo:rsid="0076d667" officeooo:paragraph-rsid="0076d667" style:font-size-asian="10.5pt" style:font-weight-asian="normal" style:font-size-complex="12pt" style:font-weight-complex="normal"/>
    </style:style>
    <style:style style:name="P145" style:family="paragraph" style:parent-style-name="Standard" style:list-style-name="L2">
      <style:paragraph-properties fo:text-align="start" style:justify-single-word="false"/>
      <style:text-properties fo:font-size="12pt" style:text-underline-style="none" fo:font-weight="normal" officeooo:rsid="0078912e" officeooo:paragraph-rsid="0078912e" style:font-size-asian="10.5pt" style:font-weight-asian="normal" style:font-size-complex="12pt" style:font-weight-complex="normal"/>
    </style:style>
    <style:style style:name="P146" style:family="paragraph" style:parent-style-name="Standard" style:list-style-name="L2">
      <style:paragraph-properties fo:text-align="start" style:justify-single-word="false"/>
      <style:text-properties fo:font-size="12pt" style:text-underline-style="none" fo:font-weight="normal" officeooo:rsid="00799da7" officeooo:paragraph-rsid="00799da7" style:font-size-asian="10.5pt" style:font-weight-asian="normal" style:font-size-complex="12pt" style:font-weight-complex="normal"/>
    </style:style>
    <style:style style:name="P147" style:family="paragraph" style:parent-style-name="Standard" style:list-style-name="L2">
      <style:paragraph-properties fo:text-align="start" style:justify-single-word="false"/>
      <style:text-properties fo:font-size="12pt" style:text-underline-style="none" fo:font-weight="normal" officeooo:rsid="007b707e" officeooo:paragraph-rsid="007b707e" style:font-size-asian="10.5pt" style:font-weight-asian="normal" style:font-size-complex="12pt" style:font-weight-complex="normal"/>
    </style:style>
    <style:style style:name="P148" style:family="paragraph" style:parent-style-name="Standard" style:list-style-name="L2">
      <style:paragraph-properties fo:text-align="start" style:justify-single-word="false"/>
      <style:text-properties fo:font-size="12pt" style:text-underline-style="none" fo:font-weight="normal" officeooo:rsid="0081f7e9" officeooo:paragraph-rsid="0081f7e9" style:font-size-asian="10.5pt" style:font-weight-asian="normal" style:font-size-complex="12pt" style:font-weight-complex="normal"/>
    </style:style>
    <style:style style:name="P149" style:family="paragraph" style:parent-style-name="Standard" style:list-style-name="L2">
      <style:paragraph-properties fo:text-align="start" style:justify-single-word="false"/>
      <style:text-properties fo:font-size="12pt" style:text-underline-style="none" fo:font-weight="normal" officeooo:rsid="008502bb" officeooo:paragraph-rsid="008502bb" style:font-size-asian="10.5pt" style:font-weight-asian="normal" style:font-size-complex="12pt" style:font-weight-complex="normal"/>
    </style:style>
    <style:style style:name="P150" style:family="paragraph" style:parent-style-name="Standard" style:list-style-name="L2">
      <style:paragraph-properties fo:text-align="start" style:justify-single-word="false"/>
      <style:text-properties fo:font-size="12pt" style:text-underline-style="none" fo:font-weight="normal" officeooo:rsid="00861b9b" officeooo:paragraph-rsid="00861b9b" style:font-size-asian="10.5pt" style:font-weight-asian="normal" style:font-size-complex="12pt" style:font-weight-complex="normal"/>
    </style:style>
    <style:style style:name="P151" style:family="paragraph" style:parent-style-name="Standard" style:list-style-name="L2">
      <style:paragraph-properties fo:text-align="start" style:justify-single-word="false"/>
      <style:text-properties fo:font-size="12pt" style:text-underline-style="none" fo:font-weight="normal" officeooo:rsid="0087b649" officeooo:paragraph-rsid="0087b649" style:font-size-asian="10.5pt" style:font-weight-asian="normal" style:font-size-complex="12pt" style:font-weight-complex="normal"/>
    </style:style>
    <style:style style:name="P152" style:family="paragraph" style:parent-style-name="Standard" style:list-style-name="L2">
      <style:paragraph-properties fo:text-align="start" style:justify-single-word="false"/>
      <style:text-properties fo:font-size="12pt" style:text-underline-style="none" fo:font-weight="normal" officeooo:rsid="008a0cfc" officeooo:paragraph-rsid="008a0cfc" style:font-size-asian="10.5pt" style:font-weight-asian="normal" style:font-size-complex="12pt" style:font-weight-complex="normal"/>
    </style:style>
    <style:style style:name="P153" style:family="paragraph" style:parent-style-name="Standard" style:list-style-name="L2">
      <style:paragraph-properties fo:text-align="start" style:justify-single-word="false"/>
      <style:text-properties fo:font-size="12pt" style:text-underline-style="none" fo:font-weight="normal" officeooo:rsid="008aba0d" officeooo:paragraph-rsid="008aba0d" style:font-size-asian="10.5pt" style:font-weight-asian="normal" style:font-size-complex="12pt" style:font-weight-complex="normal"/>
    </style:style>
    <style:style style:name="P154" style:family="paragraph" style:parent-style-name="Standard" style:list-style-name="L2">
      <style:paragraph-properties fo:text-align="start" style:justify-single-word="false"/>
      <style:text-properties fo:font-size="12pt" style:text-underline-style="none" fo:font-weight="normal" officeooo:rsid="008b1c04" officeooo:paragraph-rsid="008b1c04" style:font-size-asian="10.5pt" style:font-weight-asian="normal" style:font-size-complex="12pt" style:font-weight-complex="normal"/>
    </style:style>
    <style:style style:name="P155" style:family="paragraph" style:parent-style-name="Standard" style:list-style-name="L2">
      <style:paragraph-properties fo:text-align="start" style:justify-single-word="false"/>
      <style:text-properties fo:font-size="12pt" style:text-underline-style="none" fo:font-weight="normal" officeooo:rsid="008b1c04" officeooo:paragraph-rsid="008d6803" style:font-size-asian="10.5pt" style:font-weight-asian="normal" style:font-size-complex="12pt" style:font-weight-complex="normal"/>
    </style:style>
    <style:style style:name="P156" style:family="paragraph" style:parent-style-name="Standard" style:list-style-name="L2">
      <style:paragraph-properties fo:text-align="start" style:justify-single-word="false"/>
      <style:text-properties fo:font-size="12pt" style:text-underline-style="none" fo:font-weight="normal" officeooo:rsid="008f24fa" officeooo:paragraph-rsid="008f24fa" style:font-size-asian="10.5pt" style:font-weight-asian="normal" style:font-size-complex="12pt" style:font-weight-complex="normal"/>
    </style:style>
    <style:style style:name="P157" style:family="paragraph" style:parent-style-name="Standard" style:list-style-name="L2">
      <style:paragraph-properties fo:text-align="start" style:justify-single-word="false"/>
      <style:text-properties fo:font-size="12pt" style:text-underline-style="none" fo:font-weight="normal" officeooo:rsid="0090328d" officeooo:paragraph-rsid="0090328d" style:font-size-asian="10.5pt" style:font-weight-asian="normal" style:font-size-complex="12pt" style:font-weight-complex="normal"/>
    </style:style>
    <style:style style:name="P158" style:family="paragraph" style:parent-style-name="Standard" style:list-style-name="L2">
      <style:paragraph-properties fo:text-align="start" style:justify-single-word="false"/>
      <style:text-properties fo:font-size="12pt" style:text-underline-style="none" fo:font-weight="normal" officeooo:rsid="00907c4e" officeooo:paragraph-rsid="00907c4e" style:font-size-asian="10.5pt" style:font-weight-asian="normal" style:font-size-complex="12pt" style:font-weight-complex="normal"/>
    </style:style>
    <style:style style:name="P159" style:family="paragraph" style:parent-style-name="Standard" style:list-style-name="L2">
      <style:paragraph-properties fo:text-align="start" style:justify-single-word="false"/>
      <style:text-properties fo:font-size="12pt" style:text-underline-style="none" fo:font-weight="normal" officeooo:rsid="00907c4e" officeooo:paragraph-rsid="00924edb" style:font-size-asian="10.5pt" style:font-weight-asian="normal" style:font-size-complex="12pt" style:font-weight-complex="normal"/>
    </style:style>
    <style:style style:name="P160" style:family="paragraph" style:parent-style-name="Standard" style:list-style-name="L2">
      <style:paragraph-properties fo:text-align="start" style:justify-single-word="false"/>
      <style:text-properties fo:font-size="12pt" style:text-underline-style="none" fo:font-weight="normal" officeooo:rsid="00924edb" officeooo:paragraph-rsid="00924edb" style:font-size-asian="10.5pt" style:font-weight-asian="normal" style:font-size-complex="12pt" style:font-weight-complex="normal"/>
    </style:style>
    <style:style style:name="P161" style:family="paragraph" style:parent-style-name="Standard" style:list-style-name="L2">
      <style:paragraph-properties fo:text-align="start" style:justify-single-word="false"/>
      <style:text-properties fo:font-size="12pt" style:text-underline-style="none" fo:font-weight="normal" officeooo:rsid="0093ce68" officeooo:paragraph-rsid="0093ce68" style:font-size-asian="10.5pt" style:font-weight-asian="normal" style:font-size-complex="12pt" style:font-weight-complex="normal"/>
    </style:style>
    <style:style style:name="P162" style:family="paragraph" style:parent-style-name="Standard" style:list-style-name="L2">
      <style:paragraph-properties fo:text-align="start" style:justify-single-word="false"/>
      <style:text-properties fo:font-size="12pt" style:text-underline-style="none" fo:font-weight="normal" officeooo:rsid="0093ddbb" officeooo:paragraph-rsid="0093ddbb" style:font-size-asian="10.5pt" style:font-weight-asian="normal" style:font-size-complex="12pt" style:font-weight-complex="normal"/>
    </style:style>
    <style:style style:name="P163" style:family="paragraph" style:parent-style-name="Standard" style:list-style-name="L2">
      <style:paragraph-properties fo:text-align="start" style:justify-single-word="false"/>
      <style:text-properties fo:font-size="12pt" style:text-underline-style="none" fo:font-weight="normal" officeooo:rsid="009588b3" officeooo:paragraph-rsid="009588b3" style:font-size-asian="10.5pt" style:font-weight-asian="normal" style:font-size-complex="12pt" style:font-weight-complex="normal"/>
    </style:style>
    <style:style style:name="P164" style:family="paragraph" style:parent-style-name="Standard" style:list-style-name="L3">
      <style:paragraph-properties fo:text-align="start" style:justify-single-word="false"/>
      <style:text-properties fo:font-size="12pt" style:text-underline-style="none" fo:font-weight="normal" officeooo:rsid="0095903d" officeooo:paragraph-rsid="0095903d" style:font-size-asian="10.5pt" style:font-weight-asian="normal" style:font-size-complex="12pt" style:font-weight-complex="normal"/>
    </style:style>
    <style:style style:name="P165" style:family="paragraph" style:parent-style-name="Standard" style:list-style-name="L2">
      <style:paragraph-properties fo:text-align="start" style:justify-single-word="false"/>
      <style:text-properties fo:font-size="12pt" style:text-underline-style="none" fo:font-weight="normal" officeooo:rsid="00a414f4" officeooo:paragraph-rsid="00a414f4" style:font-size-asian="10.5pt" style:font-weight-asian="normal" style:font-size-complex="12pt" style:font-weight-complex="normal"/>
    </style:style>
    <style:style style:name="P166" style:family="paragraph" style:parent-style-name="Standard" style:list-style-name="L2">
      <style:paragraph-properties fo:text-align="start" style:justify-single-word="false"/>
      <style:text-properties fo:font-size="12pt" style:text-underline-style="none" fo:font-weight="normal" officeooo:rsid="00aa11bf" officeooo:paragraph-rsid="00aa11bf" style:font-size-asian="10.5pt" style:font-weight-asian="normal" style:font-size-complex="12pt" style:font-weight-complex="normal"/>
    </style:style>
    <style:style style:name="P167" style:family="paragraph" style:parent-style-name="Standard" style:list-style-name="L2">
      <style:paragraph-properties fo:text-align="start" style:justify-single-word="false"/>
      <style:text-properties fo:font-size="12pt" style:text-underline-style="none" fo:font-weight="normal" officeooo:rsid="00ab3c2b" officeooo:paragraph-rsid="00ab3c2b" style:font-size-asian="10.5pt" style:font-weight-asian="normal" style:font-size-complex="12pt" style:font-weight-complex="normal"/>
    </style:style>
    <style:style style:name="P168" style:family="paragraph" style:parent-style-name="Standard" style:list-style-name="L2">
      <style:paragraph-properties fo:text-align="start" style:justify-single-word="false"/>
      <style:text-properties fo:font-size="12pt" style:text-underline-style="none" fo:font-weight="normal" officeooo:rsid="00ab3c2b" officeooo:paragraph-rsid="00ad0533" style:font-size-asian="10.5pt" style:font-weight-asian="normal" style:font-size-complex="12pt" style:font-weight-complex="normal"/>
    </style:style>
    <style:style style:name="P169" style:family="paragraph" style:parent-style-name="Standard" style:list-style-name="L2">
      <style:paragraph-properties fo:text-align="start" style:justify-single-word="false"/>
      <style:text-properties fo:font-size="12pt" style:text-underline-style="none" fo:font-weight="normal" officeooo:rsid="00ab3c2b" officeooo:paragraph-rsid="00ae7dfb" style:font-size-asian="10.5pt" style:font-weight-asian="normal" style:font-size-complex="12pt" style:font-weight-complex="normal"/>
    </style:style>
    <style:style style:name="P170" style:family="paragraph" style:parent-style-name="Standard" style:list-style-name="L2">
      <style:paragraph-properties fo:text-align="start" style:justify-single-word="false"/>
      <style:text-properties fo:font-size="12pt" style:text-underline-style="none" fo:font-weight="normal" officeooo:rsid="00ad0533" officeooo:paragraph-rsid="00ad0533" style:font-size-asian="10.5pt" style:font-weight-asian="normal" style:font-size-complex="12pt" style:font-weight-complex="normal"/>
    </style:style>
    <style:style style:name="P171" style:family="paragraph" style:parent-style-name="Standard" style:list-style-name="L2">
      <style:paragraph-properties fo:text-align="start" style:justify-single-word="false"/>
      <style:text-properties fo:font-size="12pt" style:text-underline-style="none" fo:font-weight="normal" officeooo:rsid="00ae7dfb" officeooo:paragraph-rsid="00ae7dfb" style:font-size-asian="10.5pt" style:font-weight-asian="normal" style:font-size-complex="12pt" style:font-weight-complex="normal"/>
    </style:style>
    <style:style style:name="P172" style:family="paragraph" style:parent-style-name="Standard" style:list-style-name="L2">
      <style:paragraph-properties fo:text-align="start" style:justify-single-word="false"/>
      <style:text-properties fo:font-size="12pt" style:text-underline-style="none" fo:font-weight="normal" officeooo:rsid="00aff766" officeooo:paragraph-rsid="00aff766" style:font-size-asian="10.5pt" style:font-weight-asian="normal" style:font-size-complex="12pt" style:font-weight-complex="normal"/>
    </style:style>
    <style:style style:name="P173" style:family="paragraph" style:parent-style-name="Standard" style:list-style-name="L2">
      <style:paragraph-properties fo:text-align="start" style:justify-single-word="false"/>
      <style:text-properties fo:font-size="12pt" style:text-underline-style="none" fo:font-weight="normal" officeooo:rsid="00b10eb0" officeooo:paragraph-rsid="00b10eb0"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fo:font-size="12pt" style:text-underline-style="none" fo:font-weight="normal" officeooo:rsid="00b24432" officeooo:paragraph-rsid="00b24432"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fo:font-size="12pt" style:text-underline-style="none" fo:font-weight="normal" officeooo:rsid="00b41988" officeooo:paragraph-rsid="00b41988" style:font-size-asian="10.5pt" style:font-weight-asian="normal" style:font-size-complex="12pt" style:font-weight-complex="normal"/>
    </style:style>
    <style:style style:name="P176" style:family="paragraph" style:parent-style-name="Standard" style:list-style-name="L2">
      <style:paragraph-properties fo:text-align="start" style:justify-single-word="false"/>
      <style:text-properties fo:font-size="12pt" style:text-underline-style="none" fo:font-weight="normal" officeooo:rsid="00b4ef89" officeooo:paragraph-rsid="00b4ef89" style:font-size-asian="10.5pt" style:font-weight-asian="normal" style:font-size-complex="12pt" style:font-weight-complex="normal"/>
    </style:style>
    <style:style style:name="P177" style:family="paragraph" style:parent-style-name="Standard" style:list-style-name="L2">
      <style:paragraph-properties fo:text-align="start" style:justify-single-word="false"/>
      <style:text-properties fo:font-size="12pt" style:text-underline-style="none" fo:font-weight="normal" officeooo:rsid="00b5eb70" officeooo:paragraph-rsid="00b5eb70" style:font-size-asian="10.5pt" style:font-weight-asian="normal" style:font-size-complex="12pt" style:font-weight-complex="normal"/>
    </style:style>
    <style:style style:name="P178" style:family="paragraph" style:parent-style-name="Standard" style:list-style-name="L2">
      <style:paragraph-properties fo:text-align="start" style:justify-single-word="false"/>
      <style:text-properties fo:font-size="12pt" style:text-underline-style="none" fo:font-weight="normal" officeooo:rsid="00b6d843" officeooo:paragraph-rsid="00b6d843"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fo:font-size="12pt" style:text-underline-style="none" fo:font-weight="normal" officeooo:rsid="00b8748b" officeooo:paragraph-rsid="00b8748b"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fo:font-size="12pt" style:text-underline-style="none" fo:font-weight="normal" officeooo:rsid="00b88f06" officeooo:paragraph-rsid="00b88f06" style:font-size-asian="10.5pt" style:font-weight-asian="normal" style:font-size-complex="12pt" style:font-weight-complex="normal"/>
    </style:style>
    <style:style style:name="P181" style:family="paragraph" style:parent-style-name="Standard" style:list-style-name="L2">
      <style:paragraph-properties fo:text-align="start" style:justify-single-word="false"/>
      <style:text-properties fo:font-size="12pt" style:text-underline-style="none" fo:font-weight="normal" officeooo:rsid="00bace50" officeooo:paragraph-rsid="00bace50" style:font-size-asian="10.5pt" style:font-weight-asian="normal" style:font-size-complex="12pt" style:font-weight-complex="normal"/>
    </style:style>
    <style:style style:name="P182" style:family="paragraph" style:parent-style-name="Standard" style:list-style-name="L2">
      <style:paragraph-properties fo:text-align="start" style:justify-single-word="false"/>
      <style:text-properties fo:font-size="12pt" style:text-underline-style="none" fo:font-weight="normal" officeooo:rsid="00bbf812" officeooo:paragraph-rsid="00bbf812" style:font-size-asian="10.5pt" style:font-weight-asian="normal" style:font-size-complex="12pt" style:font-weight-complex="normal"/>
    </style:style>
    <style:style style:name="P183" style:family="paragraph" style:parent-style-name="Standard" style:list-style-name="L2">
      <style:paragraph-properties fo:text-align="start" style:justify-single-word="false"/>
      <style:text-properties fo:font-size="12pt" style:text-underline-style="none" fo:font-weight="normal" officeooo:rsid="00bca9f1" officeooo:paragraph-rsid="00bca9f1" style:font-size-asian="10.5pt" style:font-weight-asian="normal" style:font-size-complex="12pt" style:font-weight-complex="normal"/>
    </style:style>
    <style:style style:name="P184" style:family="paragraph" style:parent-style-name="Standard" style:list-style-name="L2">
      <style:paragraph-properties fo:text-align="start" style:justify-single-word="false"/>
      <style:text-properties fo:font-size="12pt" style:text-underline-style="none" fo:font-weight="normal" officeooo:rsid="00bca9f1" officeooo:paragraph-rsid="00be7a62" style:font-size-asian="10.5pt" style:font-weight-asian="normal" style:font-size-complex="12pt" style:font-weight-complex="normal"/>
    </style:style>
    <style:style style:name="P185" style:family="paragraph" style:parent-style-name="Standard" style:list-style-name="L2">
      <style:paragraph-properties fo:text-align="start" style:justify-single-word="false"/>
      <style:text-properties fo:font-size="12pt" style:text-underline-style="none" fo:font-weight="normal" officeooo:rsid="00be7a62" officeooo:paragraph-rsid="00be7a62" style:font-size-asian="10.5pt" style:font-weight-asian="normal" style:font-size-complex="12pt" style:font-weight-complex="normal"/>
    </style:style>
    <style:style style:name="P186" style:family="paragraph" style:parent-style-name="Standard" style:list-style-name="L2">
      <style:paragraph-properties fo:text-align="start" style:justify-single-word="false"/>
      <style:text-properties fo:font-size="12pt" style:text-underline-style="none" fo:font-weight="normal" officeooo:rsid="00bf2693" officeooo:paragraph-rsid="00bf2693" style:font-size-asian="10.5pt" style:font-weight-asian="normal" style:font-size-complex="12pt" style:font-weight-complex="normal"/>
    </style:style>
    <style:style style:name="P187" style:family="paragraph" style:parent-style-name="Standard" style:list-style-name="L2">
      <style:paragraph-properties fo:text-align="start" style:justify-single-word="false"/>
      <style:text-properties fo:font-size="12pt" style:text-underline-style="none" fo:font-weight="normal" officeooo:rsid="00c1e773" officeooo:paragraph-rsid="00c1e773" style:font-size-asian="10.5pt" style:font-weight-asian="normal" style:font-size-complex="12pt" style:font-weight-complex="normal"/>
    </style:style>
    <style:style style:name="P188" style:family="paragraph" style:parent-style-name="Standard" style:list-style-name="L2">
      <style:paragraph-properties fo:text-align="start" style:justify-single-word="false"/>
      <style:text-properties fo:font-size="12pt" style:text-underline-style="none" fo:font-weight="normal" officeooo:rsid="00c2fe8a" officeooo:paragraph-rsid="00c2fe8a" style:font-size-asian="10.5pt" style:font-weight-asian="normal" style:font-size-complex="12pt" style:font-weight-complex="normal"/>
    </style:style>
    <style:style style:name="P189" style:family="paragraph" style:parent-style-name="Standard" style:list-style-name="L2">
      <style:paragraph-properties fo:text-align="start" style:justify-single-word="false"/>
      <style:text-properties fo:font-size="12pt" style:text-underline-style="none" fo:font-weight="normal" officeooo:rsid="00c4c83e" officeooo:paragraph-rsid="00c4c83e" style:font-size-asian="10.5pt" style:font-weight-asian="normal" style:font-size-complex="12pt" style:font-weight-complex="normal"/>
    </style:style>
    <style:style style:name="P190" style:family="paragraph" style:parent-style-name="Standard" style:list-style-name="L2">
      <style:paragraph-properties fo:text-align="start" style:justify-single-word="false"/>
      <style:text-properties fo:font-size="12pt" style:text-underline-style="none" fo:font-weight="normal" officeooo:rsid="00c6bb90" officeooo:paragraph-rsid="00c6bb90" style:font-size-asian="10.5pt" style:font-weight-asian="normal" style:font-size-complex="12pt" style:font-weight-complex="normal"/>
    </style:style>
    <style:style style:name="P191" style:family="paragraph" style:parent-style-name="Standard" style:list-style-name="L2">
      <style:paragraph-properties fo:text-align="start" style:justify-single-word="false"/>
      <style:text-properties fo:font-size="12pt" style:text-underline-style="none" fo:font-weight="normal" officeooo:rsid="00c6fbce" officeooo:paragraph-rsid="00c6fbce" style:font-size-asian="10.5pt" style:font-weight-asian="normal" style:font-size-complex="12pt" style:font-weight-complex="normal"/>
    </style:style>
    <style:style style:name="P192" style:family="paragraph" style:parent-style-name="Standard" style:list-style-name="L2">
      <style:paragraph-properties fo:text-align="start" style:justify-single-word="false"/>
      <style:text-properties fo:font-size="12pt" style:text-underline-style="none" fo:font-weight="normal" officeooo:rsid="00c84ddf" officeooo:paragraph-rsid="00c84ddf" style:font-size-asian="10.5pt" style:font-weight-asian="normal" style:font-size-complex="12pt" style:font-weight-complex="normal"/>
    </style:style>
    <style:style style:name="P193" style:family="paragraph" style:parent-style-name="Standard" style:list-style-name="L2">
      <style:paragraph-properties fo:text-align="start" style:justify-single-word="false"/>
      <style:text-properties fo:font-size="12pt" style:text-underline-style="none" fo:font-weight="normal" officeooo:rsid="00c9feb1" officeooo:paragraph-rsid="00c9feb1" style:font-size-asian="10.5pt" style:font-weight-asian="normal" style:font-size-complex="12pt" style:font-weight-complex="normal"/>
    </style:style>
    <style:style style:name="P194" style:family="paragraph" style:parent-style-name="Standard" style:list-style-name="L2">
      <style:paragraph-properties fo:text-align="start" style:justify-single-word="false"/>
      <style:text-properties fo:font-size="12pt" style:text-underline-style="none" fo:font-weight="normal" officeooo:rsid="00cb840e" officeooo:paragraph-rsid="00cb840e" style:font-size-asian="10.5pt" style:font-weight-asian="normal" style:font-size-complex="12pt" style:font-weight-complex="normal"/>
    </style:style>
    <style:style style:name="P195" style:family="paragraph" style:parent-style-name="Standard" style:list-style-name="L2">
      <style:paragraph-properties fo:text-align="start" style:justify-single-word="false"/>
      <style:text-properties fo:font-size="12pt" style:text-underline-style="none" fo:font-weight="normal" officeooo:rsid="00cc0b1d" officeooo:paragraph-rsid="00cc0b1d" style:font-size-asian="10.5pt" style:font-weight-asian="normal" style:font-size-complex="12pt" style:font-weight-complex="normal"/>
    </style:style>
    <style:style style:name="P196" style:family="paragraph" style:parent-style-name="Standard" style:list-style-name="L2">
      <style:paragraph-properties fo:text-align="start" style:justify-single-word="false"/>
      <style:text-properties fo:font-size="12pt" style:text-underline-style="none" fo:font-weight="normal" officeooo:rsid="00cd2cfb" officeooo:paragraph-rsid="00cd2cfb" style:font-size-asian="10.5pt" style:font-weight-asian="normal" style:font-size-complex="12pt" style:font-weight-complex="normal"/>
    </style:style>
    <style:style style:name="P197" style:family="paragraph" style:parent-style-name="Standard" style:list-style-name="L2">
      <style:paragraph-properties fo:text-align="start" style:justify-single-word="false"/>
      <style:text-properties fo:font-size="12pt" style:text-underline-style="none" fo:font-weight="normal" officeooo:rsid="00d019a9" officeooo:paragraph-rsid="00d019a9" style:font-size-asian="10.5pt" style:font-weight-asian="normal" style:font-size-complex="12pt" style:font-weight-complex="normal"/>
    </style:style>
    <style:style style:name="P198" style:family="paragraph" style:parent-style-name="Standard" style:list-style-name="L2">
      <style:paragraph-properties fo:text-align="start" style:justify-single-word="false"/>
      <style:text-properties fo:font-size="12pt" style:text-underline-style="none" fo:font-weight="normal" officeooo:rsid="00d06638" officeooo:paragraph-rsid="00d06638" style:font-size-asian="10.5pt" style:font-weight-asian="normal" style:font-size-complex="12pt" style:font-weight-complex="normal"/>
    </style:style>
    <style:style style:name="P199" style:family="paragraph" style:parent-style-name="Standard" style:list-style-name="L2">
      <style:paragraph-properties fo:text-align="start" style:justify-single-word="false"/>
      <style:text-properties fo:font-size="12pt" style:text-underline-style="none" fo:font-weight="normal" officeooo:rsid="00d4828b" officeooo:paragraph-rsid="00d4828b" style:font-size-asian="10.5pt" style:font-weight-asian="normal" style:font-size-complex="12pt" style:font-weight-complex="normal"/>
    </style:style>
    <style:style style:name="P200" style:family="paragraph" style:parent-style-name="Standard" style:list-style-name="L2">
      <style:paragraph-properties fo:text-align="start" style:justify-single-word="false"/>
      <style:text-properties fo:font-size="12pt" style:text-underline-style="none" fo:font-weight="normal" officeooo:rsid="00d5d77a" officeooo:paragraph-rsid="00d5d77a" style:font-size-asian="10.5pt" style:font-weight-asian="normal" style:font-size-complex="12pt" style:font-weight-complex="normal"/>
    </style:style>
    <style:style style:name="P201" style:family="paragraph" style:parent-style-name="Standard" style:list-style-name="L2">
      <style:paragraph-properties fo:text-align="start" style:justify-single-word="false"/>
      <style:text-properties fo:font-size="12pt" style:text-underline-style="none" fo:font-weight="normal" officeooo:rsid="00d7fcc2" officeooo:paragraph-rsid="00d7fcc2" style:font-size-asian="10.5pt" style:font-weight-asian="normal" style:font-size-complex="12pt" style:font-weight-complex="normal"/>
    </style:style>
    <style:style style:name="P202" style:family="paragraph" style:parent-style-name="Standard" style:list-style-name="L2">
      <style:paragraph-properties fo:text-align="start" style:justify-single-word="false"/>
      <style:text-properties fo:font-size="12pt" style:text-underline-style="none" fo:font-weight="normal" officeooo:rsid="00d87533" officeooo:paragraph-rsid="00d87533" style:font-size-asian="10.5pt" style:font-weight-asian="normal" style:font-size-complex="12pt" style:font-weight-complex="normal"/>
    </style:style>
    <style:style style:name="P203" style:family="paragraph" style:parent-style-name="Standard" style:list-style-name="L2">
      <style:paragraph-properties fo:text-align="start" style:justify-single-word="false"/>
      <style:text-properties fo:font-size="12pt" style:text-underline-style="none" fo:font-weight="normal" officeooo:rsid="00ddb333" officeooo:paragraph-rsid="00ddb333" style:font-size-asian="10.5pt" style:font-weight-asian="normal" style:font-size-complex="12pt" style:font-weight-complex="normal"/>
    </style:style>
    <style:style style:name="P204" style:family="paragraph" style:parent-style-name="Standard" style:list-style-name="L2">
      <style:paragraph-properties fo:text-align="start" style:justify-single-word="false"/>
      <style:text-properties fo:font-size="12pt" style:text-underline-style="none" fo:font-weight="normal" officeooo:rsid="00df2558" officeooo:paragraph-rsid="00df2558" style:font-size-asian="10.5pt" style:font-weight-asian="normal" style:font-size-complex="12pt" style:font-weight-complex="normal"/>
    </style:style>
    <style:style style:name="P205" style:family="paragraph" style:parent-style-name="Standard" style:list-style-name="L2">
      <style:paragraph-properties fo:text-align="start" style:justify-single-word="false"/>
      <style:text-properties fo:font-size="12pt" style:text-underline-style="none" fo:font-weight="normal" officeooo:rsid="00e08a07" officeooo:paragraph-rsid="00e08a07" style:font-size-asian="10.5pt" style:font-weight-asian="normal" style:font-size-complex="12pt" style:font-weight-complex="normal"/>
    </style:style>
    <style:style style:name="P206" style:family="paragraph" style:parent-style-name="Standard" style:list-style-name="L2">
      <style:paragraph-properties fo:text-align="start" style:justify-single-word="false"/>
      <style:text-properties fo:font-size="12pt" style:text-underline-style="none" fo:font-weight="normal" officeooo:rsid="00e1d937" officeooo:paragraph-rsid="00e1d937" style:font-size-asian="10.5pt" style:font-weight-asian="normal" style:font-size-complex="12pt" style:font-weight-complex="normal"/>
    </style:style>
    <style:style style:name="P207" style:family="paragraph" style:parent-style-name="Standard" style:list-style-name="L2">
      <style:paragraph-properties fo:text-align="start" style:justify-single-word="false"/>
      <style:text-properties fo:font-size="12pt" style:text-underline-style="none" fo:font-weight="normal" officeooo:rsid="00e37951" officeooo:paragraph-rsid="00e37951" style:font-size-asian="10.5pt" style:font-weight-asian="normal" style:font-size-complex="12pt" style:font-weight-complex="normal"/>
    </style:style>
    <style:style style:name="P208" style:family="paragraph" style:parent-style-name="Standard" style:list-style-name="L2">
      <style:paragraph-properties fo:text-align="start" style:justify-single-word="false"/>
      <style:text-properties fo:font-size="12pt" style:text-underline-style="none" fo:font-weight="normal" officeooo:rsid="00e92d9a" officeooo:paragraph-rsid="00e92d9a" style:font-size-asian="10.5pt" style:font-weight-asian="normal" style:font-size-complex="12pt" style:font-weight-complex="normal"/>
    </style:style>
    <style:style style:name="P209" style:family="paragraph" style:parent-style-name="Standard" style:list-style-name="L2">
      <style:paragraph-properties fo:text-align="start" style:justify-single-word="false"/>
      <style:text-properties fo:font-size="12pt" style:text-underline-style="none" fo:font-weight="normal" officeooo:rsid="00eb6a77" officeooo:paragraph-rsid="00eb6a77" style:font-size-asian="10.5pt" style:font-weight-asian="normal" style:font-size-complex="12pt" style:font-weight-complex="normal"/>
    </style:style>
    <style:style style:name="P210" style:family="paragraph" style:parent-style-name="Standard" style:list-style-name="L2">
      <style:paragraph-properties fo:text-align="start" style:justify-single-word="false"/>
      <style:text-properties fo:font-size="12pt" style:text-underline-style="none" fo:font-weight="normal" officeooo:rsid="00ed7301" officeooo:paragraph-rsid="00ed7301" style:font-size-asian="10.5pt" style:font-weight-asian="normal" style:font-size-complex="12pt" style:font-weight-complex="normal"/>
    </style:style>
    <style:style style:name="P211" style:family="paragraph" style:parent-style-name="Standard" style:list-style-name="L2">
      <style:paragraph-properties fo:text-align="start" style:justify-single-word="false"/>
      <style:text-properties fo:font-size="12pt" style:text-underline-style="none" fo:font-weight="normal" officeooo:rsid="00f42fcd" officeooo:paragraph-rsid="00f5490f" style:font-size-asian="10.5pt" style:font-weight-asian="normal" style:font-size-complex="12pt" style:font-weight-complex="normal"/>
    </style:style>
    <style:style style:name="P212" style:family="paragraph" style:parent-style-name="Standard" style:list-style-name="L2">
      <style:paragraph-properties fo:text-align="start" style:justify-single-word="false"/>
      <style:text-properties fo:font-size="12pt" style:text-underline-style="none" fo:font-weight="normal" officeooo:rsid="00f63ca8" officeooo:paragraph-rsid="00f63ca8" style:font-size-asian="10.5pt" style:font-weight-asian="normal" style:font-size-complex="12pt" style:font-weight-complex="normal"/>
    </style:style>
    <style:style style:name="P213" style:family="paragraph" style:parent-style-name="Standard" style:list-style-name="L2">
      <style:paragraph-properties fo:text-align="start" style:justify-single-word="false"/>
      <style:text-properties fo:font-size="12pt" style:text-underline-style="none" fo:font-weight="normal" officeooo:rsid="00f756f3" officeooo:paragraph-rsid="00f8349b" style:font-size-asian="10.5pt" style:font-weight-asian="normal" style:font-size-complex="12pt" style:font-weight-complex="normal"/>
    </style:style>
    <style:style style:name="P214" style:family="paragraph" style:parent-style-name="Standard" style:list-style-name="L2">
      <style:paragraph-properties fo:text-align="start" style:justify-single-word="false"/>
      <style:text-properties fo:font-size="12pt" style:text-underline-style="none" fo:font-weight="normal" officeooo:rsid="00f756f3" officeooo:paragraph-rsid="00f756f3" style:font-size-asian="10.5pt" style:font-weight-asian="normal" style:font-size-complex="12pt" style:font-weight-complex="normal"/>
    </style:style>
    <style:style style:name="P215" style:family="paragraph" style:parent-style-name="Standard" style:list-style-name="L2">
      <style:paragraph-properties fo:text-align="start" style:justify-single-word="false"/>
      <style:text-properties fo:font-size="12pt" style:text-underline-style="none" fo:font-weight="normal" officeooo:rsid="00f8349b" officeooo:paragraph-rsid="00f8349b"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fo:font-size="12pt" style:text-underline-style="none" fo:font-weight="normal" officeooo:rsid="00fa0ac7" officeooo:paragraph-rsid="00fa0ac7" style:font-size-asian="10.5pt" style:font-weight-asian="normal" style:font-size-complex="12pt" style:font-weight-complex="normal"/>
    </style:style>
    <style:style style:name="P217" style:family="paragraph" style:parent-style-name="Standard" style:list-style-name="L2">
      <style:paragraph-properties fo:text-align="start" style:justify-single-word="false"/>
      <style:text-properties fo:font-size="12pt" style:text-underline-style="none" fo:font-weight="normal" officeooo:rsid="00fb7dfc" officeooo:paragraph-rsid="00fb7dfc" style:font-size-asian="10.5pt" style:font-weight-asian="normal" style:font-size-complex="12pt" style:font-weight-complex="normal"/>
    </style:style>
    <style:style style:name="P218" style:family="paragraph" style:parent-style-name="Standard" style:list-style-name="L2">
      <style:paragraph-properties fo:text-align="start" style:justify-single-word="false"/>
      <style:text-properties fo:font-size="12pt" style:text-underline-style="none" fo:font-weight="normal" officeooo:rsid="00fd1aa4" officeooo:paragraph-rsid="00fd1aa4" style:font-size-asian="10.5pt" style:font-weight-asian="normal" style:font-size-complex="12pt" style:font-weight-complex="normal"/>
    </style:style>
    <style:style style:name="P219" style:family="paragraph" style:parent-style-name="Standard" style:list-style-name="L2">
      <style:paragraph-properties fo:text-align="start" style:justify-single-word="false"/>
      <style:text-properties fo:font-size="12pt" style:text-underline-style="none" fo:font-weight="normal" officeooo:rsid="00fda644" officeooo:paragraph-rsid="00fda644" style:font-size-asian="10.5pt" style:font-weight-asian="normal" style:font-size-complex="12pt" style:font-weight-complex="normal"/>
    </style:style>
    <style:style style:name="P220" style:family="paragraph" style:parent-style-name="Standard" style:list-style-name="L2">
      <style:paragraph-properties fo:text-align="start" style:justify-single-word="false"/>
      <style:text-properties fo:font-size="12pt" style:text-underline-style="none" fo:font-weight="normal" officeooo:rsid="00fe95f6" officeooo:paragraph-rsid="00fe95f6" style:font-size-asian="10.5pt" style:font-weight-asian="normal" style:font-size-complex="12pt" style:font-weight-complex="normal"/>
    </style:style>
    <style:style style:name="P221" style:family="paragraph" style:parent-style-name="Standard" style:list-style-name="L2">
      <style:paragraph-properties fo:text-align="start" style:justify-single-word="false"/>
      <style:text-properties fo:font-size="12pt" style:text-underline-style="none" fo:font-weight="normal" officeooo:rsid="0100d402" officeooo:paragraph-rsid="0100d402" style:font-size-asian="10.5pt" style:font-weight-asian="normal" style:font-size-complex="12pt" style:font-weight-complex="normal"/>
    </style:style>
    <style:style style:name="P222" style:family="paragraph" style:parent-style-name="Standard" style:list-style-name="L2">
      <style:paragraph-properties fo:text-align="start" style:justify-single-word="false"/>
      <style:text-properties fo:font-size="12pt" style:text-underline-style="none" fo:font-weight="normal" officeooo:rsid="0102b714" officeooo:paragraph-rsid="0102b714" style:font-size-asian="10.5pt" style:font-weight-asian="normal" style:font-size-complex="12pt" style:font-weight-complex="normal"/>
    </style:style>
    <style:style style:name="P223" style:family="paragraph" style:parent-style-name="Standard" style:list-style-name="L2">
      <style:paragraph-properties fo:text-align="start" style:justify-single-word="false"/>
      <style:text-properties fo:font-size="12pt" style:text-underline-style="none" fo:font-weight="normal" officeooo:rsid="0102bf6b" officeooo:paragraph-rsid="0102bf6b" style:font-size-asian="10.5pt" style:font-weight-asian="normal" style:font-size-complex="12pt" style:font-weight-complex="normal"/>
    </style:style>
    <style:style style:name="P224" style:family="paragraph" style:parent-style-name="Standard" style:list-style-name="L2">
      <style:paragraph-properties fo:text-align="start" style:justify-single-word="false"/>
      <style:text-properties fo:font-size="12pt" style:text-underline-style="none" fo:font-weight="normal" officeooo:rsid="010449f3" officeooo:paragraph-rsid="010449f3" style:font-size-asian="10.5pt" style:font-weight-asian="normal" style:font-size-complex="12pt" style:font-weight-complex="normal"/>
    </style:style>
    <style:style style:name="P225" style:family="paragraph" style:parent-style-name="Standard" style:list-style-name="L2">
      <style:paragraph-properties fo:text-align="start" style:justify-single-word="false"/>
      <style:text-properties fo:font-size="12pt" style:text-underline-style="none" fo:font-weight="normal" officeooo:rsid="0105cdef" officeooo:paragraph-rsid="0105cdef" style:font-size-asian="10.5pt" style:font-weight-asian="normal" style:font-size-complex="12pt" style:font-weight-complex="normal"/>
    </style:style>
    <style:style style:name="P226" style:family="paragraph" style:parent-style-name="Standard" style:list-style-name="L2">
      <style:paragraph-properties fo:text-align="start" style:justify-single-word="false"/>
      <style:text-properties fo:font-size="12pt" style:text-underline-style="none" fo:font-weight="normal" officeooo:rsid="01067f2b" officeooo:paragraph-rsid="01067f2b" style:font-size-asian="10.5pt" style:font-weight-asian="normal" style:font-size-complex="12pt" style:font-weight-complex="normal"/>
    </style:style>
    <style:style style:name="P227" style:family="paragraph" style:parent-style-name="Standard" style:list-style-name="L2">
      <style:paragraph-properties fo:text-align="start" style:justify-single-word="false"/>
      <style:text-properties fo:font-size="12pt" style:text-underline-style="none" fo:font-weight="normal" officeooo:rsid="0107c3fa" officeooo:paragraph-rsid="0107c3fa" style:font-size-asian="10.5pt" style:font-weight-asian="normal" style:font-size-complex="12pt" style:font-weight-complex="normal"/>
    </style:style>
    <style:style style:name="P228" style:family="paragraph" style:parent-style-name="Standard" style:list-style-name="L2">
      <style:paragraph-properties fo:text-align="start" style:justify-single-word="false"/>
      <style:text-properties fo:font-size="12pt" style:text-underline-style="none" fo:font-weight="normal" officeooo:rsid="0108d9ca" officeooo:paragraph-rsid="0109b033" style:font-size-asian="10.5pt" style:font-weight-asian="normal" style:font-size-complex="12pt" style:font-weight-complex="normal"/>
    </style:style>
    <style:style style:name="P229" style:family="paragraph" style:parent-style-name="Standard" style:list-style-name="L2">
      <style:paragraph-properties fo:text-align="start" style:justify-single-word="false"/>
      <style:text-properties fo:font-size="12pt" style:text-underline-style="none" fo:font-weight="normal" officeooo:rsid="010e1d1d" officeooo:paragraph-rsid="010f26bf" style:font-size-asian="10.5pt" style:font-weight-asian="normal" style:font-size-complex="12pt" style:font-weight-complex="normal"/>
    </style:style>
    <style:style style:name="P230" style:family="paragraph" style:parent-style-name="Standard" style:list-style-name="L2">
      <style:paragraph-properties fo:text-align="start" style:justify-single-word="false"/>
      <style:text-properties fo:font-size="12pt" style:text-underline-style="none" fo:font-weight="normal" officeooo:rsid="010e1d1d" officeooo:paragraph-rsid="011158d6" style:font-size-asian="10.5pt" style:font-weight-asian="normal" style:font-size-complex="12pt" style:font-weight-complex="normal"/>
    </style:style>
    <style:style style:name="P231" style:family="paragraph" style:parent-style-name="Standard" style:list-style-name="L2">
      <style:paragraph-properties fo:text-align="start" style:justify-single-word="false"/>
      <style:text-properties fo:font-size="12pt" style:text-underline-style="none" fo:font-weight="normal" officeooo:rsid="010e1d1d" officeooo:paragraph-rsid="0111ac60" style:font-size-asian="10.5pt" style:font-weight-asian="normal" style:font-size-complex="12pt" style:font-weight-complex="normal"/>
    </style:style>
    <style:style style:name="P232" style:family="paragraph" style:parent-style-name="Standard" style:list-style-name="L2">
      <style:paragraph-properties fo:text-align="start" style:justify-single-word="false"/>
      <style:text-properties fo:font-size="12pt" style:text-underline-style="none" fo:font-weight="normal" officeooo:rsid="010e1d1d" officeooo:paragraph-rsid="01130292" style:font-size-asian="10.5pt" style:font-weight-asian="normal" style:font-size-complex="12pt" style:font-weight-complex="normal"/>
    </style:style>
    <style:style style:name="P233" style:family="paragraph" style:parent-style-name="Standard" style:list-style-name="L2">
      <style:paragraph-properties fo:text-align="start" style:justify-single-word="false"/>
      <style:text-properties fo:font-size="12pt" style:text-underline-style="none" fo:font-weight="normal" officeooo:rsid="010e1d1d" officeooo:paragraph-rsid="01131fe6" style:font-size-asian="10.5pt" style:font-weight-asian="normal" style:font-size-complex="12pt" style:font-weight-complex="normal"/>
    </style:style>
    <style:style style:name="P234" style:family="paragraph" style:parent-style-name="Standard" style:list-style-name="L2">
      <style:paragraph-properties fo:text-align="start" style:justify-single-word="false"/>
      <style:text-properties fo:font-size="12pt" style:text-underline-style="none" fo:font-weight="normal" officeooo:rsid="01102da5" officeooo:paragraph-rsid="01102da5" style:font-size-asian="10.5pt" style:font-weight-asian="normal" style:font-size-complex="12pt" style:font-weight-complex="normal"/>
    </style:style>
    <style:style style:name="P235" style:family="paragraph" style:parent-style-name="Standard" style:list-style-name="L2">
      <style:paragraph-properties fo:text-align="start" style:justify-single-word="false"/>
      <style:text-properties fo:font-size="12pt" style:text-underline-style="none" fo:font-weight="normal" officeooo:rsid="0114cc5a" officeooo:paragraph-rsid="0114cc5a" style:font-size-asian="10.5pt" style:font-weight-asian="normal" style:font-size-complex="12pt" style:font-weight-complex="normal"/>
    </style:style>
    <style:style style:name="P236" style:family="paragraph" style:parent-style-name="Standard" style:list-style-name="L2">
      <style:paragraph-properties fo:text-align="start" style:justify-single-word="false"/>
      <style:text-properties fo:font-size="12pt" style:text-underline-style="none" fo:font-weight="normal" officeooo:rsid="0115ea87" officeooo:paragraph-rsid="0115ea87" style:font-size-asian="10.5pt" style:font-weight-asian="normal" style:font-size-complex="12pt" style:font-weight-complex="normal"/>
    </style:style>
    <style:style style:name="P237" style:family="paragraph" style:parent-style-name="Standard" style:list-style-name="L2">
      <style:paragraph-properties fo:text-align="start" style:justify-single-word="false"/>
      <style:text-properties fo:font-size="12pt" style:text-underline-style="none" fo:font-weight="normal" officeooo:rsid="0117106b" officeooo:paragraph-rsid="0117106b" style:font-size-asian="10.5pt" style:font-weight-asian="normal" style:font-size-complex="12pt" style:font-weight-complex="normal"/>
    </style:style>
    <style:style style:name="P238" style:family="paragraph" style:parent-style-name="Standard" style:list-style-name="L2">
      <style:paragraph-properties fo:text-align="start" style:justify-single-word="false"/>
      <style:text-properties fo:font-size="12pt" style:text-underline-style="none" fo:font-weight="normal" officeooo:rsid="0118e528" officeooo:paragraph-rsid="0118e528" style:font-size-asian="10.5pt" style:font-weight-asian="normal" style:font-size-complex="12pt" style:font-weight-complex="normal"/>
    </style:style>
    <style:style style:name="P239" style:family="paragraph" style:parent-style-name="Standard" style:list-style-name="L2">
      <style:paragraph-properties fo:text-align="start" style:justify-single-word="false"/>
      <style:text-properties fo:font-size="12pt" style:text-underline-style="none" fo:font-weight="normal" officeooo:rsid="0119c16a" officeooo:paragraph-rsid="0119c16a" style:font-size-asian="10.5pt" style:font-weight-asian="normal" style:font-size-complex="12pt" style:font-weight-complex="normal"/>
    </style:style>
    <style:style style:name="P240" style:family="paragraph" style:parent-style-name="Standard" style:list-style-name="L2">
      <style:paragraph-properties fo:text-align="start" style:justify-single-word="false"/>
      <style:text-properties fo:font-size="12pt" style:text-underline-style="none" fo:font-weight="normal" officeooo:rsid="011a0654" officeooo:paragraph-rsid="011a0654" style:font-size-asian="10.5pt" style:font-weight-asian="normal" style:font-size-complex="12pt" style:font-weight-complex="normal"/>
    </style:style>
    <style:style style:name="P241" style:family="paragraph" style:parent-style-name="Standard" style:list-style-name="L2">
      <style:paragraph-properties fo:text-align="start" style:justify-single-word="false"/>
      <style:text-properties fo:font-size="12pt" style:text-underline-style="none" fo:font-weight="normal" officeooo:rsid="011d4401" officeooo:paragraph-rsid="011d4401" style:font-size-asian="10.5pt" style:font-weight-asian="normal" style:font-size-complex="12pt" style:font-weight-complex="normal"/>
    </style:style>
    <style:style style:name="P242" style:family="paragraph" style:parent-style-name="Standard" style:list-style-name="L2">
      <style:paragraph-properties fo:text-align="start" style:justify-single-word="false"/>
      <style:text-properties fo:font-size="12pt" style:text-underline-style="none" fo:font-weight="normal" officeooo:rsid="0113b507" officeooo:paragraph-rsid="0113b507" style:font-size-asian="10.5pt" style:font-weight-asian="normal" style:font-size-complex="12pt" style:font-weight-complex="normal"/>
    </style:style>
    <style:style style:name="P243" style:family="paragraph" style:parent-style-name="Standard" style:list-style-name="L2">
      <style:paragraph-properties fo:text-align="start" style:justify-single-word="false"/>
      <style:text-properties fo:font-size="12pt" style:text-underline-style="none" fo:font-weight="normal" officeooo:rsid="011f71f0" officeooo:paragraph-rsid="011f71f0" style:font-size-asian="10.5pt" style:font-weight-asian="normal" style:font-size-complex="12pt" style:font-weight-complex="normal"/>
    </style:style>
    <style:style style:name="P244" style:family="paragraph" style:parent-style-name="Standard" style:list-style-name="L2">
      <style:paragraph-properties fo:text-align="start" style:justify-single-word="false"/>
      <style:text-properties fo:font-size="12pt" style:text-underline-style="none" fo:font-weight="normal" officeooo:rsid="01215c9e" officeooo:paragraph-rsid="01215c9e" style:font-size-asian="10.5pt" style:font-weight-asian="normal" style:font-size-complex="12pt" style:font-weight-complex="normal"/>
    </style:style>
    <style:style style:name="P245" style:family="paragraph" style:parent-style-name="Standard" style:list-style-name="L2">
      <style:paragraph-properties fo:text-align="start" style:justify-single-word="false"/>
      <style:text-properties fo:font-size="12pt" style:text-underline-style="none" fo:font-weight="normal" officeooo:rsid="01228a3c" officeooo:paragraph-rsid="01228a3c" style:font-size-asian="10.5pt" style:font-weight-asian="normal" style:font-size-complex="12pt" style:font-weight-complex="normal"/>
    </style:style>
    <style:style style:name="P246" style:family="paragraph" style:parent-style-name="Standard" style:list-style-name="L2">
      <style:paragraph-properties fo:text-align="start" style:justify-single-word="false"/>
      <style:text-properties fo:font-size="12pt" style:text-underline-style="none" fo:font-weight="normal" officeooo:rsid="012426aa" officeooo:paragraph-rsid="0125aa3e" style:font-size-asian="10.5pt" style:font-weight-asian="normal" style:font-size-complex="12pt" style:font-weight-complex="normal"/>
    </style:style>
    <style:style style:name="P247" style:family="paragraph" style:parent-style-name="Standard" style:list-style-name="L2">
      <style:paragraph-properties fo:text-align="start" style:justify-single-word="false"/>
      <style:text-properties fo:font-size="12pt" style:text-underline-style="none" fo:font-weight="normal" officeooo:rsid="0127a6e8" officeooo:paragraph-rsid="0129743c" style:font-size-asian="10.5pt" style:font-weight-asian="normal" style:font-size-complex="12pt" style:font-weight-complex="normal"/>
    </style:style>
    <style:style style:name="P248" style:family="paragraph" style:parent-style-name="Standard" style:list-style-name="L2">
      <style:paragraph-properties fo:text-align="start" style:justify-single-word="false"/>
      <style:text-properties fo:font-size="12pt" style:text-underline-style="none" fo:font-weight="normal" officeooo:rsid="01292c99" officeooo:paragraph-rsid="0129743c" style:font-size-asian="10.5pt" style:font-weight-asian="normal" style:font-size-complex="12pt" style:font-weight-complex="normal"/>
    </style:style>
    <style:style style:name="P249" style:family="paragraph" style:parent-style-name="Standard" style:list-style-name="L2">
      <style:paragraph-properties fo:text-align="start" style:justify-single-word="false"/>
      <style:text-properties fo:font-size="12pt" style:text-underline-style="none" fo:font-weight="normal" officeooo:rsid="012b541c" officeooo:paragraph-rsid="012b541c" style:font-size-asian="10.5pt" style:font-weight-asian="normal" style:font-size-complex="12pt" style:font-weight-complex="normal"/>
    </style:style>
    <style:style style:name="P250" style:family="paragraph" style:parent-style-name="Standard" style:list-style-name="L2">
      <style:paragraph-properties fo:text-align="start" style:justify-single-word="false"/>
      <style:text-properties fo:font-size="12pt" style:text-underline-style="none" fo:font-weight="normal" officeooo:rsid="012bccf1" officeooo:paragraph-rsid="012bccf1" style:font-size-asian="10.5pt" style:font-weight-asian="normal" style:font-size-complex="12pt" style:font-weight-complex="normal"/>
    </style:style>
    <style:style style:name="P251" style:family="paragraph" style:parent-style-name="Standard" style:list-style-name="L2">
      <style:paragraph-properties fo:text-align="start" style:justify-single-word="false"/>
      <style:text-properties fo:font-size="12pt" style:text-underline-style="none" fo:font-weight="normal" officeooo:rsid="012cdd60" officeooo:paragraph-rsid="012cdd60" style:font-size-asian="10.5pt" style:font-weight-asian="normal" style:font-size-complex="12pt" style:font-weight-complex="normal"/>
    </style:style>
    <style:style style:name="P252" style:family="paragraph" style:parent-style-name="Standard" style:list-style-name="L2">
      <style:paragraph-properties fo:text-align="start" style:justify-single-word="false"/>
      <style:text-properties fo:font-size="12pt" style:text-underline-style="none" fo:font-weight="normal" officeooo:rsid="012d6f00" officeooo:paragraph-rsid="012d6f00" style:font-size-asian="10.5pt" style:font-weight-asian="normal" style:font-size-complex="12pt" style:font-weight-complex="normal"/>
    </style:style>
    <style:style style:name="P253" style:family="paragraph" style:parent-style-name="Standard" style:list-style-name="L2">
      <style:paragraph-properties fo:text-align="start" style:justify-single-word="false"/>
      <style:text-properties fo:font-size="12pt" style:text-underline-style="none" fo:font-weight="normal" officeooo:rsid="012f22f2" officeooo:paragraph-rsid="012f22f2" style:font-size-asian="10.5pt" style:font-weight-asian="normal" style:font-size-complex="12pt" style:font-weight-complex="normal"/>
    </style:style>
    <style:style style:name="P254" style:family="paragraph" style:parent-style-name="Standard" style:list-style-name="L2">
      <style:paragraph-properties fo:text-align="start" style:justify-single-word="false"/>
      <style:text-properties fo:font-size="12pt" style:text-underline-style="none" fo:font-weight="normal" officeooo:rsid="01327a73" officeooo:paragraph-rsid="01327a73" style:font-size-asian="10.5pt" style:font-weight-asian="normal" style:font-size-complex="12pt" style:font-weight-complex="normal"/>
    </style:style>
    <style:style style:name="P255" style:family="paragraph" style:parent-style-name="Standard" style:list-style-name="L2">
      <style:paragraph-properties fo:text-align="start" style:justify-single-word="false"/>
      <style:text-properties fo:font-size="12pt" style:text-underline-style="none" fo:font-weight="normal" officeooo:rsid="013324da" officeooo:paragraph-rsid="013324da" style:font-size-asian="10.5pt" style:font-weight-asian="normal" style:font-size-complex="12pt" style:font-weight-complex="normal"/>
    </style:style>
    <style:style style:name="P256" style:family="paragraph" style:parent-style-name="Standard" style:list-style-name="L2">
      <style:paragraph-properties fo:text-align="start" style:justify-single-word="false"/>
      <style:text-properties fo:font-size="12pt" style:text-underline-style="none" fo:font-weight="normal" officeooo:rsid="01342962" officeooo:paragraph-rsid="01342962" style:font-size-asian="10.5pt" style:font-weight-asian="normal" style:font-size-complex="12pt" style:font-weight-complex="normal"/>
    </style:style>
    <style:style style:name="P257" style:family="paragraph" style:parent-style-name="Standard" style:list-style-name="L2">
      <style:paragraph-properties fo:text-align="start" style:justify-single-word="false"/>
      <style:text-properties fo:font-size="12pt" style:text-underline-style="none" fo:font-weight="normal" officeooo:rsid="0134b7ed" officeooo:paragraph-rsid="0134b7ed" style:font-size-asian="10.5pt" style:font-weight-asian="normal" style:font-size-complex="12pt" style:font-weight-complex="normal"/>
    </style:style>
    <style:style style:name="P258" style:family="paragraph" style:parent-style-name="Standard" style:list-style-name="L2">
      <style:paragraph-properties fo:text-align="start" style:justify-single-word="false"/>
      <style:text-properties fo:font-size="12pt" style:text-underline-style="none" fo:font-weight="normal" officeooo:rsid="01378d0c" officeooo:paragraph-rsid="01378d0c" style:font-size-asian="10.5pt" style:font-weight-asian="normal" style:font-size-complex="12pt" style:font-weight-complex="normal"/>
    </style:style>
    <style:style style:name="P259" style:family="paragraph" style:parent-style-name="Standard" style:list-style-name="L2">
      <style:paragraph-properties fo:text-align="start" style:justify-single-word="false"/>
      <style:text-properties fo:font-size="12pt" style:text-underline-style="none" fo:font-weight="normal" officeooo:rsid="013aad71" officeooo:paragraph-rsid="013aad71" style:font-size-asian="10.5pt" style:font-weight-asian="normal" style:font-size-complex="12pt" style:font-weight-complex="normal"/>
    </style:style>
    <style:style style:name="P260" style:family="paragraph" style:parent-style-name="Standard" style:list-style-name="L2">
      <style:paragraph-properties fo:text-align="start" style:justify-single-word="false"/>
      <style:text-properties fo:font-size="12pt" style:text-underline-style="none" fo:font-weight="normal" officeooo:rsid="013bd043" officeooo:paragraph-rsid="013bd043" style:font-size-asian="10.5pt" style:font-weight-asian="normal" style:font-size-complex="12pt" style:font-weight-complex="normal"/>
    </style:style>
    <style:style style:name="P261" style:family="paragraph" style:parent-style-name="Standard" style:list-style-name="L2">
      <style:paragraph-properties fo:text-align="start" style:justify-single-word="false"/>
      <style:text-properties fo:font-size="12pt" style:text-underline-style="none" fo:font-weight="normal" officeooo:rsid="013cdba9" officeooo:paragraph-rsid="013cdba9" style:font-size-asian="10.5pt" style:font-weight-asian="normal" style:font-size-complex="12pt" style:font-weight-complex="normal"/>
    </style:style>
    <style:style style:name="P262" style:family="paragraph" style:parent-style-name="Standard" style:list-style-name="L2">
      <style:paragraph-properties fo:text-align="start" style:justify-single-word="false"/>
      <style:text-properties fo:font-size="12pt" style:text-underline-style="none" fo:font-weight="normal" officeooo:rsid="013d0904" officeooo:paragraph-rsid="013d0904" style:font-size-asian="10.5pt" style:font-weight-asian="normal" style:font-size-complex="12pt" style:font-weight-complex="normal"/>
    </style:style>
    <style:style style:name="P263" style:family="paragraph" style:parent-style-name="Standard" style:list-style-name="L2">
      <style:paragraph-properties fo:text-align="start" style:justify-single-word="false"/>
      <style:text-properties fo:font-size="12pt" style:text-underline-style="none" fo:font-weight="normal" officeooo:rsid="013e2e42" officeooo:paragraph-rsid="013e2e42" style:font-size-asian="10.5pt" style:font-weight-asian="normal" style:font-size-complex="12pt" style:font-weight-complex="normal"/>
    </style:style>
    <style:style style:name="P264" style:family="paragraph" style:parent-style-name="Standard" style:list-style-name="L2">
      <style:paragraph-properties fo:text-align="start" style:justify-single-word="false"/>
      <style:text-properties fo:font-size="12pt" style:text-underline-style="none" fo:font-weight="normal" officeooo:rsid="01408d8c" officeooo:paragraph-rsid="01408d8c" style:font-size-asian="10.5pt" style:font-weight-asian="normal" style:font-size-complex="12pt" style:font-weight-complex="normal"/>
    </style:style>
    <style:style style:name="P265" style:family="paragraph" style:parent-style-name="Standard" style:list-style-name="L2">
      <style:paragraph-properties fo:text-align="start" style:justify-single-word="false"/>
      <style:text-properties fo:font-size="12pt" style:text-underline-style="none" fo:font-weight="normal" officeooo:rsid="01423802" officeooo:paragraph-rsid="01423802" style:font-size-asian="10.5pt" style:font-weight-asian="normal" style:font-size-complex="12pt" style:font-weight-complex="normal"/>
    </style:style>
    <style:style style:name="P266" style:family="paragraph" style:parent-style-name="Standard" style:list-style-name="L2">
      <style:paragraph-properties fo:text-align="start" style:justify-single-word="false"/>
      <style:text-properties fo:font-size="12pt" style:text-underline-style="none" fo:font-weight="normal" officeooo:rsid="01428e7b" officeooo:paragraph-rsid="01428e7b" style:font-size-asian="10.5pt" style:font-weight-asian="normal" style:font-size-complex="12pt" style:font-weight-complex="normal"/>
    </style:style>
    <style:style style:name="P267" style:family="paragraph" style:parent-style-name="Standard" style:list-style-name="L2">
      <style:paragraph-properties fo:text-align="start" style:justify-single-word="false"/>
      <style:text-properties fo:font-size="12pt" style:text-underline-style="none" fo:font-weight="normal" officeooo:rsid="0143c7d0" officeooo:paragraph-rsid="0143c7d0" style:font-size-asian="10.5pt" style:font-weight-asian="normal" style:font-size-complex="12pt" style:font-weight-complex="normal"/>
    </style:style>
    <style:style style:name="P268" style:family="paragraph" style:parent-style-name="Standard" style:list-style-name="L2">
      <style:paragraph-properties fo:text-align="start" style:justify-single-word="false"/>
      <style:text-properties fo:font-size="12pt" style:text-underline-style="none" fo:font-weight="normal" officeooo:rsid="01449ee0" officeooo:paragraph-rsid="01449ee0" style:font-size-asian="10.5pt" style:font-weight-asian="normal" style:font-size-complex="12pt" style:font-weight-complex="normal"/>
    </style:style>
    <style:style style:name="P269" style:family="paragraph" style:parent-style-name="Standard" style:list-style-name="L2">
      <style:paragraph-properties fo:text-align="start" style:justify-single-word="false"/>
      <style:text-properties fo:font-size="12pt" style:text-underline-style="none" fo:font-weight="normal" officeooo:rsid="0145d271" officeooo:paragraph-rsid="0145d271" style:font-size-asian="10.5pt" style:font-weight-asian="normal" style:font-size-complex="12pt" style:font-weight-complex="normal"/>
    </style:style>
    <style:style style:name="P270" style:family="paragraph" style:parent-style-name="Standard" style:list-style-name="L2">
      <style:paragraph-properties fo:text-align="start" style:justify-single-word="false"/>
      <style:text-properties fo:font-size="12pt" style:text-underline-style="none" fo:font-weight="normal" officeooo:rsid="0147cabe" officeooo:paragraph-rsid="0147cabe" style:font-size-asian="10.5pt" style:font-weight-asian="normal" style:font-size-complex="12pt" style:font-weight-complex="normal"/>
    </style:style>
    <style:style style:name="P271" style:family="paragraph" style:parent-style-name="Standard" style:list-style-name="L2">
      <style:paragraph-properties fo:text-align="start" style:justify-single-word="false"/>
      <style:text-properties fo:font-size="12pt" style:text-underline-style="none" fo:font-weight="normal" officeooo:rsid="01481d4c" officeooo:paragraph-rsid="01481d4c" style:font-size-asian="10.5pt" style:font-weight-asian="normal" style:font-size-complex="12pt" style:font-weight-complex="normal"/>
    </style:style>
    <style:style style:name="P272" style:family="paragraph" style:parent-style-name="Standard" style:list-style-name="L2">
      <style:paragraph-properties fo:text-align="start" style:justify-single-word="false"/>
      <style:text-properties fo:font-size="12pt" style:text-underline-style="none" fo:font-weight="normal" officeooo:rsid="014afd72" officeooo:paragraph-rsid="014afd72" style:font-size-asian="10.5pt" style:font-weight-asian="normal" style:font-size-complex="12pt" style:font-weight-complex="normal"/>
    </style:style>
    <style:style style:name="P273" style:family="paragraph" style:parent-style-name="Standard" style:list-style-name="L2">
      <style:paragraph-properties fo:text-align="start" style:justify-single-word="false"/>
      <style:text-properties fo:font-size="12pt" style:text-underline-style="none" fo:font-weight="normal" officeooo:rsid="014da315" officeooo:paragraph-rsid="014da315" style:font-size-asian="10.5pt" style:font-weight-asian="normal" style:font-size-complex="12pt" style:font-weight-complex="normal"/>
    </style:style>
    <style:style style:name="P274" style:family="paragraph" style:parent-style-name="Standard" style:list-style-name="L2">
      <style:paragraph-properties fo:text-align="start" style:justify-single-word="false"/>
      <style:text-properties fo:font-size="12pt" style:text-underline-style="none" fo:font-weight="normal" officeooo:rsid="014f44b0" officeooo:paragraph-rsid="014f44b0" style:font-size-asian="10.5pt" style:font-weight-asian="normal" style:font-size-complex="12pt" style:font-weight-complex="normal"/>
    </style:style>
    <style:style style:name="P275" style:family="paragraph" style:parent-style-name="Standard" style:list-style-name="L2">
      <style:paragraph-properties fo:text-align="start" style:justify-single-word="false"/>
      <style:text-properties fo:font-size="12pt" style:text-underline-style="none" fo:font-weight="normal" officeooo:rsid="0152d7b2" officeooo:paragraph-rsid="0152d7b2" style:font-size-asian="10.5pt" style:font-weight-asian="normal" style:font-size-complex="12pt" style:font-weight-complex="normal"/>
    </style:style>
    <style:style style:name="P276" style:family="paragraph" style:parent-style-name="Standard" style:list-style-name="L2">
      <style:paragraph-properties fo:text-align="start" style:justify-single-word="false"/>
      <style:text-properties fo:font-size="12pt" style:text-underline-style="none" fo:font-weight="normal" officeooo:rsid="01544987" officeooo:paragraph-rsid="01544987" style:font-size-asian="10.5pt" style:font-weight-asian="normal" style:font-size-complex="12pt" style:font-weight-complex="normal"/>
    </style:style>
    <style:style style:name="P277" style:family="paragraph" style:parent-style-name="Standard" style:list-style-name="L2">
      <style:paragraph-properties fo:text-align="start" style:justify-single-word="false"/>
      <style:text-properties fo:font-size="12pt" style:text-underline-style="none" fo:font-weight="normal" officeooo:rsid="0154e73a" officeooo:paragraph-rsid="0154e73a" style:font-size-asian="10.5pt" style:font-weight-asian="normal" style:font-size-complex="12pt" style:font-weight-complex="normal"/>
    </style:style>
    <style:style style:name="P278" style:family="paragraph" style:parent-style-name="Standard" style:list-style-name="L2">
      <style:paragraph-properties fo:text-align="start" style:justify-single-word="false"/>
      <style:text-properties fo:font-size="12pt" style:text-underline-style="none" fo:font-weight="normal" officeooo:rsid="015566c1" officeooo:paragraph-rsid="015566c1" style:font-size-asian="10.5pt" style:font-weight-asian="normal" style:font-size-complex="12pt" style:font-weight-complex="normal"/>
    </style:style>
    <style:style style:name="P279" style:family="paragraph" style:parent-style-name="Standard" style:list-style-name="L2">
      <style:paragraph-properties fo:text-align="start" style:justify-single-word="false"/>
      <style:text-properties fo:font-size="12pt" style:text-underline-style="none" fo:font-weight="normal" officeooo:rsid="0156ea9a" officeooo:paragraph-rsid="0156ea9a" style:font-size-asian="10.5pt" style:font-weight-asian="normal" style:font-size-complex="12pt" style:font-weight-complex="normal"/>
    </style:style>
    <style:style style:name="P280" style:family="paragraph" style:parent-style-name="Standard" style:list-style-name="L2">
      <style:paragraph-properties fo:text-align="start" style:justify-single-word="false"/>
      <style:text-properties fo:font-size="12pt" style:text-underline-style="none" fo:font-weight="normal" officeooo:rsid="01582a72" officeooo:paragraph-rsid="01582a72" style:font-size-asian="10.5pt" style:font-weight-asian="normal" style:font-size-complex="12pt" style:font-weight-complex="normal"/>
    </style:style>
    <style:style style:name="P281" style:family="paragraph" style:parent-style-name="Standard" style:list-style-name="L2">
      <style:paragraph-properties fo:text-align="start" style:justify-single-word="false"/>
      <style:text-properties fo:font-size="12pt" style:text-underline-style="none" fo:font-weight="normal" officeooo:rsid="0159cba9" officeooo:paragraph-rsid="0159cba9" style:font-size-asian="10.5pt" style:font-weight-asian="normal" style:font-size-complex="12pt" style:font-weight-complex="normal"/>
    </style:style>
    <style:style style:name="P282" style:family="paragraph" style:parent-style-name="Standard" style:list-style-name="L2">
      <style:paragraph-properties fo:text-align="start" style:justify-single-word="false"/>
      <style:text-properties fo:font-size="12pt" style:text-underline-style="none" fo:font-weight="normal" officeooo:rsid="015ba7ef" officeooo:paragraph-rsid="015ba7ef" style:font-size-asian="10.5pt" style:font-weight-asian="normal" style:font-size-complex="12pt" style:font-weight-complex="normal"/>
    </style:style>
    <style:style style:name="P283" style:family="paragraph" style:parent-style-name="Standard" style:list-style-name="L2">
      <style:paragraph-properties fo:text-align="start" style:justify-single-word="false"/>
      <style:text-properties fo:font-size="12pt" style:text-underline-style="none" fo:font-weight="normal" officeooo:rsid="015c2163" officeooo:paragraph-rsid="015c2163" style:font-size-asian="10.5pt" style:font-weight-asian="normal" style:font-size-complex="12pt" style:font-weight-complex="normal"/>
    </style:style>
    <style:style style:name="P284" style:family="paragraph" style:parent-style-name="Standard" style:list-style-name="L2">
      <style:paragraph-properties fo:text-align="start" style:justify-single-word="false"/>
      <style:text-properties fo:font-size="12pt" style:text-underline-style="none" fo:font-weight="normal" officeooo:rsid="015cf4c1" officeooo:paragraph-rsid="015cf4c1" style:font-size-asian="10.5pt" style:font-weight-asian="normal" style:font-size-complex="12pt" style:font-weight-complex="normal"/>
    </style:style>
    <style:style style:name="P285" style:family="paragraph" style:parent-style-name="Standard" style:list-style-name="L2">
      <style:paragraph-properties fo:text-align="start" style:justify-single-word="false"/>
      <style:text-properties fo:font-size="12pt" style:text-underline-style="none" fo:font-weight="normal" officeooo:rsid="015d8058" officeooo:paragraph-rsid="015f63ae" style:font-size-asian="10.5pt" style:font-weight-asian="normal" style:font-size-complex="12pt" style:font-weight-complex="normal"/>
    </style:style>
    <style:style style:name="P286" style:family="paragraph" style:parent-style-name="Standard" style:list-style-name="L2">
      <style:paragraph-properties fo:text-align="start" style:justify-single-word="false"/>
      <style:text-properties fo:font-size="12pt" style:text-underline-style="none" fo:font-weight="normal" officeooo:rsid="01604fcc" officeooo:paragraph-rsid="0161bee5" style:font-size-asian="10.5pt" style:font-weight-asian="normal" style:font-size-complex="12pt" style:font-weight-complex="normal"/>
    </style:style>
    <style:style style:name="P287" style:family="paragraph" style:parent-style-name="Standard" style:list-style-name="L2">
      <style:paragraph-properties fo:text-align="start" style:justify-single-word="false"/>
      <style:text-properties fo:font-size="12pt" style:text-underline-style="none" fo:font-weight="normal" officeooo:rsid="01629f21" officeooo:paragraph-rsid="01629f21" style:font-size-asian="10.5pt" style:font-weight-asian="normal" style:font-size-complex="12pt" style:font-weight-complex="normal"/>
    </style:style>
    <style:style style:name="P288" style:family="paragraph" style:parent-style-name="Standard" style:list-style-name="L2">
      <style:paragraph-properties fo:text-align="start" style:justify-single-word="false"/>
      <style:text-properties fo:font-size="12pt" style:text-underline-style="none" fo:font-weight="normal" officeooo:rsid="0163e1b4" officeooo:paragraph-rsid="0163e1b4" style:font-size-asian="10.5pt" style:font-weight-asian="normal" style:font-size-complex="12pt" style:font-weight-complex="normal"/>
    </style:style>
    <style:style style:name="P289" style:family="paragraph" style:parent-style-name="Standard" style:list-style-name="L2">
      <style:paragraph-properties fo:text-align="start" style:justify-single-word="false"/>
      <style:text-properties fo:font-size="12pt" style:text-underline-style="none" fo:font-weight="normal" officeooo:rsid="016529e5" officeooo:paragraph-rsid="016529e5" style:font-size-asian="10.5pt" style:font-weight-asian="normal" style:font-size-complex="12pt" style:font-weight-complex="normal"/>
    </style:style>
    <style:style style:name="P290" style:family="paragraph" style:parent-style-name="Standard" style:list-style-name="L2">
      <style:paragraph-properties fo:text-align="start" style:justify-single-word="false"/>
      <style:text-properties fo:font-size="12pt" style:text-underline-style="none" fo:font-weight="normal" officeooo:rsid="0165be0f" officeooo:paragraph-rsid="0165be0f" style:font-size-asian="10.5pt" style:font-weight-asian="normal" style:font-size-complex="12pt" style:font-weight-complex="normal"/>
    </style:style>
    <style:style style:name="P291" style:family="paragraph" style:parent-style-name="Standard" style:list-style-name="L2">
      <style:paragraph-properties fo:text-align="start" style:justify-single-word="false"/>
      <style:text-properties fo:font-size="12pt" style:text-underline-style="none" fo:font-weight="normal" officeooo:rsid="0166e804" officeooo:paragraph-rsid="0166e804" style:font-size-asian="10.5pt" style:font-weight-asian="normal" style:font-size-complex="12pt" style:font-weight-complex="normal"/>
    </style:style>
    <style:style style:name="P292" style:family="paragraph" style:parent-style-name="Standard" style:list-style-name="L2">
      <style:paragraph-properties fo:text-align="start" style:justify-single-word="false"/>
      <style:text-properties fo:font-size="12pt" style:text-underline-style="none" fo:font-weight="normal" officeooo:rsid="0168703e" officeooo:paragraph-rsid="0168703e" style:font-size-asian="10.5pt" style:font-weight-asian="normal" style:font-size-complex="12pt" style:font-weight-complex="normal"/>
    </style:style>
    <style:style style:name="P293" style:family="paragraph" style:parent-style-name="Standard" style:list-style-name="L2">
      <style:paragraph-properties fo:text-align="start" style:justify-single-word="false"/>
      <style:text-properties fo:font-size="12pt" style:text-underline-style="none" fo:font-weight="normal" officeooo:rsid="016d3391" officeooo:paragraph-rsid="016d3391" style:font-size-asian="10.5pt" style:font-weight-asian="normal" style:font-size-complex="12pt" style:font-weight-complex="normal"/>
    </style:style>
    <style:style style:name="P294" style:family="paragraph" style:parent-style-name="Standard" style:list-style-name="L2">
      <style:paragraph-properties fo:text-align="start" style:justify-single-word="false"/>
      <style:text-properties fo:font-size="12pt" style:text-underline-style="none" fo:font-weight="normal" officeooo:rsid="016edd45" officeooo:paragraph-rsid="016edd45" style:font-size-asian="10.5pt" style:font-weight-asian="normal" style:font-size-complex="12pt" style:font-weight-complex="normal"/>
    </style:style>
    <style:style style:name="P295" style:family="paragraph" style:parent-style-name="Standard" style:list-style-name="L2">
      <style:paragraph-properties fo:text-align="start" style:justify-single-word="false"/>
      <style:text-properties fo:font-size="12pt" style:text-underline-style="none" fo:font-weight="normal" officeooo:rsid="01709daf" officeooo:paragraph-rsid="01709daf" style:font-size-asian="10.5pt" style:font-weight-asian="normal" style:font-size-complex="12pt" style:font-weight-complex="normal"/>
    </style:style>
    <style:style style:name="P296" style:family="paragraph" style:parent-style-name="Standard" style:list-style-name="L2">
      <style:paragraph-properties fo:text-align="start" style:justify-single-word="false"/>
      <style:text-properties fo:font-size="12pt" style:text-underline-style="none" fo:font-weight="normal" officeooo:rsid="01717ef5" officeooo:paragraph-rsid="01717ef5" style:font-size-asian="10.5pt" style:font-weight-asian="normal" style:font-size-complex="12pt" style:font-weight-complex="normal"/>
    </style:style>
    <style:style style:name="P297" style:family="paragraph" style:parent-style-name="Standard" style:list-style-name="L2">
      <style:paragraph-properties fo:text-align="start" style:justify-single-word="false"/>
      <style:text-properties fo:font-size="12pt" style:text-underline-style="none" fo:font-weight="normal" officeooo:rsid="01731fcb" officeooo:paragraph-rsid="01731fcb" style:font-size-asian="10.5pt" style:font-weight-asian="normal" style:font-size-complex="12pt" style:font-weight-complex="normal"/>
    </style:style>
    <style:style style:name="P298" style:family="paragraph" style:parent-style-name="Standard" style:list-style-name="L2">
      <style:paragraph-properties fo:text-align="start" style:justify-single-word="false"/>
      <style:text-properties fo:font-size="12pt" style:text-underline-style="none" fo:font-weight="normal" officeooo:rsid="017488f1" officeooo:paragraph-rsid="017488f1" style:font-size-asian="10.5pt" style:font-weight-asian="normal" style:font-size-complex="12pt" style:font-weight-complex="normal"/>
    </style:style>
    <style:style style:name="P299" style:family="paragraph" style:parent-style-name="Standard" style:list-style-name="L2">
      <style:paragraph-properties fo:text-align="start" style:justify-single-word="false"/>
      <style:text-properties fo:font-size="12pt" style:text-underline-style="none" fo:font-weight="normal" officeooo:rsid="0175a895" officeooo:paragraph-rsid="0175a895" style:font-size-asian="10.5pt" style:font-weight-asian="normal" style:font-size-complex="12pt" style:font-weight-complex="normal"/>
    </style:style>
    <style:style style:name="P300" style:family="paragraph" style:parent-style-name="Standard" style:list-style-name="L2">
      <style:paragraph-properties fo:text-align="start" style:justify-single-word="false"/>
      <style:text-properties fo:font-size="12pt" style:text-underline-style="none" fo:font-weight="normal" officeooo:rsid="0175c52b" officeooo:paragraph-rsid="0175c52b" style:font-size-asian="10.5pt" style:font-weight-asian="normal" style:font-size-complex="12pt" style:font-weight-complex="normal"/>
    </style:style>
    <style:style style:name="P301" style:family="paragraph" style:parent-style-name="Standard" style:list-style-name="L2">
      <style:paragraph-properties fo:text-align="start" style:justify-single-word="false"/>
      <style:text-properties fo:font-size="12pt" style:text-underline-style="none" fo:font-weight="normal" officeooo:rsid="017659a9" officeooo:paragraph-rsid="017659a9" style:font-size-asian="10.5pt" style:font-weight-asian="normal" style:font-size-complex="12pt" style:font-weight-complex="normal"/>
    </style:style>
    <style:style style:name="P302" style:family="paragraph" style:parent-style-name="Standard" style:list-style-name="L2">
      <style:paragraph-properties fo:text-align="start" style:justify-single-word="false"/>
      <style:text-properties fo:font-size="12pt" style:text-underline-style="none" fo:font-weight="normal" officeooo:rsid="017731ef" officeooo:paragraph-rsid="017731ef" style:font-size-asian="10.5pt" style:font-weight-asian="normal" style:font-size-complex="12pt" style:font-weight-complex="normal"/>
    </style:style>
    <style:style style:name="P303" style:family="paragraph" style:parent-style-name="Standard" style:list-style-name="L2">
      <style:paragraph-properties fo:text-align="start" style:justify-single-word="false"/>
      <style:text-properties fo:font-size="12pt" style:text-underline-style="none" fo:font-weight="normal" officeooo:rsid="01792af3" officeooo:paragraph-rsid="01792af3" style:font-size-asian="10.5pt" style:font-weight-asian="normal" style:font-size-complex="12pt" style:font-weight-complex="normal"/>
    </style:style>
    <style:style style:name="P304" style:family="paragraph" style:parent-style-name="Standard" style:list-style-name="L2">
      <style:paragraph-properties fo:text-align="start" style:justify-single-word="false"/>
      <style:text-properties fo:font-size="12pt" style:text-underline-style="none" fo:font-weight="normal" officeooo:rsid="017a5f65" officeooo:paragraph-rsid="017a5f65" style:font-size-asian="10.5pt" style:font-weight-asian="normal" style:font-size-complex="12pt" style:font-weight-complex="normal"/>
    </style:style>
    <style:style style:name="P305" style:family="paragraph" style:parent-style-name="Standard" style:list-style-name="L2">
      <style:paragraph-properties fo:text-align="start" style:justify-single-word="false"/>
      <style:text-properties fo:font-size="12pt" style:text-underline-style="none" fo:font-weight="normal" officeooo:rsid="017b9909" officeooo:paragraph-rsid="017b9909" style:font-size-asian="10.5pt" style:font-weight-asian="normal" style:font-size-complex="12pt" style:font-weight-complex="normal"/>
    </style:style>
    <style:style style:name="P306" style:family="paragraph" style:parent-style-name="Standard" style:list-style-name="L2">
      <style:paragraph-properties fo:text-align="start" style:justify-single-word="false"/>
      <style:text-properties fo:font-size="12pt" style:text-underline-style="none" fo:font-weight="normal" officeooo:rsid="017c4bd6" officeooo:paragraph-rsid="017c4bd6" style:font-size-asian="10.5pt" style:font-weight-asian="normal" style:font-size-complex="12pt" style:font-weight-complex="normal"/>
    </style:style>
    <style:style style:name="P307" style:family="paragraph" style:parent-style-name="Standard" style:list-style-name="L2">
      <style:paragraph-properties fo:text-align="start" style:justify-single-word="false"/>
      <style:text-properties fo:font-size="12pt" style:text-underline-style="none" fo:font-weight="normal" officeooo:rsid="017cf154" officeooo:paragraph-rsid="017cf154" style:font-size-asian="10.5pt" style:font-weight-asian="normal" style:font-size-complex="12pt" style:font-weight-complex="normal"/>
    </style:style>
    <style:style style:name="P308" style:family="paragraph" style:parent-style-name="Standard" style:list-style-name="L2">
      <style:paragraph-properties fo:text-align="start" style:justify-single-word="false"/>
      <style:text-properties fo:font-size="12pt" style:text-underline-style="none" fo:font-weight="normal" officeooo:rsid="017e6d4e" officeooo:paragraph-rsid="017e6d4e" style:font-size-asian="10.5pt" style:font-weight-asian="normal" style:font-size-complex="12pt" style:font-weight-complex="normal"/>
    </style:style>
    <style:style style:name="P309" style:family="paragraph" style:parent-style-name="Standard" style:list-style-name="L2">
      <style:paragraph-properties fo:text-align="start" style:justify-single-word="false"/>
      <style:text-properties fo:font-size="12pt" style:text-underline-style="none" fo:font-weight="normal" officeooo:rsid="01809b30" officeooo:paragraph-rsid="01809b30" style:font-size-asian="10.5pt" style:font-weight-asian="normal" style:font-size-complex="12pt" style:font-weight-complex="normal"/>
    </style:style>
    <style:style style:name="P310" style:family="paragraph" style:parent-style-name="Standard" style:list-style-name="L2">
      <style:paragraph-properties fo:text-align="start" style:justify-single-word="false"/>
      <style:text-properties fo:font-size="12pt" style:text-underline-style="none" fo:font-weight="normal" officeooo:rsid="01810073" officeooo:paragraph-rsid="01810073" style:font-size-asian="10.5pt" style:font-weight-asian="normal" style:font-size-complex="12pt" style:font-weight-complex="normal"/>
    </style:style>
    <style:style style:name="P311" style:family="paragraph" style:parent-style-name="Standard" style:list-style-name="L2">
      <style:paragraph-properties fo:text-align="start" style:justify-single-word="false"/>
      <style:text-properties fo:font-size="12pt" style:text-underline-style="none" fo:font-weight="normal" officeooo:rsid="0183fac0" officeooo:paragraph-rsid="0183fac0" style:font-size-asian="10.5pt" style:font-weight-asian="normal" style:font-size-complex="12pt" style:font-weight-complex="normal"/>
    </style:style>
    <style:style style:name="P312" style:family="paragraph" style:parent-style-name="Standard" style:list-style-name="L2">
      <style:paragraph-properties fo:text-align="start" style:justify-single-word="false"/>
      <style:text-properties fo:font-size="12pt" style:text-underline-style="none" fo:font-weight="normal" officeooo:rsid="0185e349" officeooo:paragraph-rsid="0185e349" style:font-size-asian="10.5pt" style:font-weight-asian="normal" style:font-size-complex="12pt" style:font-weight-complex="normal"/>
    </style:style>
    <style:style style:name="P313" style:family="paragraph" style:parent-style-name="Standard" style:list-style-name="L2">
      <style:paragraph-properties fo:text-align="start" style:justify-single-word="false"/>
      <style:text-properties fo:font-size="12pt" style:text-underline-style="none" fo:font-weight="normal" officeooo:rsid="01864e41" officeooo:paragraph-rsid="01864e41" style:font-size-asian="10.5pt" style:font-weight-asian="normal" style:font-size-complex="12pt" style:font-weight-complex="normal"/>
    </style:style>
    <style:style style:name="P314" style:family="paragraph" style:parent-style-name="Standard" style:list-style-name="L2">
      <style:paragraph-properties fo:text-align="start" style:justify-single-word="false"/>
      <style:text-properties fo:font-size="12pt" style:text-underline-style="none" fo:font-weight="normal" officeooo:rsid="01872ffb" officeooo:paragraph-rsid="01872ffb" style:font-size-asian="10.5pt" style:font-weight-asian="normal" style:font-size-complex="12pt" style:font-weight-complex="normal"/>
    </style:style>
    <style:style style:name="P315" style:family="paragraph" style:parent-style-name="Standard" style:list-style-name="L2">
      <style:paragraph-properties fo:text-align="start" style:justify-single-word="false"/>
      <style:text-properties fo:font-size="12pt" style:text-underline-style="none" fo:font-weight="normal" officeooo:rsid="0189152b" officeooo:paragraph-rsid="0189152b" style:font-size-asian="10.5pt" style:font-weight-asian="normal" style:font-size-complex="12pt" style:font-weight-complex="normal"/>
    </style:style>
    <style:style style:name="P316" style:family="paragraph" style:parent-style-name="Standard" style:list-style-name="L2">
      <style:paragraph-properties fo:text-align="start" style:justify-single-word="false"/>
      <style:text-properties fo:font-size="12pt" style:text-underline-style="none" fo:font-weight="normal" officeooo:rsid="01896514" officeooo:paragraph-rsid="01896514" style:font-size-asian="10.5pt" style:font-weight-asian="normal" style:font-size-complex="12pt" style:font-weight-complex="normal"/>
    </style:style>
    <style:style style:name="P317" style:family="paragraph" style:parent-style-name="Standard" style:list-style-name="L2">
      <style:paragraph-properties fo:text-align="start" style:justify-single-word="false"/>
      <style:text-properties fo:font-size="12pt" style:text-underline-style="none" fo:font-weight="normal" officeooo:rsid="018b491f" officeooo:paragraph-rsid="018b491f" style:font-size-asian="10.5pt" style:font-weight-asian="normal" style:font-size-complex="12pt" style:font-weight-complex="normal"/>
    </style:style>
    <style:style style:name="P318" style:family="paragraph" style:parent-style-name="Standard" style:list-style-name="L2">
      <style:paragraph-properties fo:text-align="start" style:justify-single-word="false"/>
      <style:text-properties fo:font-size="12pt" style:text-underline-style="none" fo:font-weight="normal" officeooo:rsid="018c4354" officeooo:paragraph-rsid="018c4354" style:font-size-asian="10.5pt" style:font-weight-asian="normal" style:font-size-complex="12pt" style:font-weight-complex="normal"/>
    </style:style>
    <style:style style:name="P319" style:family="paragraph" style:parent-style-name="Standard" style:list-style-name="L2">
      <style:paragraph-properties fo:text-align="start" style:justify-single-word="false"/>
      <style:text-properties fo:font-size="12pt" style:text-underline-style="none" fo:font-weight="normal" officeooo:rsid="018dd03d" officeooo:paragraph-rsid="018dd03d" style:font-size-asian="10.5pt" style:font-weight-asian="normal" style:font-size-complex="12pt" style:font-weight-complex="normal"/>
    </style:style>
    <style:style style:name="P320" style:family="paragraph" style:parent-style-name="Standard" style:list-style-name="L2">
      <style:paragraph-properties fo:text-align="start" style:justify-single-word="false"/>
      <style:text-properties fo:font-size="12pt" style:text-underline-style="none" fo:font-weight="normal" officeooo:rsid="018ebcfb" officeooo:paragraph-rsid="018ebcfb" style:font-size-asian="10.5pt" style:font-weight-asian="normal" style:font-size-complex="12pt" style:font-weight-complex="normal"/>
    </style:style>
    <style:style style:name="P321" style:family="paragraph" style:parent-style-name="Standard" style:list-style-name="L2">
      <style:paragraph-properties fo:text-align="start" style:justify-single-word="false"/>
      <style:text-properties fo:font-size="12pt" style:text-underline-style="none" fo:font-weight="normal" officeooo:rsid="01a0d59a" officeooo:paragraph-rsid="01a0d59a" style:font-size-asian="10.5pt" style:font-weight-asian="normal" style:font-size-complex="12pt" style:font-weight-complex="normal"/>
    </style:style>
    <style:style style:name="P322" style:family="paragraph" style:parent-style-name="Standard" style:list-style-name="L2">
      <style:paragraph-properties fo:text-align="start" style:justify-single-word="false"/>
      <style:text-properties fo:font-size="12pt" style:text-underline-style="none" fo:font-weight="normal" officeooo:rsid="01a1208f" officeooo:paragraph-rsid="01a1208f" style:font-size-asian="10.5pt" style:font-weight-asian="normal" style:font-size-complex="12pt" style:font-weight-complex="normal"/>
    </style:style>
    <style:style style:name="P323" style:family="paragraph" style:parent-style-name="Standard" style:list-style-name="L2">
      <style:paragraph-properties fo:text-align="start" style:justify-single-word="false"/>
      <style:text-properties fo:font-size="12pt" style:text-underline-style="none" fo:font-weight="normal" officeooo:rsid="01a2b3f6" officeooo:paragraph-rsid="01a2b3f6" style:font-size-asian="10.5pt" style:font-weight-asian="normal" style:font-size-complex="12pt" style:font-weight-complex="normal"/>
    </style:style>
    <style:style style:name="P324" style:family="paragraph" style:parent-style-name="Standard" style:list-style-name="L2">
      <style:paragraph-properties fo:text-align="start" style:justify-single-word="false"/>
      <style:text-properties fo:font-size="12pt" style:text-underline-style="none" fo:font-weight="normal" officeooo:rsid="01a30503" officeooo:paragraph-rsid="01a30503" style:font-size-asian="10.5pt" style:font-weight-asian="normal" style:font-size-complex="12pt" style:font-weight-complex="normal"/>
    </style:style>
    <style:style style:name="P325" style:family="paragraph" style:parent-style-name="Standard" style:list-style-name="L2">
      <style:paragraph-properties fo:text-align="start" style:justify-single-word="false"/>
      <style:text-properties fo:font-size="12pt" style:text-underline-style="none" fo:font-weight="normal" officeooo:rsid="01a486a7" officeooo:paragraph-rsid="01a486a7" style:font-size-asian="10.5pt" style:font-weight-asian="normal" style:font-size-complex="12pt" style:font-weight-complex="normal"/>
    </style:style>
    <style:style style:name="P326" style:family="paragraph" style:parent-style-name="Standard" style:list-style-name="L2">
      <style:paragraph-properties fo:text-align="start" style:justify-single-word="false"/>
      <style:text-properties fo:font-size="12pt" style:text-underline-style="none" fo:font-weight="normal" officeooo:rsid="01a50bf8" officeooo:paragraph-rsid="01a50bf8" style:font-size-asian="10.5pt" style:font-weight-asian="normal" style:font-size-complex="12pt" style:font-weight-complex="normal"/>
    </style:style>
    <style:style style:name="P327" style:family="paragraph" style:parent-style-name="Standard" style:list-style-name="L2">
      <style:paragraph-properties fo:text-align="start" style:justify-single-word="false"/>
      <style:text-properties fo:font-size="12pt" style:text-underline-style="none" fo:font-weight="normal" officeooo:rsid="01a553c7" officeooo:paragraph-rsid="01a553c7" style:font-size-asian="10.5pt" style:font-weight-asian="normal" style:font-size-complex="12pt" style:font-weight-complex="normal"/>
    </style:style>
    <style:style style:name="P328" style:family="paragraph" style:parent-style-name="Standard" style:list-style-name="L2">
      <style:paragraph-properties fo:text-align="start" style:justify-single-word="false"/>
      <style:text-properties fo:font-size="12pt" style:text-underline-style="none" fo:font-weight="normal" officeooo:rsid="01a66123" officeooo:paragraph-rsid="01a66123" style:font-size-asian="10.5pt" style:font-weight-asian="normal" style:font-size-complex="12pt" style:font-weight-complex="normal"/>
    </style:style>
    <style:style style:name="P329" style:family="paragraph" style:parent-style-name="Standard" style:list-style-name="L2">
      <style:paragraph-properties fo:text-align="start" style:justify-single-word="false"/>
      <style:text-properties fo:font-size="12pt" style:text-underline-style="none" fo:font-weight="normal" officeooo:rsid="01a7840f" officeooo:paragraph-rsid="01a7840f" style:font-size-asian="10.5pt" style:font-weight-asian="normal" style:font-size-complex="12pt" style:font-weight-complex="normal"/>
    </style:style>
    <style:style style:name="P330" style:family="paragraph" style:parent-style-name="Standard" style:list-style-name="L2">
      <style:paragraph-properties fo:text-align="start" style:justify-single-word="false"/>
      <style:text-properties fo:font-size="12pt" style:text-underline-style="none" fo:font-weight="normal" officeooo:rsid="01a850ac" officeooo:paragraph-rsid="01a850ac" style:font-size-asian="10.5pt" style:font-weight-asian="normal" style:font-size-complex="12pt" style:font-weight-complex="normal"/>
    </style:style>
    <style:style style:name="P331" style:family="paragraph" style:parent-style-name="Standard" style:list-style-name="L2">
      <style:paragraph-properties fo:text-align="start" style:justify-single-word="false"/>
      <style:text-properties fo:font-size="12pt" style:text-underline-style="none" fo:font-weight="normal" officeooo:rsid="01a93ae7" officeooo:paragraph-rsid="01a93ae7" style:font-size-asian="10.5pt" style:font-weight-asian="normal" style:font-size-complex="12pt" style:font-weight-complex="normal"/>
    </style:style>
    <style:style style:name="P332" style:family="paragraph" style:parent-style-name="Standard" style:list-style-name="L2">
      <style:paragraph-properties fo:text-align="start" style:justify-single-word="false"/>
      <style:text-properties fo:font-size="12pt" style:text-underline-style="none" fo:font-weight="normal" officeooo:rsid="01aa9479" officeooo:paragraph-rsid="01aa9479" style:font-size-asian="10.5pt" style:font-weight-asian="normal" style:font-size-complex="12pt" style:font-weight-complex="normal"/>
    </style:style>
    <style:style style:name="P333" style:family="paragraph" style:parent-style-name="Standard" style:list-style-name="L2">
      <style:paragraph-properties fo:text-align="start" style:justify-single-word="false"/>
      <style:text-properties fo:font-size="12pt" style:text-underline-style="none" fo:font-weight="normal" officeooo:rsid="01aacc93" officeooo:paragraph-rsid="01aacc93" style:font-size-asian="10.5pt" style:font-weight-asian="normal" style:font-size-complex="12pt" style:font-weight-complex="normal"/>
    </style:style>
    <style:style style:name="P334" style:family="paragraph" style:parent-style-name="Standard" style:list-style-name="L2">
      <style:paragraph-properties fo:text-align="start" style:justify-single-word="false"/>
      <style:text-properties fo:font-size="12pt" style:text-underline-style="none" fo:font-weight="normal" officeooo:rsid="01ab85c2" officeooo:paragraph-rsid="01ab85c2" style:font-size-asian="10.5pt" style:font-weight-asian="normal" style:font-size-complex="12pt" style:font-weight-complex="normal"/>
    </style:style>
    <style:style style:name="P335" style:family="paragraph" style:parent-style-name="Standard" style:list-style-name="L2">
      <style:paragraph-properties fo:text-align="start" style:justify-single-word="false"/>
      <style:text-properties fo:font-size="12pt" style:text-underline-style="none" fo:font-weight="normal" officeooo:rsid="01aebd53" officeooo:paragraph-rsid="01aebd53" style:font-size-asian="10.5pt" style:font-weight-asian="normal" style:font-size-complex="12pt" style:font-weight-complex="normal"/>
    </style:style>
    <style:style style:name="P336" style:family="paragraph" style:parent-style-name="Standard" style:list-style-name="L2">
      <style:paragraph-properties fo:text-align="start" style:justify-single-word="false"/>
      <style:text-properties fo:font-size="12pt" style:text-underline-style="none" fo:font-weight="normal" officeooo:rsid="01af1ea7" officeooo:paragraph-rsid="01afe774" style:font-size-asian="10.5pt" style:font-weight-asian="normal" style:font-size-complex="12pt" style:font-weight-complex="normal"/>
    </style:style>
    <style:style style:name="P337" style:family="paragraph" style:parent-style-name="Standard" style:list-style-name="L2">
      <style:paragraph-properties fo:text-align="start" style:justify-single-word="false"/>
      <style:text-properties fo:font-size="12pt" style:text-underline-style="none" fo:font-weight="normal" officeooo:rsid="01b16a77" officeooo:paragraph-rsid="01b3218d" style:font-size-asian="10.5pt" style:font-weight-asian="normal" style:font-size-complex="12pt" style:font-weight-complex="normal"/>
    </style:style>
    <style:style style:name="P338" style:family="paragraph" style:parent-style-name="Standard" style:list-style-name="L2">
      <style:paragraph-properties fo:text-align="start" style:justify-single-word="false"/>
      <style:text-properties fo:font-size="12pt" style:text-underline-style="none" fo:font-weight="normal" officeooo:rsid="01b42641" officeooo:paragraph-rsid="01b42641" style:font-size-asian="10.5pt" style:font-weight-asian="normal" style:font-size-complex="12pt" style:font-weight-complex="normal"/>
    </style:style>
    <style:style style:name="P339" style:family="paragraph" style:parent-style-name="Standard" style:list-style-name="L2">
      <style:paragraph-properties fo:text-align="start" style:justify-single-word="false"/>
      <style:text-properties fo:font-size="12pt" style:text-underline-style="none" fo:font-weight="normal" officeooo:rsid="01b5a729" officeooo:paragraph-rsid="01b5a729" style:font-size-asian="10.5pt" style:font-weight-asian="normal" style:font-size-complex="12pt" style:font-weight-complex="normal"/>
    </style:style>
    <style:style style:name="P340" style:family="paragraph" style:parent-style-name="Standard" style:list-style-name="L2">
      <style:paragraph-properties fo:text-align="start" style:justify-single-word="false"/>
      <style:text-properties fo:font-size="12pt" style:text-underline-style="none" fo:font-weight="normal" officeooo:rsid="01b693e9" officeooo:paragraph-rsid="01b693e9" style:font-size-asian="10.5pt" style:font-weight-asian="normal" style:font-size-complex="12pt" style:font-weight-complex="normal"/>
    </style:style>
    <style:style style:name="P341" style:family="paragraph" style:parent-style-name="Standard" style:list-style-name="L2">
      <style:paragraph-properties fo:text-align="start" style:justify-single-word="false"/>
      <style:text-properties fo:font-size="12pt" style:text-underline-style="none" fo:font-weight="normal" officeooo:rsid="01b7f32c" officeooo:paragraph-rsid="01b963ad" style:font-size-asian="10.5pt" style:font-weight-asian="normal" style:font-size-complex="12pt" style:font-weight-complex="normal"/>
    </style:style>
    <style:style style:name="P342" style:family="paragraph" style:parent-style-name="Standard" style:list-style-name="L2">
      <style:paragraph-properties fo:text-align="start" style:justify-single-word="false"/>
      <style:text-properties fo:font-size="12pt" style:text-underline-style="none" fo:font-weight="normal" officeooo:rsid="01baa980" officeooo:paragraph-rsid="01baa980" style:font-size-asian="10.5pt" style:font-weight-asian="normal" style:font-size-complex="12pt" style:font-weight-complex="normal"/>
    </style:style>
    <style:style style:name="P343" style:family="paragraph" style:parent-style-name="Standard" style:list-style-name="L2">
      <style:paragraph-properties fo:text-align="start" style:justify-single-word="false"/>
      <style:text-properties fo:font-size="12pt" style:text-underline-style="none" fo:font-weight="normal" officeooo:rsid="01bdd72f" officeooo:paragraph-rsid="01bdd72f" style:font-size-asian="10.5pt" style:font-weight-asian="normal" style:font-size-complex="12pt" style:font-weight-complex="normal"/>
    </style:style>
    <style:style style:name="P344" style:family="paragraph" style:parent-style-name="Standard" style:list-style-name="L2">
      <style:paragraph-properties fo:text-align="start" style:justify-single-word="false"/>
      <style:text-properties fo:font-size="12pt" style:text-underline-style="none" fo:font-weight="normal" officeooo:rsid="01bf4b14" officeooo:paragraph-rsid="01bf4b14" style:font-size-asian="10.5pt" style:font-weight-asian="normal" style:font-size-complex="12pt" style:font-weight-complex="normal"/>
    </style:style>
    <style:style style:name="P345" style:family="paragraph" style:parent-style-name="Standard" style:list-style-name="L2">
      <style:paragraph-properties fo:text-align="start" style:justify-single-word="false"/>
      <style:text-properties fo:font-size="12pt" style:text-underline-style="none" fo:font-weight="normal" officeooo:rsid="01c283ef" officeooo:paragraph-rsid="01c283ef" style:font-size-asian="10.5pt" style:font-weight-asian="normal" style:font-size-complex="12pt" style:font-weight-complex="normal"/>
    </style:style>
    <style:style style:name="P346" style:family="paragraph" style:parent-style-name="Standard" style:list-style-name="L2">
      <style:paragraph-properties fo:text-align="start" style:justify-single-word="false"/>
      <style:text-properties fo:font-size="12pt" style:text-underline-style="none" fo:font-weight="normal" officeooo:rsid="01c47cbb" officeooo:paragraph-rsid="01c47cbb" style:font-size-asian="10.5pt" style:font-weight-asian="normal" style:font-size-complex="12pt" style:font-weight-complex="normal"/>
    </style:style>
    <style:style style:name="P347" style:family="paragraph" style:parent-style-name="Standard" style:list-style-name="L2">
      <style:paragraph-properties fo:text-align="start" style:justify-single-word="false"/>
      <style:text-properties fo:font-size="12pt" style:text-underline-style="none" fo:font-weight="normal" officeooo:rsid="01c7f34e" officeooo:paragraph-rsid="01c7f34e" style:font-size-asian="10.5pt" style:font-weight-asian="normal" style:font-size-complex="12pt" style:font-weight-complex="normal"/>
    </style:style>
    <style:style style:name="P348" style:family="paragraph" style:parent-style-name="Standard" style:list-style-name="L2">
      <style:paragraph-properties fo:text-align="start" style:justify-single-word="false"/>
      <style:text-properties fo:font-size="12pt" style:text-underline-style="none" fo:font-weight="normal" officeooo:rsid="01ca0d32" officeooo:paragraph-rsid="01ca0d32" style:font-size-asian="10.5pt" style:font-weight-asian="normal" style:font-size-complex="12pt" style:font-weight-complex="normal"/>
    </style:style>
    <style:style style:name="P349" style:family="paragraph" style:parent-style-name="Standard" style:list-style-name="L2">
      <style:paragraph-properties fo:text-align="start" style:justify-single-word="false"/>
      <style:text-properties fo:font-size="12pt" style:text-underline-style="none" fo:font-weight="normal" officeooo:rsid="01ca716d" officeooo:paragraph-rsid="01ca716d" style:font-size-asian="10.5pt" style:font-weight-asian="normal" style:font-size-complex="12pt" style:font-weight-complex="normal"/>
    </style:style>
    <style:style style:name="P350" style:family="paragraph" style:parent-style-name="Standard" style:list-style-name="L2">
      <style:paragraph-properties fo:text-align="start" style:justify-single-word="false"/>
      <style:text-properties fo:font-size="12pt" style:text-underline-style="none" fo:font-weight="normal" officeooo:rsid="01cb85cd" officeooo:paragraph-rsid="01cb85cd" style:font-size-asian="10.5pt" style:font-weight-asian="normal" style:font-size-complex="12pt" style:font-weight-complex="normal"/>
    </style:style>
    <style:style style:name="P351" style:family="paragraph" style:parent-style-name="Standard" style:list-style-name="L2">
      <style:paragraph-properties fo:text-align="start" style:justify-single-word="false"/>
      <style:text-properties fo:font-size="12pt" style:text-underline-style="none" fo:font-weight="normal" officeooo:rsid="01cd6e46" officeooo:paragraph-rsid="01cd6e46" style:font-size-asian="10.5pt" style:font-weight-asian="normal" style:font-size-complex="12pt" style:font-weight-complex="normal"/>
    </style:style>
    <style:style style:name="P352" style:family="paragraph" style:parent-style-name="Standard" style:list-style-name="L2">
      <style:paragraph-properties fo:text-align="start" style:justify-single-word="false"/>
      <style:text-properties fo:font-size="12pt" style:text-underline-style="none" fo:font-weight="normal" officeooo:rsid="01ce4571" officeooo:paragraph-rsid="01ce4571" style:font-size-asian="10.5pt" style:font-weight-asian="normal" style:font-size-complex="12pt" style:font-weight-complex="normal"/>
    </style:style>
    <style:style style:name="P353" style:family="paragraph" style:parent-style-name="Standard" style:list-style-name="L2">
      <style:paragraph-properties fo:text-align="start" style:justify-single-word="false"/>
      <style:text-properties fo:font-size="12pt" style:text-underline-style="none" fo:font-weight="normal" officeooo:rsid="01d02e5c" officeooo:paragraph-rsid="01d02e5c" style:font-size-asian="10.5pt" style:font-weight-asian="normal" style:font-size-complex="12pt" style:font-weight-complex="normal"/>
    </style:style>
    <style:style style:name="P354" style:family="paragraph" style:parent-style-name="Standard" style:list-style-name="L2">
      <style:paragraph-properties fo:text-align="start" style:justify-single-word="false"/>
      <style:text-properties fo:font-size="12pt" style:text-underline-style="none" fo:font-weight="normal" officeooo:rsid="01d1eb6e" officeooo:paragraph-rsid="01d1eb6e" style:font-size-asian="10.5pt" style:font-weight-asian="normal" style:font-size-complex="12pt" style:font-weight-complex="normal"/>
    </style:style>
    <style:style style:name="P355" style:family="paragraph" style:parent-style-name="Standard" style:list-style-name="L2">
      <style:paragraph-properties fo:text-align="start" style:justify-single-word="false"/>
      <style:text-properties fo:font-size="12pt" style:text-underline-style="none" fo:font-weight="normal" officeooo:rsid="01d3bd2c" officeooo:paragraph-rsid="01d3bd2c" style:font-size-asian="10.5pt" style:font-weight-asian="normal" style:font-size-complex="12pt" style:font-weight-complex="normal"/>
    </style:style>
    <style:style style:name="P356" style:family="paragraph" style:parent-style-name="Standard" style:list-style-name="L2">
      <style:paragraph-properties fo:text-align="start" style:justify-single-word="false"/>
      <style:text-properties fo:font-size="12pt" style:text-underline-style="none" fo:font-weight="normal" officeooo:rsid="01d4e00d" officeooo:paragraph-rsid="01d4e00d" style:font-size-asian="10.5pt" style:font-weight-asian="normal" style:font-size-complex="12pt" style:font-weight-complex="normal"/>
    </style:style>
    <style:style style:name="P357" style:family="paragraph" style:parent-style-name="Standard" style:list-style-name="L3">
      <style:paragraph-properties fo:text-align="start" style:justify-single-word="false"/>
      <style:text-properties fo:font-weight="bold" officeooo:rsid="00998ce9" officeooo:paragraph-rsid="00998ce9" style:font-weight-asian="bold" style:font-weight-complex="bold"/>
    </style:style>
    <style:style style:name="P358" style:family="paragraph" style:parent-style-name="Standard" style:list-style-name="L3">
      <style:paragraph-properties fo:text-align="start" style:justify-single-word="false"/>
      <style:text-properties fo:font-weight="bold" officeooo:rsid="009ca988" officeooo:paragraph-rsid="009ca988" style:font-weight-asian="bold" style:font-weight-complex="bold"/>
    </style:style>
    <style:style style:name="P359" style:family="paragraph" style:parent-style-name="Standard" style:list-style-name="L3">
      <style:paragraph-properties fo:text-align="start" style:justify-single-word="false"/>
      <style:text-properties fo:font-weight="bold" officeooo:rsid="009f86f2" officeooo:paragraph-rsid="009f86f2" style:font-weight-asian="bold" style:font-weight-complex="bold"/>
    </style:style>
    <style:style style:name="P360" style:family="paragraph" style:parent-style-name="Standard" style:list-style-name="L3">
      <style:paragraph-properties fo:text-align="start" style:justify-single-word="false"/>
      <style:text-properties fo:font-weight="normal" officeooo:rsid="009ad3f5" officeooo:paragraph-rsid="009ad3f5" style:font-weight-asian="normal" style:font-weight-complex="normal"/>
    </style:style>
    <style:style style:name="P361" style:family="paragraph" style:parent-style-name="Standard" style:list-style-name="L3">
      <style:paragraph-properties fo:text-align="start" style:justify-single-word="false"/>
      <style:text-properties fo:font-weight="normal" officeooo:rsid="009c9cbe" officeooo:paragraph-rsid="009c9cbe" style:font-weight-asian="normal" style:font-weight-complex="normal"/>
    </style:style>
    <style:style style:name="P362" style:family="paragraph" style:parent-style-name="Standard" style:list-style-name="L3">
      <style:paragraph-properties fo:text-align="start" style:justify-single-word="false"/>
      <style:text-properties fo:font-weight="normal" officeooo:rsid="009f2d7b" officeooo:paragraph-rsid="009f2d7b" style:font-weight-asian="normal" style:font-weight-complex="normal"/>
    </style:style>
    <style:style style:name="P363" style:family="paragraph" style:parent-style-name="Standard" style:list-style-name="L3">
      <style:paragraph-properties fo:text-align="start" style:justify-single-word="false"/>
      <style:text-properties fo:font-weight="normal" officeooo:rsid="009f86f2" officeooo:paragraph-rsid="009f86f2" style:font-weight-asian="normal" style:font-weight-complex="normal"/>
    </style:style>
    <style:style style:name="P364" style:family="paragraph" style:parent-style-name="Standard" style:list-style-name="L3">
      <style:paragraph-properties fo:text-align="start" style:justify-single-word="false"/>
      <style:text-properties fo:font-weight="normal" officeooo:rsid="00a0b330" officeooo:paragraph-rsid="00a0b330" style:font-weight-asian="normal" style:font-weight-complex="normal"/>
    </style:style>
    <style:style style:name="P365" style:family="paragraph" style:parent-style-name="Standard" style:list-style-name="L3">
      <style:paragraph-properties fo:text-align="start" style:justify-single-word="false"/>
      <style:text-properties fo:font-weight="normal" officeooo:rsid="00a24fca" officeooo:paragraph-rsid="00a24fca" style:font-weight-asian="normal" style:font-weight-complex="normal"/>
    </style:style>
    <style:style style:name="P366" style:family="paragraph" style:parent-style-name="Standard" style:list-style-name="L2">
      <style:paragraph-properties fo:text-align="start" style:justify-single-word="false"/>
      <style:text-properties fo:font-style="normal" style:text-underline-style="none" officeooo:rsid="0190b067" officeooo:paragraph-rsid="0190b067" style:font-style-asian="normal" style:font-style-complex="normal"/>
    </style:style>
    <style:style style:name="P367" style:family="paragraph" style:parent-style-name="Standard" style:list-style-name="L2">
      <style:paragraph-properties fo:text-align="start" style:justify-single-word="false"/>
      <style:text-properties fo:font-style="normal" style:text-underline-style="none" officeooo:rsid="0191242c" officeooo:paragraph-rsid="0191242c" style:font-style-asian="normal" style:font-style-complex="normal"/>
    </style:style>
    <style:style style:name="P368" style:family="paragraph" style:parent-style-name="Standard" style:list-style-name="L2">
      <style:paragraph-properties fo:text-align="start" style:justify-single-word="false"/>
      <style:text-properties fo:font-style="normal" style:text-underline-style="none" fo:font-weight="bold" officeooo:rsid="01922e69" officeooo:paragraph-rsid="01922e69" style:font-style-asian="normal" style:font-weight-asian="bold" style:font-style-complex="normal" style:font-weight-complex="bold"/>
    </style:style>
    <style:style style:name="P369" style:family="paragraph" style:parent-style-name="Standard" style:list-style-name="L2">
      <style:paragraph-properties fo:text-align="start" style:justify-single-word="false"/>
      <style:text-properties fo:font-style="normal" style:text-underline-style="none" fo:font-weight="normal" officeooo:rsid="0195941e" officeooo:paragraph-rsid="0195941e" style:font-style-asian="normal" style:font-weight-asian="normal" style:font-style-complex="normal" style:font-weight-complex="normal"/>
    </style:style>
    <style:style style:name="P370" style:family="paragraph" style:parent-style-name="Standard" style:list-style-name="L2">
      <style:paragraph-properties fo:text-align="start" style:justify-single-word="false"/>
      <style:text-properties fo:font-style="normal" style:text-underline-style="none" fo:font-weight="normal" officeooo:rsid="019617c0" officeooo:paragraph-rsid="019617c0" style:font-style-asian="normal" style:font-weight-asian="normal" style:font-style-complex="normal" style:font-weight-complex="normal"/>
    </style:style>
    <style:style style:name="P371" style:family="paragraph" style:parent-style-name="Standard" style:list-style-name="L2">
      <style:paragraph-properties fo:text-align="start" style:justify-single-word="false"/>
      <style:text-properties fo:font-style="normal" style:text-underline-style="none" fo:font-weight="normal" officeooo:rsid="0196a27c" officeooo:paragraph-rsid="0196a27c" style:font-style-asian="normal" style:font-weight-asian="normal" style:font-style-complex="normal" style:font-weight-complex="normal"/>
    </style:style>
    <style:style style:name="P372" style:family="paragraph" style:parent-style-name="Standard" style:list-style-name="L2">
      <style:paragraph-properties fo:text-align="start" style:justify-single-word="false"/>
      <style:text-properties fo:font-style="normal" style:text-underline-style="none" fo:font-weight="normal" officeooo:rsid="01983a7b" officeooo:paragraph-rsid="01983a7b" style:font-style-asian="normal" style:font-weight-asian="normal" style:font-style-complex="normal" style:font-weight-complex="normal"/>
    </style:style>
    <style:style style:name="P373" style:family="paragraph" style:parent-style-name="Standard" style:list-style-name="L2">
      <style:paragraph-properties fo:text-align="start" style:justify-single-word="false"/>
      <style:text-properties fo:font-style="normal" style:text-underline-style="none" fo:font-weight="normal" officeooo:rsid="01997d9a" officeooo:paragraph-rsid="01997d9a" style:font-style-asian="normal" style:font-weight-asian="normal" style:font-style-complex="normal" style:font-weight-complex="normal"/>
    </style:style>
    <style:style style:name="P374" style:family="paragraph" style:parent-style-name="Standard" style:list-style-name="L2">
      <style:paragraph-properties fo:text-align="start" style:justify-single-word="false"/>
      <style:text-properties fo:font-style="normal" style:text-underline-style="none" fo:font-weight="normal" officeooo:rsid="019c8397" officeooo:paragraph-rsid="019c8397" style:font-style-asian="normal" style:font-weight-asian="normal" style:font-style-complex="normal" style:font-weight-complex="normal"/>
    </style:style>
    <style:style style:name="P375" style:family="paragraph" style:parent-style-name="Standard" style:list-style-name="L1">
      <style:paragraph-properties fo:margin-left="0cm" fo:margin-right="0cm" fo:text-align="start" style:justify-single-word="false" fo:text-indent="-0.635cm" style:auto-text-indent="false">
        <style:tab-stops>
          <style:tab-stop style:position="0.199cm"/>
        </style:tab-stops>
      </style:paragraph-properties>
      <style:text-properties fo:font-size="12pt" style:text-underline-style="none" fo:font-weight="normal" officeooo:rsid="00120545" officeooo:paragraph-rsid="00120545" style:font-size-asian="10.5pt" style:font-weight-asian="normal" style:font-size-complex="12pt" style:font-weight-complex="normal"/>
    </style:style>
    <style:style style:name="P376" style:family="paragraph" style:parent-style-name="Standard" style:list-style-name="L2">
      <style:paragraph-properties fo:margin-left="1.251cm" fo:margin-right="0cm" fo:text-align="start" style:justify-single-word="false" fo:text-indent="-0.635cm" style:auto-text-indent="false"/>
      <style:text-properties fo:font-size="12pt" style:text-underline-style="none" fo:font-weight="bold" officeooo:rsid="00101a83" officeooo:paragraph-rsid="00101a83"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8210" style:font-weight-asian="normal" style:font-weight-complex="normal"/>
    </style:style>
    <style:style style:name="T3" style:family="text">
      <style:text-properties fo:font-weight="normal" officeooo:rsid="001824b1" style:font-weight-asian="normal" style:font-weight-complex="normal"/>
    </style:style>
    <style:style style:name="T4" style:family="text">
      <style:text-properties fo:font-weight="normal" officeooo:rsid="001a2867" style:font-weight-asian="normal" style:font-weight-complex="normal"/>
    </style:style>
    <style:style style:name="T5" style:family="text">
      <style:text-properties fo:font-weight="normal" officeooo:rsid="001bbbad" style:font-weight-asian="normal" style:font-weight-complex="normal"/>
    </style:style>
    <style:style style:name="T6" style:family="text">
      <style:text-properties fo:font-weight="normal" officeooo:rsid="0032ed02" style:font-weight-asian="normal" style:font-weight-complex="normal"/>
    </style:style>
    <style:style style:name="T7" style:family="text">
      <style:text-properties fo:font-weight="normal" officeooo:rsid="0034280b" style:font-weight-asian="normal" style:font-weight-complex="normal"/>
    </style:style>
    <style:style style:name="T8" style:family="text">
      <style:text-properties fo:font-weight="normal" officeooo:rsid="0034f00a" style:font-weight-asian="normal" style:font-weight-complex="normal"/>
    </style:style>
    <style:style style:name="T9" style:family="text">
      <style:text-properties fo:font-weight="normal" officeooo:rsid="00368079" style:font-weight-asian="normal" style:font-weight-complex="normal"/>
    </style:style>
    <style:style style:name="T10" style:family="text">
      <style:text-properties fo:font-weight="normal" officeooo:rsid="005b81d0" style:font-weight-asian="normal" style:font-weight-complex="normal"/>
    </style:style>
    <style:style style:name="T11" style:family="text">
      <style:text-properties fo:font-weight="normal" officeooo:rsid="005ed7f2" style:font-weight-asian="normal" style:font-weight-complex="normal"/>
    </style:style>
    <style:style style:name="T12" style:family="text">
      <style:text-properties fo:font-weight="normal" officeooo:rsid="0061a6b6" style:font-weight-asian="normal" style:font-weight-complex="normal"/>
    </style:style>
    <style:style style:name="T13" style:family="text">
      <style:text-properties fo:font-weight="normal" officeooo:rsid="008168b8" style:font-weight-asian="normal" style:font-weight-complex="normal"/>
    </style:style>
    <style:style style:name="T14" style:family="text">
      <style:text-properties fo:font-weight="normal" officeooo:rsid="010ac70c" style:font-weight-asian="normal" style:font-weight-complex="normal"/>
    </style:style>
    <style:style style:name="T15" style:family="text">
      <style:text-properties fo:font-weight="normal" officeooo:rsid="010de073" style:font-weight-asian="normal" style:font-weight-complex="normal"/>
    </style:style>
    <style:style style:name="T16" style:family="text">
      <style:text-properties fo:font-weight="normal" officeooo:rsid="010e1d1d" style:font-weight-asian="normal" style:font-weight-complex="normal"/>
    </style:style>
    <style:style style:name="T17" style:family="text">
      <style:text-properties fo:font-weight="normal" officeooo:rsid="01102da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8c4d77" style:font-weight-asian="bold" style:font-weight-complex="bold"/>
    </style:style>
    <style:style style:name="T20" style:family="text">
      <style:text-properties fo:font-weight="bold" officeooo:rsid="00ae7dfb" style:font-weight-asian="bold" style:font-weight-complex="bold"/>
    </style:style>
    <style:style style:name="T21" style:family="text">
      <style:text-properties officeooo:rsid="001bbbad"/>
    </style:style>
    <style:style style:name="T22" style:family="text">
      <style:text-properties officeooo:rsid="0032ed02"/>
    </style:style>
    <style:style style:name="T23" style:family="text">
      <style:text-properties officeooo:rsid="0034f00a"/>
    </style:style>
    <style:style style:name="T24" style:family="text">
      <style:text-properties officeooo:rsid="005b81d0"/>
    </style:style>
    <style:style style:name="T25" style:family="text">
      <style:text-properties officeooo:rsid="005ed7f2"/>
    </style:style>
    <style:style style:name="T26" style:family="text">
      <style:text-properties officeooo:rsid="0067e5a6"/>
    </style:style>
    <style:style style:name="T27" style:family="text">
      <style:text-properties officeooo:rsid="006c932b"/>
    </style:style>
    <style:style style:name="T28" style:family="text">
      <style:text-properties officeooo:rsid="0070e435"/>
    </style:style>
    <style:style style:name="T29" style:family="text">
      <style:text-properties officeooo:rsid="008b4d48"/>
    </style:style>
    <style:style style:name="T30" style:family="text">
      <style:text-properties officeooo:rsid="00924edb"/>
    </style:style>
    <style:style style:name="T31" style:family="text">
      <style:text-properties officeooo:rsid="00be7a62"/>
    </style:style>
    <style:style style:name="T32" style:family="text">
      <style:text-properties officeooo:rsid="00f5490f"/>
    </style:style>
    <style:style style:name="T33" style:family="text">
      <style:text-properties officeooo:rsid="00f67c1d"/>
    </style:style>
    <style:style style:name="T34" style:family="text">
      <style:text-properties officeooo:rsid="00f8349b"/>
    </style:style>
    <style:style style:name="T35" style:family="text">
      <style:text-properties officeooo:rsid="0109b033"/>
    </style:style>
    <style:style style:name="T36" style:family="text">
      <style:text-properties officeooo:rsid="010ac70c"/>
    </style:style>
    <style:style style:name="T37" style:family="text">
      <style:text-properties officeooo:rsid="0125aa3e"/>
    </style:style>
    <style:style style:name="T38" style:family="text">
      <style:text-properties officeooo:rsid="01292c99"/>
    </style:style>
    <style:style style:name="T39" style:family="text">
      <style:text-properties officeooo:rsid="012a47c0"/>
    </style:style>
    <style:style style:name="T40" style:family="text">
      <style:text-properties officeooo:rsid="012b0d30"/>
    </style:style>
    <style:style style:name="T41" style:family="text">
      <style:text-properties officeooo:rsid="015f63ae"/>
    </style:style>
    <style:style style:name="T42" style:family="text">
      <style:text-properties officeooo:rsid="0161bee5"/>
    </style:style>
    <style:style style:name="T43" style:family="text">
      <style:text-properties officeooo:rsid="01afe774"/>
    </style:style>
    <style:style style:name="T44" style:family="text">
      <style:text-properties officeooo:rsid="01b3218d"/>
    </style:style>
    <style:style style:name="T45" style:family="text">
      <style:text-properties officeooo:rsid="01b963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oftware Layer</text:p>
      <text:p text:style-name="P1"/>
      <text:list xml:id="list6195285947825889270" text:style-name="L1">
        <text:list-item>
          <text:p text:style-name="P375">The next step is customizing the target root filesystem; that is, the software that runs under the Linux kernel, also called the Linux user space.</text:p>
        </text:list-item>
        <text:list-item>
          <text:p text:style-name="P375">It will show you how to add a software layer to contain those changes, and will explain some of the common customizations made, such as size optimization</text:p>
        </text:list-item>
        <text:list-item>
          <text:p text:style-name="P375">It will also show you how to add new packages to your root filesystem, including licensing considerations.</text:p>
        </text:list-item>
      </text:list>
      <text:p text:style-name="P15"/>
      <text:p text:style-name="P15"/>
      <text:list xml:id="list2051106986850039333" text:style-name="L2">
        <text:list-item>
          <text:p text:style-name="P16">Exploring an image's contents</text:p>
          <text:list>
            <text:list-item>
              <text:p text:style-name="P17"><text:span text:style-name="T2">When packages are built, they are classified inside the working directory of your project ( tmp/ work ) according to their architecture</text:span> </text:p>
            </text:list-item>
            <text:list-item>
              <text:p text:style-name="P111">To find the build directory for a given package, we can execute the following command:</text:p>
              <text:list>
                <text:list-item>
                  <text:p text:style-name="P20">$ bitbake -e &lt;package&gt; | grep ^WORKDIR=</text:p>
                </text:list-item>
              </text:list>
            </text:list-item>
            <text:list-item>
              <text:p text:style-name="P112">Inside the build directory, we find some subdirectories :</text:p>
              <text:list>
                <text:list-item>
                  <text:p text:style-name="P113"><text:span text:style-name="T18">deploy-rpms (ipk,deb)</text:span>:</text:p>
                  <text:list>
                    <text:list-item>
                      <text:p text:style-name="P113">This is the directory where the final packages are stored.We look here for individual packages that can be locally copied to a target and installed.</text:p>
                    </text:list-item>
                    <text:list-item>
                      <text:p text:style-name="P113">These packages are copied to the tmp/deploy directory and are also used when Yocto builds the root filesystem image.</text:p>
                    </text:list-item>
                  </text:list>
                </text:list-item>
                <text:list-item>
                  <text:p text:style-name="P21">Image : <text:span text:style-name="T3">This is the default destination directory where the do_install task installs components. It can be modified by the recipe with the D configuration variable.</text:span></text:p>
                </text:list-item>
                <text:list-item>
                  <text:p text:style-name="P22">Package : <text:span text:style-name="T4">This one contains the actual package contents.</text:span></text:p>
                </text:list-item>
                <text:list-item>
                  <text:p text:style-name="P23">Package-split :<text:span text:style-name="T1"> </text:span><text:span text:style-name="T5">This is where the contents are categorized in subdirectories named after their final packages. Recipes can split the package contents into several final packages, as specified by the PACKAGES variable. The default packages besides the default package name are:</text:span></text:p>
                  <text:list>
                    <text:list-item>
                      <text:p text:style-name="P24"><text:span text:style-name="T21">dbg</text:span><text:span text:style-name="T5"> : This installs components used in debugging</text:span></text:p>
                    </text:list-item>
                    <text:list-item>
                      <text:p text:style-name="P24"><text:span text:style-name="T21">dev</text:span><text:span text:style-name="T5"> : This installs components used in development, such as headers and libraries</text:span></text:p>
                    </text:list-item>
                    <text:list-item>
                      <text:p text:style-name="P25"><text:span text:style-name="T21">staticdev</text:span><text:span text:style-name="T5"> : This installs libraries and headers used in static compilation</text:span></text:p>
                    </text:list-item>
                    <text:list-item>
                      <text:p text:style-name="P26"><text:span text:style-name="T21">doc</text:span><text:span text:style-name="T5"> : This is where the documentation is placed</text:span></text:p>
                    </text:list-item>
                    <text:list-item>
                      <text:p text:style-name="P114"><text:span text:style-name="T18">locale</text:span> : This installs localization components</text:p>
                    </text:list-item>
                  </text:list>
                </text:list-item>
                <text:list-item>
                  <text:p text:style-name="P115">The components to be installed in each package are selected using the FILES variable. For example, to add to the default package, you could execute the following command:</text:p>
                  <text:list>
                    <text:list-item>
                      <text:p text:style-name="P27">FILES_${PN} += "${bindir}/file.bin"</text:p>
                    </text:list-item>
                  </text:list>
                </text:list-item>
                <text:list-item>
                  <text:p text:style-name="P116">And to add to the development package, you could use the following:</text:p>
                  <text:list>
                    <text:list-item>
                      <text:p text:style-name="P28">FILES_${PN}-dev += "${libdir}/lib.so"</text:p>
                    </text:list-item>
                  </text:list>
                </text:list-item>
                <text:list-item>
                  <text:p text:style-name="P117">Once the Yocto build system has built all the individual packages in its dependency list, it runs the do_rootfs task, which populates the sysroot and builds the root filesystem before creating the final package images. You can find the location of the root filesystem by executing:</text:p>
                  <text:list>
                    <text:list-item>
                      <text:p text:style-name="P29">$ bitbake -e core-image-minimal | grep ^IMAGE_ROOTFS=</text:p>
                    </text:list-item>
                  </text:list>
                </text:list-item>
                <text:list-item>
                  <text:p text:style-name="P118"><text:span text:style-name="T18">Note</text:span> that the <text:span text:style-name="T18">IMAGE_ROOTFS</text:span> variable is not configurable and should not be changed.</text:p>
                  <text:p text:style-name="P18"/>
                </text:list-item>
              </text:list>
            </text:list-item>
          </text:list>
        </text:list-item>
        <text:list-item>
          <text:p text:style-name="P19"><text:soft-page-break/>Adding a new software layer </text:p>
          <text:list>
            <text:list-item>
              <text:p text:style-name="P119">Root filesystem customization involves adding or modifying content to the base image. Metadata for this content goes into one or more software layers, depending on the amount of customization needed.</text:p>
            </text:list-item>
            <text:list-item>
              <text:p text:style-name="P120">Before creating layer we have to check it is already exists or not :</text:p>
              <text:list>
                <text:list-item>
                  <text:p text:style-name="P120"><text:a xlink:type="simple" xlink:href="http://layers.openembedded.org/">http://layers.openembedded.org/</text:a></text:p>
                  <text:p text:style-name="P120"/>
                </text:list-item>
              </text:list>
            </text:list-item>
            <text:list-item>
              <text:p text:style-name="P30">$ yocto-layer create custom</text:p>
              <text:p text:style-name="P121">The default conf/layer.conf configuration file is as follows: </text:p>
              <text:p text:style-name="P121"/>
              <text:p text:style-name="P121"># We have a conf and classes directory, add to BBPATH </text:p>
              <text:p text:style-name="P121">BBPATH .= ":${LAYERDIR}" </text:p>
              <text:p text:style-name="P121"># We have recipes-* directories, add to BBFILES </text:p>
              <text:p text:style-name="P121">BBFILES += "${LAYERDIR}/recipes-*/*/*.bb \ </text:p>
              <text:p text:style-name="P121">${LAYERDIR}/recipes-*/*/*.bbappend" </text:p>
              <text:p text:style-name="P121">BBFILE_COLLECTIONS += "custom" </text:p>
              <text:p text:style-name="P121">BBFILE_PATTERN_custom = "^${LAYERDIR}/" </text:p>
              <text:p text:style-name="P121">BBFILE_PRIORITY_custom = "6"</text:p>
              <text:p text:style-name="P121"><text:s/></text:p>
            </text:list-item>
            <text:list-item>
              <text:p text:style-name="P122">When adding content to a new software layer, we need to keep in mind that our layer needs to play well with other layers in the Yocto project. To this end, when customizing recipes, we will always use append files, and will only override existing recipes if we are completely sure there is no way to add the customization required through an append file.</text:p>
            </text:list-item>
            <text:list-item>
              <text:p text:style-name="P123">we can use the following <text:span text:style-name="T18">bitbake- layers command-line utilities</text:span>:</text:p>
              <text:list>
                <text:list-item>
                  <text:p text:style-name="P31">$ bitbake-layers show-layers : <text:span text:style-name="T1">This will display the configured layers as BitBake sees them. It is helpful to detect errors on your conf/bblayer.conf file.</text:span></text:p>
                </text:list-item>
                <text:list-item>
                  <text:p text:style-name="P32">$ bitbake-layers show-recipes : <text:span text:style-name="T6">This command will display all the available recipes and the layers that provide them. It can be used to verify that BitBake is seeing your newly created recipe. If it does not appear, verify that the filesystem hierarchy corresponds to the one defined in your layer's BBFILES variable in conf/ layer.conf .</text:span></text:p>
                </text:list-item>
                <text:list-item>
                  <text:p text:style-name="P33"><text:span text:style-name="T22">$ bitbake-layers show-overlayed : </text:span><text:span text:style-name="T7">This command will show all the recipes that are overlayed by another recipe with the same name but in a higher priority layer. It helps detect recipe clashes.</text:span></text:p>
                </text:list-item>
                <text:list-item>
                  <text:p text:style-name="P34">$ bitbake-layers show-appends :<text:span text:style-name="T1"> </text:span><text:span text:style-name="T8">This command will list all available append files and the recipe files they apply to. It can be used to verify that BitBake is seeing your append files. Also, as before with recipes, if they don't appear, you will need to check the filesystem hierarchy and your layer's BBFILES variable.</text:span></text:p>
                </text:list-item>
                <text:list-item>
                  <text:p text:style-name="P35"><text:span text:style-name="T23">$ bitbake-layers flatten &lt;output_dir&gt; : </text:span><text:span text:style-name="T9">This command will create a directory with the contents of all configured layers without overlayed recipes and with all the append files applied. This is how BitBake will see the metadata. This flattened directory is useful to discover conflicts with your layer's metadata.</text:span></text:p>
                </text:list-item>
              </text:list>
            </text:list-item>
            <text:list-item>
              <text:p text:style-name="P124">We will sometimes add customizations that are specific to one board or machine. These are not always hardware-related, so they could be found both in a BSP or software layer.</text:p>
            </text:list-item>
            <text:list-item>
              <text:p text:style-name="P125">If you need to add a patch for the wandboard-quad machine, you would use the following line of code:</text:p>
              <text:list>
                <text:list-item>
                  <text:p text:style-name="P36">SRC_URI_append_wandboard-quad = " <text:a xlink:type="simple" xlink:href="smb://mypatch.patch/">file://mypatch.patch</text:a>"</text:p>
                  <text:p text:style-name="P36"/>
                </text:list-item>
              </text:list>
            </text:list-item>
            <text:list-item>
              <text:p text:style-name="P126">And, if the patch is applicable to all i.MX6-based boards, you can use the following:</text:p>
              <text:list>
                <text:list-item>
                  <text:p text:style-name="P37">SRC_URI_append_mx6 = " file://mypatch.patch "</text:p>
                </text:list-item>
              </text:list>
              <text:p text:style-name="P37"><text:s/></text:p>
              <text:p text:style-name="P37"><text:soft-page-break/><text:s/></text:p>
            </text:list-item>
            <text:list-item>
              <text:p text:style-name="P127">To be able to use machine families overrides, the machine configuration files need to include a SOC_FAMILY variable, such as the one for the wandboard-quad in meta-fsl-arm- extra . Refer to the following line of code:</text:p>
              <text:list>
                <text:list-item>
                  <text:p text:style-name="P38">conf/machine/wandboard-quad.conf:SOC_FAMILY = "mx6:mx6q:wandboard"</text:p>
                </text:list-item>
              </text:list>
            </text:list-item>
            <text:list-item>
              <text:p text:style-name="P128">And for it to appear in the <text:span text:style-name="T18">MACHINEOVERRIDES </text:span>variable, the soc-family.inc file needs to be included, as it is in meta-fsl-arm .</text:p>
            </text:list-item>
            <text:list-item>
              <text:p text:style-name="P129">Here is the relevant code excerpt from the conf/ machine/include/imx-base.inc file:</text:p>
              <text:list>
                <text:list-header>
                  <text:p text:style-name="P130">include conf/machine/include/soc-family.inc </text:p>
                  <text:p text:style-name="P130">MACHINEOVERRIDES =. "${@['', '${SOC_FAMILY}:']['${SOC_FAMILY}' != </text:p>
                  <text:p text:style-name="P130">'']}"</text:p>
                </text:list-header>
              </text:list>
            </text:list-item>
            <text:list-item>
              <text:p text:style-name="P131">BitBake will search a predefined path, looking for files inside the package's working directory, defined in the FILESPATH variable as a colon-separated list. Specifically:</text:p>
              <text:list>
                <text:list-item>
                  <text:list>
                    <text:list-header>
                      <text:p text:style-name="P132">${PN}-${PV}/${DISTRO} </text:p>
                      <text:p text:style-name="P132">${PN}/${DISTRO} </text:p>
                      <text:p text:style-name="P132">files/${DISTRO} </text:p>
                      <text:p text:style-name="P132">${PN}-${PV}/${MACHINE} </text:p>
                      <text:p text:style-name="P132">${PN}/${MACHINE} </text:p>
                      <text:p text:style-name="P132">files/${MACHINE} </text:p>
                      <text:p text:style-name="P132">${PN}-${PV}/${SOC_FAMILY} </text:p>
                      <text:p text:style-name="P132">${PN}/${SOC_FAMILY} </text:p>
                      <text:p text:style-name="P132">files/${SOC_FAMILY} </text:p>
                      <text:p text:style-name="P132">${PN}-${PV}/${TARGET_ARCH} </text:p>
                      <text:p text:style-name="P132">${PN}/${TARGET_ARCH} </text:p>
                      <text:p text:style-name="P132">files/${TARGET_ARCH} </text:p>
                      <text:p text:style-name="P132">${PN}-${PV}/ </text:p>
                      <text:p text:style-name="P132">${PN}/ </text:p>
                      <text:p text:style-name="P132">files/</text:p>
                    </text:list-header>
                  </text:list>
                </text:list-item>
                <text:list-item>
                  <text:p text:style-name="P133">In the specific case of the machine specific it is defined</text:p>
                </text:list-item>
              </text:list>
            </text:list-item>
            <text:list-item>
              <text:p text:style-name="P134">Here, PN is the package name and PV is the package version.</text:p>
            </text:list-item>
            <text:list-item>
              <text:p text:style-name="P39">Note* : <text:span text:style-name="T1">the search path refers to the location of the BitBake recipe, so append files need to always add the path when adding content.</text:span></text:p>
              <text:list>
                <text:list-item>
                  <text:p text:style-name="P40"><text:span text:style-name="T1">Our append files can add extra folders to this search path if needed by appending or prepending to the </text:span>FILESEXTRAPATHS<text:span text:style-name="T1"> variable as follows:</text:span></text:p>
                  <text:list>
                    <text:list-item>
                      <text:p text:style-name="P41"><text:span text:style-name="T1">example : </text:span>FILESEXTRAPATHS_prepend := "${THISDIR}/folder:"</text:p>
                    </text:list-item>
                  </text:list>
                </text:list-item>
                <text:list-item>
                  <text:p text:style-name="P42">(:=) -&gt; <text:span text:style-name="T1">immediate operator</text:span></text:p>
                </text:list-item>
              </text:list>
            </text:list-item>
            <text:list-item>
              <text:p text:style-name="P135"/>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00731677695151" text:continue-numbering="true" text:style-name="L2">
        <text:list-item>
          <text:p text:style-name="P376">Selecting a specific package versions and providers </text:p>
          <text:p text:style-name="P376"/>
          <text:list>
            <text:list-item>
              <text:p text:style-name="P136">Our layers can provide recipes for different versions of the same package.For example, the meta-fsl-arm layer contains several different types of Linux sources:</text:p>
              <text:list>
                <text:list-item>
                  <text:p text:style-name="P43">linux-imx : <text:span text:style-name="T10">This corresponds to the Freescale BSP kernel image fetched from </text:span><text:a xlink:type="simple" xlink:href="http://git.freescale.com/git/cgit.cgi/imx/linux-2.6-imx.git/"><text:span text:style-name="T10">http://git.freescale.com/git/cgit.cgi/imx/linux-2.6-imx.git/</text:span></text:a></text:p>
                </text:list-item>
                <text:list-item>
                  <text:p text:style-name="P44"><text:span text:style-name="T24">linux-fslc : </text:span><text:span text:style-name="T11">This is the mainline Linux kernel and fetched from </text:span><text:a xlink:type="simple" xlink:href="https://github.com/Freescale/linux-fslc"><text:span text:style-name="T11">https://github.com/Freescale/linux-fslc</text:span></text:a></text:p>
                </text:list-item>
                <text:list-item>
                  <text:p text:style-name="P45"><text:span text:style-name="T25">linux-timesys : </text:span><text:span text:style-name="T12">This is a kernel with Vybrid platform support fetched from </text:span><text:a xlink:type="simple" xlink:href="https://github.com/Timesys/linux-timesys"><text:span text:style-name="T12">https://github.com/Timesys/linux-timesys</text:span></text:a></text:p>
                </text:list-item>
              </text:list>
            </text:list-item>
          </text:list>
        </text:list-item>
        <text:list-item>
          <text:p text:style-name="P46">How do we select which provider to use?</text:p>
          <text:list>
            <text:list-item>
              <text:p text:style-name="P137">We can tell BitBake which recipe to use by using the <text:span text:style-name="T18">PREFERRED_PROVIDER</text:span> variable</text:p>
            </text:list-item>
            <text:list-item>
              <text:p text:style-name="P138">To set a preferred provider for the virtual/kernel virtual package on our Machine specific linux use: <text:span text:style-name="T26">we would add the following to its machine configuration file:</text:span></text:p>
              <text:list>
                <text:list-item>
                  <text:p text:style-name="P47">PREFERRED_PROVIDER_virtual/kernel = "linux-toradex" [exmaple]</text:p>
                </text:list-item>
              </text:list>
            </text:list-item>
          </text:list>
        </text:list-item>
        <text:list-item>
          <text:p text:style-name="P48">How do we select which version to use?</text:p>
          <text:list>
            <text:list-item>
              <text:p text:style-name="P139">Within a specific provider, we can also tell BitBake which version to use with the <text:span text:style-name="T18">PREFERRED_ VERSION</text:span> variable.</text:p>
              <text:list>
                <text:list-item>
                  <text:p text:style-name="P140">For example,</text:p>
                  <text:list>
                    <text:list-item>
                      <text:p text:style-name="P49">PREFERRED_VERSION_linux-toradex = "4.<text:span text:style-name="T27">1.1</text:span>"</text:p>
                    </text:list-item>
                  </text:list>
                </text:list-item>
              </text:list>
            </text:list-item>
            <text:list-item>
              <text:p text:style-name="P141">The % wildcard is accepted to match any character, as we see here:</text:p>
              <text:list>
                <text:list-item>
                  <text:list>
                    <text:list-item>
                      <text:p text:style-name="P50">PREFERRED_VERSION_linux-toradex = "4.<text:span text:style-name="T28">4%</text:span>"</text:p>
                    </text:list-item>
                  </text:list>
                </text:list-item>
              </text:list>
            </text:list-item>
          </text:list>
        </text:list-item>
        <text:list-item>
          <text:p text:style-name="P51">How do we select which version not to use?</text:p>
          <text:list>
            <text:list-item>
              <text:p text:style-name="P142">We can use the DEFAULT_PREFERENCE variable set to -1 to specify that a version is not to be used unless explicitly set by a PREFERRED_VERSION variable.</text:p>
            </text:list-item>
            <text:list-item>
              <text:p text:style-name="P143">This is commonly used in development versions of packages.</text:p>
              <text:list>
                <text:list-item>
                  <text:p text:style-name="P52">DEFAULT_PREFERENCE = "-1"</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00731590754315" text:continue-numbering="true" text:style-name="L2">
        <text:list-item>
          <text:p text:style-name="P19">Adding supported packages </text:p>
          <text:list>
            <text:list-item>
              <text:p text:style-name="P144">To discover whether a package we require is included in our configured layers, and what specific versions are supported, we can use bitbake-layers from our build directory</text:p>
            </text:list-item>
            <text:list-item>
              <text:p text:style-name="P53">$ bitbake-layers show-recipes | grep -A 1 htop</text:p>
            </text:list-item>
            <text:list-item>
              <text:p text:style-name="P145">Alternatively, we can also use BitBake as follows:</text:p>
              <text:list>
                <text:list-item>
                  <text:p text:style-name="P54">$ bitbake -s | grep htop</text:p>
                </text:list-item>
              </text:list>
            </text:list-item>
            <text:list-item>
              <text:p text:style-name="P146">Or we can use the find Linux command in our sources directory:</text:p>
              <text:list>
                <text:list-item>
                  <text:p text:style-name="P55">$ find . -type f -name "htop*.bb"</text:p>
                </text:list-item>
              </text:list>
            </text:list-item>
          </text:list>
        </text:list-item>
        <text:list-item>
          <text:p text:style-name="P147">While developing, we will use our project's conf/local.conf file to add customizations. To add packages to all images, we can use the following line of code:</text:p>
          <text:list>
            <text:list-item>
              <text:p text:style-name="P56">IMAGE_INSTALL_append = " htop"</text:p>
              <text:list>
                <text:list-item>
                  <text:p text:style-name="P57">Note* : <text:span text:style-name="T1">there is a space after the first quote to separate the new package from the existing ones </text:span><text:span text:style-name="T13">as the append operator does not add a space.</text:span></text:p>
                </text:list-item>
              </text:list>
            </text:list-item>
          </text:list>
        </text:list-item>
        <text:list-item>
          <text:p text:style-name="P148">We could also limit the addition to a specific image with:</text:p>
          <text:list>
            <text:list-item>
              <text:p text:style-name="P58">IMAGE_INSTALL_append_pn-core-image-minimal = " htop"</text:p>
            </text:list-item>
          </text:list>
        </text:list-item>
        <text:list-item>
          <text:p text:style-name="P149">Another way to easily customize is by making use of features. A feature is a logical grouping of packages</text:p>
          <text:list>
            <text:list-item>
              <text:p text:style-name="P150">We could define our feature in a configuration file or class as follows:</text:p>
              <text:list>
                <text:list-item>
                  <text:p text:style-name="P59">FEATURE_PACKAGES_debug-utils = "strace perf"</text:p>
                </text:list-item>
                <text:list-item>
                  <text:p text:style-name="P151">We could then add this feature to our image by adding an EXTRA_IMAGE_FEATURES variable <text:s/>to our conf/local.conf file as follows:</text:p>
                  <text:list>
                    <text:list-item>
                      <text:p text:style-name="P60">EXTRA_IMAGE_FEATURES += "debug-utils"</text:p>
                    </text:list-item>
                    <text:list-item>
                      <text:p text:style-name="P152">If you were to add it to an image recipe, you would use the IMAGE_FEATURES variable instead.</text:p>
                    </text:list-item>
                  </text:list>
                </text:list-item>
                <text:list-item>
                  <text:p text:style-name="P153">Usually, features get added as a packagegroup recipe instead of being listed as packages individually. Let's show how to define a packagegroup recipe in the recipes-core/packagegroups/packagegroup-debug-utils.bb file:</text:p>
                  <text:list>
                    <text:list-header>
                      <text:p text:style-name="P154">SUMMARY = "Debug applications packagegroup" </text:p>
                      <text:p text:style-name="P154">LICENSE = "GPLv2" </text:p>
                      <text:p text:style-name="P154">LIC_FILES_CHKSUM = "file://{COREBASE}/LICENSE;md5=3f40d7994397109285e </text:p>
                      <text:p text:style-name="P154">c7b81fdeb3b58" </text:p>
                      <text:p text:style-name="P154">inherit packagegroup </text:p>
                      <text:p text:style-name="P154">RDEPENDS_${PN} = "\ </text:p>
                      <text:p text:style-name="P154">strace \ </text:p>
                      <text:p text:style-name="P154">perf \ </text:p>
                      <text:p text:style-name="P154">"</text:p>
                    </text:list-header>
                  </text:list>
                </text:list-item>
              </text:list>
            </text:list-item>
          </text:list>
          <text:p text:style-name="P155"><text:span text:style-name="T29">And you would then add it to the FEATURE_PACKAGES variable as follows: </text:span><text:span text:style-name="T19">FEATURE_PACKAGES_debug-utils = "packagegroup-debug-utils"</text:span></text:p>
          <text:list>
            <text:list-item>
              <text:list>
                <text:list-item>
                  <text:list>
                    <text:list-header>
                      <text:p text:style-name="P61"/>
                    </text:list-header>
                  </text:list>
                </text:list-item>
              </text:list>
            </text:list-item>
          </text:list>
        </text:list-item>
        <text:list-item>
          <text:p text:style-name="P156">The best approach to customize images is to create our own images using an existing image as template. We could use core-image-minimal.bb , which contains the following code:</text:p>
          <text:list>
            <text:list-header>
              <text:p text:style-name="P157">SUMMARY = "A small image just capable of allowing a device to </text:p>
              <text:p text:style-name="P157">boot." </text:p>
              <text:p text:style-name="P157">IMAGE_INSTALL = "packagegroup-core-boot </text:p>
              <text:p text:style-name="P157">${ROOTFS_PKGMANAGE_BOOTSTRAP} ${CORE_IMAGE_EXTRA_INSTALL}" </text:p>
              <text:p text:style-name="P157">IMAGE_LINGUAS = " " </text:p>
              <text:p text:style-name="P157">LICENSE = "MIT" </text:p>
              <text:p text:style-name="P157">inherit core-image </text:p>
              <text:p text:style-name="P157">IMAGE_ROOTFS_SIZE ?= "8192"</text:p>
              <text:p text:style-name="P157"><text:soft-page-break/><text:s/></text:p>
            </text:list-header>
            <text:list-item>
              <text:p text:style-name="P158">And extend it to your own version that allows for the customization of IMAGE_FEATURES , by adding the following meta-custom/recipes-core/images/custom-image.bb image file:</text:p>
              <text:p text:style-name="P159"/>
              <text:p text:style-name="P160">require recipes-core/images/core-image-minimal.bb </text:p>
              <text:p text:style-name="P159"><text:span text:style-name="T30">IMAGE_FEATURES += "ssh-server-dropbear package-management"</text:span> </text:p>
              <text:p text:style-name="P158"><text:s/></text:p>
            </text:list-item>
            <text:list-item>
              <text:p text:style-name="P161">You can use the path to the root filesystem in your command with the IMAGE_ROOTFS variable.</text:p>
            </text:list-item>
            <text:list-item>
              <text:p text:style-name="P162">Classes would use the IMAGE_POSTPROCESS_COMMAND variable instead of ROOTFS_ POSTPROCESS_COMMAND .</text:p>
            </text:list-item>
          </text:list>
          <text:p text:style-name="P162"/>
        </text:list-item>
        <text:list-item>
          <text:p text:style-name="P64">Configuring packages</text:p>
          <text:list>
            <text:list-item>
              <text:p text:style-name="P163">configuration interface is BusyBox</text:p>
            </text:list-item>
            <text:list-item>
              <text:p text:style-name="P163">for example to add pgrep , a tool that looks up process's IDs by name. To do so follow the next steps:</text:p>
            </text:list-item>
          </text:list>
        </text:list-item>
      </text:list>
      <text:list xml:id="list6282480805125614912" text:style-name="L3">
        <text:list-item>
          <text:list>
            <text:list-item>
              <text:list>
                <text:list-item>
                  <text:p text:style-name="P164">Configure BusyBox:</text:p>
                  <text:list>
                    <text:list-item>
                      <text:p text:style-name="P357">$ bitbake -c menuconfig busybox</text:p>
                    </text:list-item>
                  </text:list>
                </text:list-item>
                <text:list-item>
                  <text:p text:style-name="P360">In Process utilities choose pgrep .</text:p>
                </text:list-item>
                <text:list-item>
                  <text:p text:style-name="P361">Compile BusyBox:</text:p>
                  <text:list>
                    <text:list-item>
                      <text:p text:style-name="P358">$ bitbake -C compile busybox</text:p>
                    </text:list-item>
                  </text:list>
                </text:list-item>
                <text:list-item>
                  <text:p text:style-name="P362">Copy the RPM package into the target:</text:p>
                  <text:list>
                    <text:list-item>
                      <text:p text:style-name="P359">$ bitbake -e busybox | grep ^WORKDIR=</text:p>
                    </text:list-item>
                    <text:list-item>
                      <text:p text:style-name="P363">$ scp ${WORKDIR}/deploy-rpms/cortexa9hf_vfp_neon/busybox- 1.22.1-r32.cortexa9hf_vfp_neon.rpm root@&lt;target_ip&gt;:/tmp</text:p>
                    </text:list-item>
                  </text:list>
                </text:list-item>
                <text:list-item>
                  <text:p text:style-name="P364">Install the RPM package on the target:</text:p>
                  <text:list>
                    <text:list-item>
                      <text:p text:style-name="P365"># rpm --force -U /tmp/busybox-1.22.1- r32.cortexa9hf_vfp_neon.rpm</text:p>
                    </text:list-item>
                  </text:list>
                  <text:p text:style-name="P365"/>
                </text:list-item>
              </text:list>
            </text:list-item>
          </text:list>
        </text:list-item>
      </text:list>
      <text:p text:style-name="P3"><text:tab/></text:p>
      <text:p text:style-name="P3"/>
      <text:p text:style-name="P2"><text:tab/></text:p>
      <text:p text:style-name="P62"/>
      <text:list xml:id="list1260569957601774701" text:style-name="L4">
        <text:list-header>
          <text:p text:style-name="P63"/>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00731406060980" text:continue-list="list100731590754315" text:style-name="L2">
        <text:list-item>
          <text:p text:style-name="P19">Adding new packages </text:p>
          <text:list>
            <text:list-item>
              <text:p text:style-name="P165">We have seen how to customize our image so that we can add supported packages to it. When we can't find an existing recipe or we need to integrate some new software we have developed, we will need to create a new Yocto recipe.</text:p>
            </text:list-item>
            <text:list-item>
              <text:p text:style-name="P65">some questions ask to yourself:</text:p>
              <text:list>
                <text:list-item>
                  <text:p text:style-name="P66">Where is the source code stored?</text:p>
                </text:list-item>
                <text:list-item>
                  <text:p text:style-name="P66">Is it source-controlled or released as a tarball?</text:p>
                </text:list-item>
                <text:list-item>
                  <text:p text:style-name="P66">What is the source code license?</text:p>
                </text:list-item>
                <text:list-item>
                  <text:p text:style-name="P66">What build system is it using?</text:p>
                </text:list-item>
                <text:list-item>
                  <text:p text:style-name="P66">Does it need configuration?</text:p>
                </text:list-item>
                <text:list-item>
                  <text:p text:style-name="P66">Can we cross-compile it as is or does it need to be patched?</text:p>
                </text:list-item>
                <text:list-item>
                  <text:p text:style-name="P66">What are the files that need to be deployed to the root filesystem, and where do they go?</text:p>
                </text:list-item>
                <text:list-item>
                  <text:p text:style-name="P66">Are there any system changes that need to happen, such as new users or init scripts?</text:p>
                </text:list-item>
                <text:list-item>
                  <text:p text:style-name="P66">Are there any dependencies that need to be installed into sysroot beforehand?</text:p>
                </text:list-item>
              </text:list>
            </text:list-item>
            <text:list-item>
              <text:p text:style-name="P166">A good starting base for a minimal recipe addition is:</text:p>
              <text:p text:style-name="P166"/>
              <text:list>
                <text:list-header>
                  <text:p text:style-name="P167">SUMMARY = "The package description for the package management system"</text:p>
                  <text:p text:style-name="P167">LICENSE = "The package's licenses typically from meta/files/common-licenses/"</text:p>
                  <text:p text:style-name="P167">LIC_FILES_CHKSUM = "License checksum used to track open license changes"</text:p>
                  <text:p text:style-name="P168">DEPENDS = "Package list of build time dependencies"</text:p>
                  <text:p text:style-name="P170">SRC_URI = "Local or remote file or repository to fetch"</text:p>
                  <text:p text:style-name="P170">SRC_URI[md5sum] = "md5 checksums for all remote fetched files (not for repositories)"</text:p>
                  <text:p text:style-name="P171">SRC_URI[sha256sum] = "sha256 checksum for all remote fetched files (not for repositories)"</text:p>
                  <text:p text:style-name="P171">S = "Location of the source in the working directory, by default ${WORKDIR}/${PN}-${PV}."</text:p>
                  <text:p text:style-name="P171">inherit &lt;class needed for some functionality&gt;</text:p>
                </text:list-header>
              </text:list>
            </text:list-item>
          </text:list>
        </text:list-item>
      </text:list>
      <text:p text:style-name="P4"><text:tab/><text:tab/># Task overrides, like do_configure, do_compile and do_install, or nothing.</text:p>
      <text:p text:style-name="P4"><text:tab/><text:tab/># Package splitting (if needed).</text:p>
      <text:p text:style-name="P4"><text:tab/><text:tab/># Machine selection variables (if needed).</text:p>
      <text:p text:style-name="P4"/>
      <text:list xml:id="list100730460035934" text:continue-numbering="true" text:style-name="L2">
        <text:list-item>
          <text:list>
            <text:list-item>
              <text:p text:style-name="P169"><text:span text:style-name="T20">Package licensing</text:span> </text:p>
              <text:list>
                <text:list-item>
                  <text:p text:style-name="P172">Every recipe needs to contain a LICENSE variable</text:p>
                </text:list-item>
                <text:list-item>
                  <text:p text:style-name="P172">The LICENSE variable allows you to specify multiple, alternative, and per-package type licenses, as seen in the following examples:</text:p>
                  <text:list>
                    <text:list-item>
                      <text:p text:style-name="P173">For MIT or GPLv2 alternative licenses, we will use:</text:p>
                      <text:list>
                        <text:list-item>
                          <text:p text:style-name="P67">LICENSE = "GPL-2.0 | MIT"</text:p>
                        </text:list-item>
                      </text:list>
                    </text:list-item>
                    <text:list-item>
                      <text:p text:style-name="P174">For both ISC and MIT licenses, we will use:<text:tab/></text:p>
                      <text:list>
                        <text:list-item>
                          <text:p text:style-name="P68">LICENSE = "ISC &amp; MIT"</text:p>
                        </text:list-item>
                      </text:list>
                    </text:list-item>
                    <text:list-item>
                      <text:p text:style-name="P175">For split packages, all of them GPLv2 except the documentation that is covered under the Creative Commons, we will use:</text:p>
                      <text:list>
                        <text:list-item>
                          <text:p text:style-name="P69">LICENSE_${PN} = "GPLv2"</text:p>
                        </text:list-item>
                        <text:list-item>
                          <text:p text:style-name="P69">LICENSE_${PN}-dev = "GPLv2"</text:p>
                        </text:list-item>
                        <text:list-item>
                          <text:p text:style-name="P69">LICENSE_${PN}-dbg = "GPLv2"</text:p>
                        </text:list-item>
                        <text:list-item>
                          <text:p text:style-name="P69">LICENSE_${PN}-doc = "CC-BY-2.0"</text:p>
                        </text:list-item>
                      </text:list>
                    </text:list-item>
                  </text:list>
                </text:list-item>
                <text:list-item>
                  <text:p text:style-name="P176">we locate the file or file portion that contains the license and provide its relative path <text:soft-page-break/>from the directory containing the source and a MD5 checksum for it. For example:</text:p>
                  <text:list>
                    <text:list-item>
                      <text:p text:style-name="P177">LIC_FILES_CHKSUM = "<text:a xlink:type="simple" xlink:href="smb://$/">file://$</text:a>{COREBASE}/meta/files/common- licenses/GPL-2.0;md5=801f80980d171dd6425610833a22dbe6"</text:p>
                    </text:list-item>
                    <text:list-item>
                      <text:p text:style-name="P177">LIC_FILES_CHKSUM = "<text:a xlink:type="simple" xlink:href="../../../../../../COPYING%3Bmd5=f7bdc0c63080175d1667091b864cb12c">file://COPYING;md5=f7bdc0c63080175d1667091b864cb12c</text:a>"</text:p>
                    </text:list-item>
                    <text:list-item>
                      <text:p text:style-name="P177">LIC_FILES_CHKSUM = "<text:a xlink:type="simple" xlink:href="smb://usr/include/head.h%3Bendline=7%3Bmd5=861ebad4adc7236f8d1905338">file://usr/include/head.h;endline=7;md5=861ebad4adc7236f8d1905338</text:a> abd7eb2"</text:p>
                    </text:list-item>
                    <text:list-item>
                      <text:p text:style-name="P177">LIC_FILES_CHKSUM = "<text:a xlink:type="simple" xlink:href="smb://src/file.c%3Bbeginline=5%3Bendline=13%3Bmd5=6c7486b21a8524b1879f">file://src/file.c;beginline=5;endline=13;md5=6c7486b21a8524b1879f</text:a> a159578da31e"</text:p>
                    </text:list-item>
                  </text:list>
                </text:list-item>
              </text:list>
            </text:list-item>
          </text:list>
        </text:list-item>
      </text:list>
      <text:p text:style-name="P5"/>
      <text:p text:style-name="P5"/>
      <text:list xml:id="list100732260452168" text:continue-numbering="true" text:style-name="L2">
        <text:list-item>
          <text:list>
            <text:list-item>
              <text:p text:style-name="P70">Fetching package contents</text:p>
              <text:list>
                <text:list-item>
                  <text:p text:style-name="P178">The SRC_URI variable lists the files to fetch. The build system will use different fetchers depending on the file prefix.</text:p>
                </text:list-item>
                <text:list-item>
                  <text:p text:style-name="P179">Local files included with the metadata ( file:// ). If the local file is a patch, the SRC_URI variable can be extended with patch-specific arguments such as:</text:p>
                  <text:list>
                    <text:list-item>
                      <text:p text:style-name="P180"><text:span text:style-name="T18">striplevel</text:span> : The default patch strip level is 1 but it can be modified with this argument</text:p>
                    </text:list-item>
                    <text:list-item>
                      <text:p text:style-name="P180"><text:span text:style-name="T18">patchdir </text:span>: This specifies the directory location to apply the patch to, with the default being the source directory</text:p>
                    </text:list-item>
                    <text:list-item>
                      <text:p text:style-name="P181"><text:span text:style-name="T18">apply </text:span>: This argument controls whether to apply the patch or not, with the default being to apply it</text:p>
                    </text:list-item>
                  </text:list>
                </text:list-item>
                <text:list-item>
                  <text:p text:style-name="P182">Files stored in remote servers (typically, http(s):// , ftp:// , or ssh:// ).</text:p>
                </text:list-item>
                <text:list-item>
                  <text:p text:style-name="P182">Files stored in remote repositories (typically, git:// , svn:// , hg:// , or bzr:// ).These also need a SRCREV variable to specify the revision.</text:p>
                </text:list-item>
              </text:list>
            </text:list-item>
            <text:list-item>
              <text:p text:style-name="P183">Files stored in remote servers (not local files or remote repositories) need to specify two checksums. If there are several files, they can be distinguished with a name argument; for example:</text:p>
              <text:list>
                <text:list-header>
                  <text:p text:style-name="P185">SRCREV = "04024dea2674861fcf13582a77b58130c67fccd8" </text:p>
                  <text:p text:style-name="P185">SRC_URI = "git://repo.com/git/ \ </text:p>
                  <text:p text:style-name="P185">file://fix.patch;name=patch \ </text:p>
                  <text:p text:style-name="P185">http://example.org/archive.data;name=archive" </text:p>
                  <text:p text:style-name="P185">SRC_URI[archive.md5sum] = "aaf32bde135cf3815aa3221726bad71e" </text:p>
                  <text:p text:style-name="P185">SRC_URI[archive.sha256sum] = </text:p>
                  <text:p text:style-name="P184"><text:span text:style-name="T31">"65be91591546ef6fdfec93a71979b2b108eee25edbc20c53190caafc9a92d4e7"</text:span> </text:p>
                </text:list-header>
              </text:list>
            </text:list-item>
            <text:list-item>
              <text:p text:style-name="P186">The source directory folder, S , specifies the location of the source files.The repository will be checked out here, or the tarball decompressed in this location. If the tarball decompresses in the standard ${PN}-${PV} location, it can be omitted as it is the default. For repositories, it needs to always be specified; for example:</text:p>
              <text:list>
                <text:list-item>
                  <text:p text:style-name="P71">S = "${WORKDIR}/git"</text:p>
                  <text:p text:style-name="P71"/>
                </text:list-item>
              </text:list>
            </text:list-item>
          </text:list>
        </text:list-item>
        <text:list-item>
          <text:p text:style-name="P72">Specifying task overrides</text:p>
          <text:list>
            <text:list-item>
              <text:p text:style-name="P187"><text:span text:style-name="T18">do_fetch </text:span>: This method fetches the source code, selecting the fetcher using the SRC_URI variable.</text:p>
            </text:list-item>
            <text:list-item>
              <text:p text:style-name="P188"><text:span text:style-name="T18">do_unpack </text:span>: This method unpacks the code in the working directory to a location specified by the S variable.</text:p>
            </text:list-item>
            <text:list-item>
              <text:p text:style-name="P189"><text:span text:style-name="T18">do_configure</text:span> : This method configures the source code if needed. It does nothing by default.</text:p>
            </text:list-item>
            <text:list-item>
              <text:p text:style-name="P190"><text:span text:style-name="T18">do_compile</text:span> : This method compiles the source and runs the GNU make target by default</text:p>
              <text:p text:style-name="P190"><text:soft-page-break/><text:s/></text:p>
            </text:list-item>
            <text:list-item>
              <text:p text:style-name="P191"><text:span text:style-name="T18">do_install </text:span>: This method copies the results of the build from the build directory B to the destination directory D . It does nothing by default.</text:p>
            </text:list-item>
            <text:list-item>
              <text:p text:style-name="P192"><text:span text:style-name="T18">do_package </text:span>: This method splits the deliverables into several packages. It does nothing by default.</text:p>
            </text:list-item>
          </text:list>
        </text:list-item>
        <text:list-item>
          <text:p text:style-name="P193">Usually, only the configuration, compilation, and installation tasks are overridden, and this is mostly done implicitly by inheriting a class like autotools .</text:p>
        </text:list-item>
        <text:list-item>
          <text:p text:style-name="P194">See the example : </text:p>
          <text:list>
            <text:list-item>
              <text:list>
                <text:list-header>
                  <text:p text:style-name="P195">DESCRIPTION = "Simple helloworld application" </text:p>
                  <text:p text:style-name="P195">SECTION = "examples" </text:p>
                  <text:p text:style-name="P195">LICENSE = "MIT" </text:p>
                  <text:p text:style-name="P195">LIC_FILES_CHKSUM = </text:p>
                  <text:p text:style-name="P195">"file://${COMMON_LICENSE_DIR}/MIT;md5=0835ade698e0bcf8506ecda2f7b4 </text:p>
                  <text:p text:style-name="P195">f302" </text:p>
                  <text:p text:style-name="P195">SRC_URI = "file://helloworld.c" </text:p>
                  <text:p text:style-name="P195">S = "${WORKDIR}" </text:p>
                  <text:p text:style-name="P73">do_compile() { </text:p>
                  <text:p text:style-name="P73">${CC} helloworld.c -o helloworld </text:p>
                  <text:p text:style-name="P73">} </text:p>
                  <text:p text:style-name="P73">do_install() { </text:p>
                  <text:p text:style-name="P73">install -d ${D}${bindir} </text:p>
                  <text:p text:style-name="P73">install -m 0755 helloworld ${D}${bindir} </text:p>
                  <text:p text:style-name="P73">}</text:p>
                </text:list-header>
              </text:list>
              <text:p text:style-name="P194"><text:s text:c="2"/></text:p>
            </text:list-item>
            <text:list-item>
              <text:p text:style-name="P196">helloworld.c</text:p>
              <text:list>
                <text:list-header>
                  <text:p text:style-name="P196">#include &lt;stdio.h&gt; </text:p>
                  <text:p text:style-name="P196">int main(void) </text:p>
                  <text:p text:style-name="P196">{ </text:p>
                  <text:p text:style-name="P196">return printf("Hello World"); </text:p>
                  <text:p text:style-name="P196">}</text:p>
                  <text:p text:style-name="P196"/>
                </text:list-header>
              </text:list>
            </text:list-item>
          </text:list>
        </text:list-item>
        <text:list-item>
          <text:p text:style-name="P74">Configuring packages</text:p>
          <text:list>
            <text:list-item>
              <text:p text:style-name="P197">The Yocto build system provides the PACKAGECONFIG variable to help in the configuration of packages by defining a number of features.</text:p>
            </text:list-item>
            <text:list-item>
              <text:p text:style-name="P198">Your recipe defines the individual features as follows:</text:p>
              <text:list>
                <text:list-item>
                  <text:p text:style-name="P75">PACKAGECONFIG ??= "feature"</text:p>
                </text:list-item>
                <text:list-item>
                  <text:p text:style-name="P76">PACKAGECONFIG[feature] = "--with-feature,--without-feature,build-deps-feature,rt-deps-feature"</text:p>
                </text:list-item>
                <text:list-item>
                  <text:p text:style-name="P199">The PACKAGECONFIG variable contains a space-separated list of feature names, and it can be extended or overridden in bbappend files; have a look at the following example:</text:p>
                  <text:list>
                    <text:list-item>
                      <text:p text:style-name="P77">PACKAGECONFIG_append = " feature1 feature2"</text:p>
                    </text:list-item>
                  </text:list>
                </text:list-item>
                <text:list-item>
                  <text:p text:style-name="P200">To extend or override it from a distribution or local configuration file, you would use the following syntax:</text:p>
                  <text:list>
                    <text:list-item>
                      <text:p text:style-name="P78">PACKAGECONFIG_pn-&lt;package_name&gt; = "feature1 feature2" </text:p>
                    </text:list-item>
                    <text:list-item>
                      <text:p text:style-name="P78">PACKAGECONFIG_append_pn-&lt;package_name&gt; = " feature1 feature2"</text:p>
                    </text:list-item>
                  </text:list>
                </text:list-item>
              </text:list>
            </text:list-item>
            <text:list-item>
              <text:p text:style-name="P201">Following that, we characterize each feature with four ordered arguments:</text:p>
              <text:p text:style-name="P201"/>
              <text:list>
                <text:list-item>
                  <text:p text:style-name="P202">Extra configuration arguments (for <text:span text:style-name="T18">EXTRA_OECONF</text:span> ) when the feature is enabled</text:p>
                </text:list-item>
                <text:list-item>
                  <text:p text:style-name="P202">Extra configuration arguments (for<text:span text:style-name="T18"> EXTRA_OECONF</text:span> ) when the feature is <text:soft-page-break/>disabled</text:p>
                </text:list-item>
                <text:list-item>
                  <text:p text:style-name="P202">Extra build dependencies (for <text:span text:style-name="T18">DEPENDS </text:span>) when the feature is enabled</text:p>
                </text:list-item>
                <text:list-item>
                  <text:p text:style-name="P202">Extra runtime dependencies (for <text:span text:style-name="T18">RDEPENDS</text:span> ) when the feature is enabled</text:p>
                  <text:p text:style-name="P202"/>
                </text:list-item>
              </text:list>
            </text:list-item>
          </text:list>
        </text:list-item>
        <text:list-item>
          <text:p text:style-name="P79">Splitting into several packages</text:p>
          <text:list>
            <text:list-item>
              <text:p text:style-name="P203">It is common to separate the recipe contents into different packages that serve different needs.</text:p>
            </text:list-item>
            <text:list-item>
              <text:p text:style-name="P204">Typical examples are to include documentation in a doc package, and header and/or libraries in a dev package. We can do this using the FILES variable as follows :</text:p>
              <text:list>
                <text:list-item>
                  <text:p text:style-name="P205"><text:span text:style-name="T18">FILES_${PN} += </text:span>"List of files to include in the main package"</text:p>
                </text:list-item>
                <text:list-item>
                  <text:p text:style-name="P205"><text:span text:style-name="T18">FILES_${PN}-dbg +=</text:span> "Optional list of files to include in the debug package"</text:p>
                </text:list-item>
                <text:list-item>
                  <text:p text:style-name="P206"><text:span text:style-name="T18">FILES_${PN}-dev</text:span> += "Optional list of files to include in the development package"</text:p>
                </text:list-item>
                <text:list-item>
                  <text:p text:style-name="P207"><text:span text:style-name="T18">FILES_${PN}-doc </text:span>+= "Optional list of files to include in the documentation package"</text:p>
                </text:list-item>
              </text:list>
            </text:list-item>
          </text:list>
        </text:list-item>
        <text:list-item>
          <text:p text:style-name="P80">Setting machine-specific variables</text:p>
          <text:list>
            <text:list-item>
              <text:p text:style-name="P208">Each recipe has a PACKAGE_ARCH variable that categorizes the recipe into a package feed, as we saw in the Exploring an image's contents recipe.</text:p>
            </text:list-item>
            <text:list-item>
              <text:p text:style-name="P209">we need to check whether the package is categorized in the appropriate package feed, and if not, specify the package architecture explicitly in the recipe itself by using the following line of code:</text:p>
              <text:list>
                <text:list-item>
                  <text:p text:style-name="P81">PACKAGE_ARCH = "${MACHINE_ARCH}"</text:p>
                </text:list-item>
              </text:list>
            </text:list-item>
            <text:list-item>
              <text:p text:style-name="P82"><text:span text:style-name="T1">Also, when a recipe is only to be parsed for specific machine types, we specify it with the </text:span>COMPATIBLE_MACHINE <text:span text:style-name="T1">variable.</text:span></text:p>
            </text:list-item>
            <text:list-item>
              <text:p text:style-name="P210">For example, o make it compatible only with the mxs, mx5 and mx6 SoC families , we would use the following:</text:p>
              <text:list>
                <text:list-item>
                  <text:p text:style-name="P83">COMPATIBLE_MACHINE = "(mxs|mx5|mx6)"a</text:p>
                </text:list-item>
              </text:list>
            </text:list-item>
          </text:list>
          <text:p text:style-name="P83"/>
          <text:list>
            <text:list-item>
              <text:list>
                <text:list-header>
                  <text:p text:style-name="P207"/>
                </text:list-header>
              </text:list>
              <text:p text:style-name="P190"/>
            </text:list-item>
          </text:list>
        </text:list-item>
      </text:list>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00730416301161" text:continue-numbering="true" text:style-name="L2">
        <text:list-item>
          <text:p text:style-name="P19">Adding data, scripts, or configuration files </text:p>
          <text:list>
            <text:list-item>
              <text:p text:style-name="P211">All recipes inherit the base class with the default set of tasks to run.<text:span text:style-name="T32">After inheriting the base class, a recipe knows how to do things like fetching and compiling.</text:span></text:p>
            </text:list-item>
            <text:list-item>
              <text:p text:style-name="P212">If the data or configuration is related to an application or unrelated <text:span text:style-name="T33">for that we have to installed separately or just empty script for that.</text:span></text:p>
            </text:list-item>
            <text:list-item>
              <text:p text:style-name="P213">An example of this type of recipe,<text:span text:style-name="T34">meta-custom/recipes-example/example-data/ example-data_1.0.bb , may be seen here:</text:span></text:p>
              <text:list>
                <text:list-header>
                  <text:p text:style-name="P215">DESCRIPTION = "Example of data or configuration recipe" </text:p>
                  <text:p text:style-name="P213"><text:span text:style-name="T34">SECTION = "examples"</text:span> </text:p>
                </text:list-header>
              </text:list>
            </text:list-item>
          </text:list>
        </text:list-item>
      </text:list>
      <text:p text:style-name="P7"><text:tab/></text:p>
      <text:p text:style-name="P7"><text:tab/><text:tab/><text:span text:style-name="T34">LICENSE = "GPLv2"</text:span></text:p>
      <text:p text:style-name="P7"><text:tab/><text:tab/><text:span text:style-name="T34">LIC_FILES_CHKSUM = "file://${COREBASE}/meta/files/common-licenses/GPL- </text:span></text:p>
      <text:p text:style-name="P8">2.0;md5=801f80980d171dd6425610833a22dbe6"</text:p>
      <text:p text:style-name="P8"><text:tab/><text:tab/>SRCREV = "${AUTOREV}"</text:p>
      <text:p text:style-name="P8"><text:tab/><text:tab/>SRC_URI = "git://github.com/yoctocookbook/examples.git \ </text:p>
      <text:p text:style-name="P8"><text:tab/><text:tab/><text:tab/><text:tab/><text:tab/><text:a xlink:type="simple" xlink:href="smb://example.data/">file://example.data</text:a>"</text:p>
      <text:p text:style-name="P8"><text:tab/><text:tab/>S = "${WORKDIR}/git"</text:p>
      <text:p text:style-name="P8"><text:tab/><text:tab/>inherit allarch</text:p>
      <text:p text:style-name="P8"><text:tab/><text:tab/>do_compile() {</text:p>
      <text:p text:style-name="P8"><text:tab/><text:tab/><text:tab/>}</text:p>
      <text:p text:style-name="P8"><text:tab/><text:tab/>do_install() {</text:p>
      <text:p text:style-name="P8"><text:tab/><text:tab/><text:tab/><text:tab/>install <text:tab/>-d ${D}${sysconfdir}</text:p>
      <text:p text:style-name="P8"><text:tab/><text:tab/><text:tab/><text:tab/>install <text:s/>-d ${D}${sbindir}</text:p>
      <text:p text:style-name="P8"><text:tab/><text:tab/><text:tab/><text:tab/>install <text:s/>-m 0755 ${WORKDIR}/example.data ${D}/${sysconfdir}/</text:p>
      <text:p text:style-name="P8"><text:tab/><text:tab/><text:tab/><text:tab/>install <text:s/>-m 0755 ${S}/python-scripts/* ${D}/${sbindir}</text:p>
      <text:p text:style-name="P8"><text:tab/><text:tab/><text:tab/>}</text:p>
      <text:list xml:id="list100731044843648" text:continue-numbering="true" text:style-name="L2">
        <text:list-item>
          <text:list>
            <text:list-item>
              <text:list>
                <text:list-header>
                  <text:p text:style-name="P214"/>
                </text:list-header>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00730643539238" text:continue-numbering="true" text:style-name="L2">
        <text:list-item>
          <text:p text:style-name="P19">Managing users and groups </text:p>
          <text:list>
            <text:list-item>
              <text:p text:style-name="P216">The user information is stored in the /etc/passwd file, a text file that is used as a database for the system user's information. The passwd file is human-readable.</text:p>
            </text:list-item>
            <text:list-item>
              <text:p text:style-name="P217">Each line on it corresponds to one user in the system, and it has the following format:</text:p>
              <text:list>
                <text:list-item>
                  <text:p text:style-name="P218">&lt;username&gt;:&lt;password&gt;:&lt;uid&gt;:&lt;gid&gt;:&lt;comment&gt;:&lt;home directory&gt;:&lt;login shell&gt;</text:p>
                </text:list-item>
              </text:list>
            </text:list-item>
            <text:list-item>
              <text:p text:style-name="P219">Let's see each of the parameters of this format:</text:p>
              <text:list>
                <text:list-item>
                  <text:p text:style-name="P220">username : A unique string that identifies the user at login</text:p>
                </text:list-item>
                <text:list-item>
                  <text:p text:style-name="P220">uid : User ID, a number that Linux uses to identify the user</text:p>
                </text:list-item>
                <text:list-item>
                  <text:p text:style-name="P220">gid : Group ID, a number that Linux uses to identify the user's primary group</text:p>
                </text:list-item>
                <text:list-item>
                  <text:p text:style-name="P220">comment : Comma-separated values that describe the account, typically the user's contact details</text:p>
                </text:list-item>
                <text:list-item>
                  <text:p text:style-name="P220">home directory : Path to the user's home directory</text:p>
                </text:list-item>
                <text:list-item>
                  <text:p text:style-name="P221">login shell : Shell that is started for interactive logins</text:p>
                </text:list-item>
              </text:list>
            </text:list-item>
            <text:list-item>
              <text:p text:style-name="P222">The default passwd file is stored with the base-passwd package</text:p>
              <text:list>
                <text:list-item>
                  <text:p text:style-name="P223">Ex. root::0:0:root:/root:/bin/sh </text:p>
                  <text:list>
                    <text:list-header>
                      <text:p text:style-name="P223"><text:s/>daemon:*:1:1:daemon:/usr/sbin:/bin/sh</text:p>
                      <text:list>
                        <text:list-item>
                          <text:p text:style-name="P224">All accounts have disabled direct logins, indicated by an asterisk on the password field</text:p>
                        </text:list-item>
                      </text:list>
                    </text:list-header>
                  </text:list>
                </text:list-item>
              </text:list>
            </text:list-item>
            <text:list-item>
              <text:p text:style-name="P225">There is a corresponding /etc/group file that is installed at the same time with the information for the system groups.</text:p>
            </text:list-item>
            <text:list-item>
              <text:p text:style-name="P226">The encrypted passwords are kept on a /etc/shadow file, which is only accessible to the super user.</text:p>
            </text:list-item>
            <text:list-item>
              <text:p text:style-name="P227">The standard way for a recipe to add or modify system users or groups is to use the useradd class, which uses the following variables:</text:p>
              <text:list>
                <text:list-item>
                  <text:p text:style-name="P228"><text:span text:style-name="T18">USERADD_PACKAGES</text:span> : <text:span text:style-name="T35">This variable specifies the individual packages in the recipe that require users or groups to be added. For the main package, you would use the following:</text:span></text:p>
                  <text:list>
                    <text:list-item>
                      <text:p text:style-name="P84">USERADD_PACKAGES = "${PN}"</text:p>
                    </text:list-item>
                  </text:list>
                </text:list-item>
                <text:list-item>
                  <text:p text:style-name="P85">USERADD_PARAM<text:span text:style-name="T1"> : </text:span><text:span text:style-name="T14">This variable corresponds to the arguments passed to the Linux useradd command, to add new users to the system.</text:span></text:p>
                </text:list-item>
                <text:list-item>
                  <text:p text:style-name="P86"><text:span text:style-name="T36">GROUPADD_PARAM</text:span><text:span text:style-name="T14"> : </text:span><text:span text:style-name="T15">This variable corresponds to the arguments passed to the Linux groupadd command, to add new groups to the system</text:span></text:p>
                </text:list-item>
                <text:list-item>
                  <text:p text:style-name="P87">GROUPMEMS_PARAM <text:span text:style-name="T15">: </text:span><text:span text:style-name="T16">This variable corresponds to the arguments passed to the Linux groupmems command, which administers members of the user's primary group.</text:span></text:p>
                </text:list-item>
              </text:list>
            </text:list-item>
            <text:list-item>
              <text:p text:style-name="P229">An example snippet of a recipe using the useradd class follows:</text:p>
              <text:list>
                <text:list-header>
                  <text:p text:style-name="P234">inherit useradd </text:p>
                  <text:p text:style-name="P234">PASSWORD ?= "miDBHFo2hJSAA" </text:p>
                  <text:p text:style-name="P234">USERADD_PACKAGES = "${PN}" </text:p>
                  <text:p text:style-name="P234">USERADD_PARAM_${PN} = "--system --create-home \ </text:p>
                  <text:list>
                    <text:list-item>
                      <text:list>
                        <text:list-item>
                          <text:list>
                            <text:list-item>
                              <text:list>
                                <text:list-item>
                                  <text:list>
                                    <text:list-item>
                                      <text:list>
                                        <text:list-item>
                                          <text:list>
                                            <text:list-header>
                                              <text:p text:style-name="P234">--groups tty \ </text:p>
                                              <text:p text:style-name="P234">--password ${PASSWORD} \ </text:p>
                                              <text:p text:style-name="P88"><text:span text:style-name="T17">--user-group ${PN}"</text:span><text:span text:style-name="T16"> </text:span></text:p>
                                            </text:list-header>
                                          </text:list>
                                        </text:list-item>
                                      </text:list>
                                    </text:list-item>
                                  </text:list>
                                </text:list-item>
                              </text:list>
                            </text:list-item>
                          </text:list>
                        </text:list-item>
                      </text:list>
                    </text:list-item>
                  </text:list>
                </text:list-header>
              </text:list>
            </text:list-item>
            <text:list-item>
              <text:p text:style-name="P230">The password can be generated on your host using the mkpasswd Linux command-line utility, installed with the whois Ubuntu package.</text:p>
            </text:list-item>
            <text:list-item>
              <text:p text:style-name="P231">When generating users and groups using the useradd class, the uid and gid values are assigned dynamically during package installation.</text:p>
            </text:list-item>
            <text:list-item>
              <text:p text:style-name="P232">there is a way to assign system-wide static uid and gid values by providing your own passwd and group files.</text:p>
              <text:p text:style-name="P233"/>
              <text:list>
                <text:list-item>
                  <text:p text:style-name="P89"><text:soft-page-break/><text:span text:style-name="T16">To do this,</text:span><text:span text:style-name="T1">define the USERADDEXTENSION variable in your conf/local.conf file as follows:</text:span></text:p>
                  <text:list>
                    <text:list-item>
                      <text:p text:style-name="P90">USERADDEXTENSION = "useradd-staticids"</text:p>
                    </text:list-item>
                  </text:list>
                </text:list-item>
              </text:list>
            </text:list-item>
            <text:list-item>
              <text:p text:style-name="P235">The build system will then search the BBPATH variable for files/passwd and files/ group files to obtain the uid and gid values.</text:p>
            </text:list-item>
            <text:list-item>
              <text:p text:style-name="P236">The default filenames can be overridden by using the USERADD_UID_TABLES and USERADD_ GID_TABLES variables.</text:p>
            </text:list-item>
            <text:list-item>
              <text:p text:style-name="P237">You also need to define the following:</text:p>
              <text:list>
                <text:list-item>
                  <text:p text:style-name="P91">USERADD_ERROR_DYNAMIC = "1</text:p>
                </text:list-item>
                <text:list-item>
                  <text:p text:style-name="P238">This is done so that the build system produces an error if the required uid and gid values are not found in the provided files.</text:p>
                </text:list-item>
              </text:list>
            </text:list-item>
            <text:list-item>
              <text:p text:style-name="P239">There is also a way to add user and group information that is not tied to a specific recipe but to an image – by using the extrausers class. It is configured by the <text:span text:style-name="T18">EXTRA_USERS_PARAMS </text:span>variable in an image recipe and used as follows:</text:p>
              <text:list>
                <text:list-item>
                  <text:list>
                    <text:list-header>
                      <text:p text:style-name="P240">inherit extrausers </text:p>
                      <text:p text:style-name="P240">EXTRA_USERS_PARAMS = "\ </text:p>
                      <text:p text:style-name="P240">useradd -P password root; \ </text:p>
                      <text:p text:style-name="P240">"</text:p>
                    </text:list-header>
                    <text:list-item>
                      <text:p text:style-name="P241">This sets the root password to password .</text:p>
                    </text:list-item>
                  </text:list>
                </text:list-item>
              </text:list>
              <text:p text:style-name="P239"/>
              <text:list>
                <text:list-item>
                  <text:list>
                    <text:list-header>
                      <text:p text:style-name="P242"><text:s/></text:p>
                    </text:list-header>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2418412596" text:continue-numbering="true" text:style-name="L2">
        <text:list-item>
          <text:p text:style-name="P19"><text:soft-page-break/>Using the sysvinit initialization system </text:p>
          <text:list>
            <text:list-item>
              <text:p text:style-name="P243">The initialization manager is an important part of the root filesystem.It is the first thing the kernel executes, and it has the responsibility to start the rest of the system.</text:p>
            </text:list-item>
            <text:list-item>
              <text:p text:style-name="P244">The kernel is passed an init command-line argument, typically /sbin/init , which is then launched. This init process has PID 1 and is the parent of all processes.</text:p>
            </text:list-item>
            <text:list-item>
              <text:p text:style-name="P245">The init process can either be implemented by BusyBox or be an independent program installed with the sysvinit package.</text:p>
            </text:list-item>
            <text:list-item>
              <text:p text:style-name="P246">It work on the concept of runlevel<text:span text:style-name="T37">, a machine state that defines which processes to run.</text:span></text:p>
            </text:list-item>
            <text:list-item>
              <text:p text:style-name="P247">The init process will read an inittab file and look for a default runlevel.<text:span text:style-name="T38">The default inittab file is installed with the sysvinit-inittab package and is as follows:</text:span></text:p>
              <text:list>
                <text:list-header>
                  <text:p text:style-name="P247"/>
                  <text:p text:style-name="P248"># /etc/inittab: init(8) configuration. </text:p>
                  <text:p text:style-name="P248"># $Id: inittab,v 1.91 2002/01/25 13:35:21 miquels Exp $</text:p>
                </text:list-header>
              </text:list>
            </text:list-item>
          </text:list>
        </text:list-item>
      </text:list>
      <text:p text:style-name="P9"><text:tab/></text:p>
      <text:p text:style-name="P9"><text:tab/><text:tab/># The default runlevel. </text:p>
      <text:p text:style-name="P9"><text:tab/><text:tab/>id:5:initdefault:</text:p>
      <text:p text:style-name="P9"><text:tab/><text:tab/># Boot-time system configuration/initialization script. </text:p>
      <text:p text:style-name="P9"><text:tab/><text:tab/># This is run first except when booting in emergency (-b) mode. </text:p>
      <text:p text:style-name="P9"><text:tab/><text:tab/>si::sysinit:/etc/init.d/rcS</text:p>
      <text:p text:style-name="P9"><text:tab/></text:p>
      <text:p text:style-name="P9"><text:tab/><text:tab/># What to do in single-user mode. </text:p>
      <text:p text:style-name="P9"><text:tab/><text:tab/>~~:S:wait:/sbin/sulogin</text:p>
      <text:p text:style-name="P9"><text:tab/></text:p>
      <text:p text:style-name="P10"><text:tab/><text:tab/><text:span text:style-name="T39"># /etc/init.d executes the S and K scripts upon change of runlevel.</text:span></text:p>
      <text:p text:style-name="P10"><text:tab/><text:tab/><text:span text:style-name="T39"># Runlevel 0 is halt</text:span></text:p>
      <text:p text:style-name="P10"><text:tab/><text:tab/><text:span text:style-name="T39"># Runlevel 1 is single-user</text:span></text:p>
      <text:p text:style-name="P10"><text:tab/><text:tab/><text:span text:style-name="T39"># Runlevel 2-5 are multi-user</text:span></text:p>
      <text:p text:style-name="P10"><text:tab/><text:tab/><text:span text:style-name="T39"># Runlevel 6 is reboot</text:span></text:p>
      <text:p text:style-name="P10"><text:tab/><text:tab/></text:p>
      <text:p text:style-name="P11"><text:tab/><text:tab/><text:span text:style-name="T40">l0:0:wait:/etc/init.d/rc 0</text:span></text:p>
      <text:p text:style-name="P11"><text:tab/><text:tab/><text:span text:style-name="T40">l1:1:wait:/etc/init.d/rc 1</text:span></text:p>
      <text:p text:style-name="P11"><text:tab/><text:tab/><text:span text:style-name="T40">l2:2:wait:/etc/init.d/rc 2</text:span></text:p>
      <text:p text:style-name="P11"><text:tab/><text:tab/><text:span text:style-name="T40">l3:3:wait:/etc/init.d/rc 3</text:span></text:p>
      <text:p text:style-name="P11"><text:tab/><text:tab/><text:span text:style-name="T40">l4:4:wait:/etc/init.d/rc 4</text:span></text:p>
      <text:p text:style-name="P11"><text:tab/><text:tab/><text:span text:style-name="T40">l5:5:wait:/etc/init.d/rc 5</text:span></text:p>
      <text:p text:style-name="P11"><text:tab/><text:tab/><text:span text:style-name="T40">l6:6:wait:/etc/init.d/rc 6</text:span></text:p>
      <text:p text:style-name="P11"><text:tab/><text:tab/><text:span text:style-name="T40"># Normally not reached, but fallthrough in case of emergency.</text:span></text:p>
      <text:p text:style-name="P11"><text:tab/><text:tab/><text:span text:style-name="T40">z6:6:respawn:/sbin/sulogin</text:span></text:p>
      <text:p text:style-name="P10"/>
      <text:list xml:id="list100731090241053" text:continue-numbering="true" text:style-name="L2">
        <text:list-item>
          <text:list>
            <text:list-item>
              <text:list>
                <text:list-item>
                  <text:p text:style-name="P249">Then, init runs all scripts starting with S in the /etc/rcS.d directory, followed by all the scripts starting with S in the /etc/rcN.d directory, where N is the runlevel value.</text:p>
                  <text:p text:style-name="P249"/>
                </text:list-item>
              </text:list>
            </text:list-item>
            <text:list-item>
              <text:p text:style-name="P250">So the init process just performs the initialization and forgets about the processes. If something goes wrong and the processes are killed, no one will care. The system watchdog will reboot the system if it becomes unresponsive, but applications built with more than one process usually need some type of process monitor that can react to the health of the system, but sysvinit does not offer these types of mechanisms.</text:p>
            </text:list-item>
            <text:list-item>
              <text:p text:style-name="P251">sysvinit is a well-understood and reliable initialization manager and the recommendation is to keep it unless you need some extra feature.</text:p>
            </text:list-item>
            <text:list-item>
              <text:p text:style-name="P252">When using sysvinit as the initialization manager, Yocto offers the update-rc.d class as a helper to install initialization scripts so that they are started and stopped when needed.</text:p>
              <text:list>
                <text:list-item>
                  <text:p text:style-name="P253"><text:soft-page-break/>When using this class, you need to specify the INITSCRIPT_NAME variable with the name of the script to install and INITSCRIPT_PARAMS with the options to pass to the update- rc.d utility.</text:p>
                </text:list-item>
                <text:list-item>
                  <text:p text:style-name="P254">For Example : If multiple Packages then override </text:p>
                  <text:list>
                    <text:list-header>
                      <text:p text:style-name="P254">INITSCRIPT_PACKAGES = "${PN}-httpd ${PN}-ftpd"</text:p>
                      <text:p text:style-name="P255">INITSCRIPT_NAME_${PN}-httpd = "httpd.sh"</text:p>
                      <text:p text:style-name="P255">INITSCRIPT_NAME_${PN}-ftpd = "ftpd.sh" </text:p>
                      <text:p text:style-name="P255">INITSCRIPT_PARAMS_${PN}-httpd = "defaults" </text:p>
                      <text:p text:style-name="P255">INITSCRIPT_PARAMS_${PN}-ftpd = "start 99 5 2 . stop 20 0 1 6 ."</text:p>
                    </text:list-header>
                  </text:list>
                </text:list-item>
              </text:list>
            </text:list-item>
            <text:list-item>
              <text:p text:style-name="P256">When an initialization script is not tied to a particular recipe, we can add a specific recipe for it. For example, the following recipe will run a mount.sh script in the recipes-example/ sysvinit-mount/sysvinit-mount_1.0.bb file.</text:p>
              <text:list>
                <text:list-item>
                  <text:list>
                    <text:list-header>
                      <text:p text:style-name="P257">DESCRIPTION = "Initscripts for mounting filesystems" </text:p>
                      <text:p text:style-name="P257">LICENSE = "MIT" </text:p>
                      <text:p text:style-name="P257">LIC_FILES_CHKSUM = </text:p>
                      <text:p text:style-name="P257">"file://{COMMON_LICENSE_DIR}/MIT;md5=0835ade698e0bcf8506ecda2f7b4 </text:p>
                      <text:p text:style-name="P257">f302"</text:p>
                      <text:p text:style-name="P257">SRC_URI = "file://mount.sh" </text:p>
                      <text:p text:style-name="P257">INITSCRIPT_NAME = "mount.sh" </text:p>
                      <text:p text:style-name="P257">INITSCRIPT_PARAMS = "start 09 S ." </text:p>
                      <text:p text:style-name="P257">inherit update-rc.d </text:p>
                      <text:p text:style-name="P257">S = "${WORKDIR}" </text:p>
                      <text:p text:style-name="P257">do_install () { </text:p>
                      <text:p text:style-name="P257">install -d ${D}${sysconfdir}/init.d/ </text:p>
                      <text:p text:style-name="P257">install -c -m 755 ${WORKDIR}/${INITSCRIPT_NAME} </text:p>
                      <text:p text:style-name="P257">${D}${sysconfdir}/init.d/${INITSCRIPT_NAME} </text:p>
                      <text:p text:style-name="P257">}</text:p>
                    </text:list-header>
                  </text:list>
                </text:list-item>
              </text:list>
              <text:p text:style-name="P258"/>
            </text:list-item>
          </text:list>
        </text:list-item>
      </text:list>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0463708187" text:continue-numbering="true" text:style-name="L2">
        <text:list-item>
          <text:p text:style-name="P19"><text:soft-page-break/>Using the systemd initialization system </text:p>
          <text:list>
            <text:list-item>
              <text:p text:style-name="P259">As an alternative to sysvinit , you can configure your project to use systemd as an initialization manager, although systemd packs many more features.</text:p>
            </text:list-item>
            <text:list-item>
              <text:p text:style-name="P260">It is based on the concepts of units, an abstraction of all elements that are relevant for system startup and maintenance, and targets, which group units and can be viewed as a runlevel equivalent. Some of the units systemd defines are:</text:p>
              <text:list>
                <text:list-item>
                  <text:p text:style-name="P261">Services</text:p>
                </text:list-item>
                <text:list-item>
                  <text:p text:style-name="P261">Sockets</text:p>
                </text:list-item>
                <text:list-item>
                  <text:p text:style-name="P261">Devices</text:p>
                </text:list-item>
                <text:list-item>
                  <text:p text:style-name="P261">Mount points</text:p>
                </text:list-item>
                <text:list-item>
                  <text:p text:style-name="P261">Snapshots</text:p>
                </text:list-item>
                <text:list-item>
                  <text:p text:style-name="P261">Timers</text:p>
                </text:list-item>
                <text:list-item>
                  <text:p text:style-name="P261">Paths</text:p>
                </text:list-item>
              </text:list>
            </text:list-item>
            <text:list-item>
              <text:p text:style-name="P262">The default targets and their runlevel equivalents are defined in the following table:</text:p>
              <text:list>
                <text:list-header>
                  <text:p text:style-name="P263">Systemd target<text:tab/><text:tab/>Notes</text:p>
                </text:list-header>
                <text:list-item>
                  <text:p text:style-name="P263">poweroff.target<text:tab/><text:tab/>Halt the system.</text:p>
                </text:list-item>
                <text:list-item>
                  <text:p text:style-name="P263">rescue.target<text:tab/><text:tab/><text:tab/>Single user mode.</text:p>
                </text:list-item>
                <text:list-item>
                  <text:p text:style-name="P263">multi-user. target<text:tab/><text:tab/>User-defined/site-specific runlevels. By default, <text:tab/><text:tab/><text:tab/><text:tab/><text:tab/>identical to 3.</text:p>
                </text:list-item>
                <text:list-item>
                  <text:p text:style-name="P264">multi-user. target<text:tab/><text:tab/>Multiuser, non-graphical. Users can usually log in via <text:tab/><text:tab/><text:tab/><text:tab/>multiple consoles or via the network.</text:p>
                </text:list-item>
                <text:list-item>
                  <text:p text:style-name="P265">graphical. target<text:tab/><text:tab/>Multiuser, graphical. Usually has all the services of <text:tab/><text:tab/><text:tab/><text:tab/>runlevel 3 plus a graphical login.</text:p>
                </text:list-item>
                <text:list-item>
                  <text:p text:style-name="P266">reboot.target<text:tab/><text:tab/><text:tab/>Reboot the system.</text:p>
                </text:list-item>
              </text:list>
            </text:list-item>
            <text:list-item>
              <text:p text:style-name="P267">The systemd initialization manager is designed to be compatible with sysvinit , including using sysvinit init scripts.</text:p>
            </text:list-item>
            <text:list-item>
              <text:p text:style-name="P267">Some of the features of systemd are:</text:p>
              <text:list>
                <text:list-item>
                  <text:p text:style-name="P268">Parallelization capabilities that allow for faster boot times</text:p>
                </text:list-item>
                <text:list-item>
                  <text:p text:style-name="P268">Service initialization via sockets and D-Bus so that services are only started when needed</text:p>
                </text:list-item>
                <text:list-item>
                  <text:p text:style-name="P268">Process monitoring that allows for process failure recovery</text:p>
                </text:list-item>
                <text:list-item>
                  <text:p text:style-name="P269">System state snapshots and restoration</text:p>
                </text:list-item>
                <text:list-item>
                  <text:p text:style-name="P269">Mount point management</text:p>
                </text:list-item>
                <text:list-item>
                  <text:p text:style-name="P269">Transactional-dependency-based unit control, where units establish dependencies between them</text:p>
                </text:list-item>
              </text:list>
            </text:list-item>
            <text:list-item>
              <text:p text:style-name="P270">To configure your system to use systemd , you need to add the systemd distribution feature to your project by adding the following to your distribution's configuration file, under sources/poky/meta-yocto/conf/distro/poky.conf for the default poky distribution, or locally on your project's conf/local.conf file:</text:p>
              <text:list>
                <text:list-item>
                  <text:p text:style-name="P92">DISTRO_FEATURES_append = " systemd"</text:p>
                </text:list-item>
                <text:list-item>
                  <text:p text:style-name="P93">VIRTUAL-RUNTIME_init_manager = "systemd"</text:p>
                </text:list-item>
              </text:list>
            </text:list-item>
            <text:list-item>
              <text:p text:style-name="P271">This configuration example allows you to define a main image with systemd and a rescue image with sysvinit</text:p>
            </text:list-item>
            <text:list-item>
              <text:p text:style-name="P271">To remove sysvinit completely from your system, you would do the following:</text:p>
              <text:list>
                <text:list-item>
                  <text:p text:style-name="P94">DISTRO_FEATURES_BACKFILL_CONSIDERED = "sysvinit"</text:p>
                </text:list-item>
                <text:list-item>
                  <text:p text:style-name="P94">VIRTUAL-RUNTIME_initscripts = ""</text:p>
                </text:list-item>
              </text:list>
            </text:list-item>
            <text:list-item>
              <text:p text:style-name="P272">Feature backfilling is the automatic extension of machine and distribution features to keep backwards compatibility. The sysvinit distribution feature is automatically filled in, so to remove it, we need to blacklist it by adding it to the <text:span text:style-name="T18">DISTRO_FEATURES_BACKFILL_ CONSIDERED</text:span> variable</text:p>
            </text:list-item>
            <text:list-item>
              <text:p text:style-name="P95"><text:soft-page-break/>Linux kernel also needs to be specifically configured with all the features required by systemd</text:p>
              <text:list>
                <text:list-item>
                  <text:p text:style-name="P273">we would need to add the following configuration changes in the arch/arm/configs/wandboard-quad_ minimal_defconfig file: (This is board specific changes)</text:p>
                  <text:list>
                    <text:list-item>
                      <text:p text:style-name="P274">+CONFIG_FHANDLE=y</text:p>
                    </text:list-item>
                    <text:list-item>
                      <text:p text:style-name="P274">+CONFIG_CGROUPS=y</text:p>
                    </text:list-item>
                    <text:list-item>
                      <text:p text:style-name="P274">+CONFIG_SECCOMP=y</text:p>
                    </text:list-item>
                    <text:list-item>
                      <text:p text:style-name="P274">+CONFIG_NET=y </text:p>
                    </text:list-item>
                    <text:list-item>
                      <text:p text:style-name="P274">+CONFIG_UNIX=y+CONFIG_INET=y </text:p>
                    </text:list-item>
                    <text:list-item>
                      <text:p text:style-name="P274">+CONFIG_AUTOFS4_FS=y </text:p>
                    </text:list-item>
                    <text:list-item>
                      <text:p text:style-name="P274">+CONFIG_TMPFS=y </text:p>
                    </text:list-item>
                    <text:list-item>
                      <text:p text:style-name="P274">+CONFIG_TMPFS_POSIX_ACL=y </text:p>
                    </text:list-item>
                    <text:list-item>
                      <text:p text:style-name="P274">+CONFIG_SCHEDSTATS=y</text:p>
                    </text:list-item>
                  </text:list>
                </text:list-item>
              </text:list>
            </text:list-item>
            <text:list-item>
              <text:p text:style-name="P96">Installing systemd unit files</text:p>
              <text:list>
                <text:list-item>
                  <text:p text:style-name="P275">Yocto offers the systemd class as a helper to install unit files. By default, unit files are installed on the ${systemd_unitdir}/system path on the destination directory.</text:p>
                </text:list-item>
                <text:list-item>
                  <text:p text:style-name="P276">When using this class, you need to specify the <text:span text:style-name="T18">SYSTEMD_SERVICE_${PN}</text:span> variable with the name of the unit file to install</text:p>
                </text:list-item>
                <text:list-item>
                  <text:p text:style-name="P277">You can optionally use the SYSTEMD_PACKAGES variable to list the packages to contain the unit files. By default, this is the main package only, and if multiple packages are provided, the SYSTEMD_SERVICE variable needs to be specified using overrides.</text:p>
                </text:list-item>
                <text:list-item>
                  <text:p text:style-name="P278">Services are configured to launch at boot by default, but this can be changed with the SYSTEMD_AUTO_ENABLE variable.</text:p>
                </text:list-item>
                <text:list-item>
                  <text:p text:style-name="P279">An example snippet follows:</text:p>
                  <text:list>
                    <text:list-header>
                      <text:p text:style-name="P280">SYSTEMD_PACKAGES = "${PN}-syslog" </text:p>
                      <text:p text:style-name="P280">SYSTEMD_SERVICE_${PN}-syslog = "busybox-syslog.service" </text:p>
                      <text:p text:style-name="P280">SYSTEMD_AUTO_ENABLE = "disabled"</text:p>
                    </text:list-header>
                  </text:list>
                  <text:p text:style-name="P280"/>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0732035959419" text:continue-numbering="true" text:style-name="L2">
        <text:list-item>
          <text:p text:style-name="P19"><text:soft-page-break/>Installing package-installation scripts </text:p>
          <text:list>
            <text:list-item>
              <text:p text:style-name="P281">The supported package formats, RPM, ipk, and deb, support the addition of installation scripts that can be run at different times during a package installation process.</text:p>
            </text:list-item>
            <text:list-item>
              <text:p text:style-name="P282">There are different types of installation scripts:</text:p>
              <text:list>
                <text:list-item>
                  <text:p text:style-name="P283"><text:span text:style-name="T18">Preinstallation scripts</text:span> ( pkg_preinst ): These are called before the package is unpacked</text:p>
                </text:list-item>
                <text:list-item>
                  <text:p text:style-name="P284"><text:span text:style-name="T18">Postinstallation scripts</text:span> ( pkg_postinst ): These are called after the package is unpacked, and dependencies will be configured</text:p>
                </text:list-item>
                <text:list-item>
                  <text:p text:style-name="P285"><text:span text:style-name="T18">Preremoval scripts </text:span>( pkg_prerm ): <text:span text:style-name="T41">These are called with installed or at least partially installed packages</text:span></text:p>
                </text:list-item>
                <text:list-item>
                  <text:p text:style-name="P286"><text:span text:style-name="T18">Postremoval scripts</text:span> ( pkg_postrm ): <text:span text:style-name="T42">These are called after the package's files have been removed or replaced</text:span></text:p>
                </text:list-item>
              </text:list>
            </text:list-item>
            <text:list-item>
              <text:p text:style-name="P287">An example snippet of the installation of a preinstallation script in a recipe is as follows:</text:p>
              <text:list>
                <text:list-item>
                  <text:list>
                    <text:list-header>
                      <text:p text:style-name="P288">pkg_preinst_${PN} () { </text:p>
                      <text:p text:style-name="P288"># Shell commands </text:p>
                      <text:p text:style-name="P288">}</text:p>
                    </text:list-header>
                  </text:list>
                </text:list-item>
              </text:list>
            </text:list-item>
            <text:list-item>
              <text:p text:style-name="P289">All installation scripts work in the same way, with the exception that the postinstallation scripts may be run either on the host at root filesystem image creation time, on the target (for those actions that cannot be performed on the host), or when a package is directly installed on the target. Have a look at the following code:</text:p>
              <text:list>
                <text:list-header>
                  <text:p text:style-name="P290">pkg_postinst_${PN} () { </text:p>
                  <text:p text:style-name="P290">if [ x"$D" = "x" ]; then </text:p>
                  <text:p text:style-name="P290"># Commands to execute on device </text:p>
                  <text:p text:style-name="P290">else </text:p>
                  <text:p text:style-name="P290"># Commands to execute on host </text:p>
                  <text:p text:style-name="P290">fi </text:p>
                  <text:p text:style-name="P290">}</text:p>
                </text:list-header>
              </text:list>
            </text:list-item>
            <text:list-item>
              <text:p text:style-name="P291">If the postinstallation script succeeds, the package is marked as installed. If the script fails, the package is marked as unpacked and the script is executed when the image boots again.</text:p>
            </text:list-item>
            <text:list-item>
              <text:p text:style-name="P292">For postinstallation scripts, when running on the host, D is set to the destination directory, so the comparison test will fail. But D will be empty when running on the target.</text:p>
            </text:list-item>
          </text:list>
          <text:p text:style-name="P292"/>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1726387403" text:continue-numbering="true" text:style-name="L2">
        <text:list-item>
          <text:p text:style-name="P19"><text:soft-page-break/>Reducing the Linux kernel image size </text:p>
          <text:list>
            <text:list-item>
              <text:p text:style-name="P293">Before or in parallel with the root filesystem customization, embedded projects usually require an image size optimization that will reduce the boot time and memory usage.</text:p>
            </text:list-item>
            <text:list-item>
              <text:p text:style-name="P294">Smaller images mean less storage space, less transmission time, and less programming time, which saves money both in manufacturing and field updates.</text:p>
            </text:list-item>
            <text:list-item>
              <text:p text:style-name="P295">By default, the compressed Linux kernel image (zImage) for the wandboard-quad is around 5.2 MB. This recipe will show how we can reduce that.</text:p>
              <text:list>
                <text:list-item>
                  <text:p text:style-name="P296">Defconfig file customize :</text:p>
                  <text:list>
                    <text:list-item>
                      <text:p text:style-name="P297">CONFIG_KERNEL_XZ=y </text:p>
                    </text:list-item>
                    <text:list-item>
                      <text:p text:style-name="P297">CONFIG_NO_HZ=y </text:p>
                    </text:list-item>
                    <text:list-item>
                      <text:p text:style-name="P297">CONFIG_HIGH_RES_TIMERS=y </text:p>
                    </text:list-item>
                    <text:list-item>
                      <text:p text:style-name="P297">CONFIG_BLK_DEV_INITRD=y </text:p>
                    </text:list-item>
                    <text:list-item>
                      <text:p text:style-name="P297">CONFIG_CC_OPTIMIZE_FOR_SIZE=y </text:p>
                    </text:list-item>
                    <text:list-item>
                      <text:p text:style-name="P297">CONFIG_EMBEDDED=y </text:p>
                    </text:list-item>
                    <text:list-item>
                      <text:p text:style-name="P297">CONFIG_SLOB=y </text:p>
                    </text:list-item>
                    <text:list-item>
                      <text:p text:style-name="P297">CONFIG_ARCH_MXC=y </text:p>
                    </text:list-item>
                    <text:list-item>
                      <text:p text:style-name="P297">CONFIG_SOC_IMX6Q=y </text:p>
                    </text:list-item>
                    <text:list-item>
                      <text:p text:style-name="P297">CONFIG_SOC_IMX6SL=y </text:p>
                    </text:list-item>
                    <text:list-item>
                      <text:p text:style-name="P297">CONFIG_SMP=y </text:p>
                    </text:list-item>
                    <text:list-item>
                      <text:p text:style-name="P297">CONFIG_VMSPLIT_2G=y </text:p>
                    </text:list-item>
                    <text:list-item>
                      <text:p text:style-name="P297">CONFIG_AEABI=y </text:p>
                    </text:list-item>
                    <text:list-item>
                      <text:p text:style-name="P297">CONFIG_CPU_FREQ=y </text:p>
                    </text:list-item>
                    <text:list-item>
                      <text:p text:style-name="P297">CONFIG_ARM_IMX6_CPUFREQ=y </text:p>
                    </text:list-item>
                    <text:list-item>
                      <text:p text:style-name="P297">CONFIG_CPU_IDLE=y </text:p>
                    </text:list-item>
                    <text:list-item>
                      <text:p text:style-name="P297">CONFIG_VFP=y </text:p>
                    </text:list-item>
                    <text:list-item>
                      <text:p text:style-name="P297">CONFIG_NEON=y </text:p>
                    </text:list-item>
                    <text:list-item>
                      <text:p text:style-name="P297">CONFIG_DEVTMPFS=y </text:p>
                    </text:list-item>
                    <text:list-item>
                      <text:p text:style-name="P297">CONFIG_DEVTMPFS_MOUNT=y </text:p>
                    </text:list-item>
                    <text:list-item>
                      <text:p text:style-name="P297">CONFIG_PROC_DEVICETREE=y </text:p>
                    </text:list-item>
                    <text:list-item>
                      <text:p text:style-name="P297">CONFIG_SERIAL_IMX=y </text:p>
                    </text:list-item>
                    <text:list-item>
                      <text:p text:style-name="P297">CONFIG_SERIAL_IMX_CONSOLE=y </text:p>
                    </text:list-item>
                    <text:list-item>
                      <text:p text:style-name="P297">CONFIG_REGULATOR=y </text:p>
                    </text:list-item>
                    <text:list-item>
                      <text:p text:style-name="P297">CONFIG_REGULATOR_ANATOP=y </text:p>
                    </text:list-item>
                    <text:list-item>
                      <text:p text:style-name="P297">CONFIG_MMC=y </text:p>
                    </text:list-item>
                    <text:list-item>
                      <text:p text:style-name="P297">CONFIG_MMC_SDHCI=y </text:p>
                    </text:list-item>
                    <text:list-item>
                      <text:p text:style-name="P297">CONFIG_MMC_SDHCI_PLTFM=y </text:p>
                    </text:list-item>
                    <text:list-item>
                      <text:p text:style-name="P297">CONFIG_MMC_SDHCI_ESDHC_IMX=y </text:p>
                    </text:list-item>
                    <text:list-item>
                      <text:p text:style-name="P297">CONFIG_DMADEVICES=y </text:p>
                    </text:list-item>
                    <text:list-item>
                      <text:p text:style-name="P297">CONFIG_IMX_SDMA=y </text:p>
                    </text:list-item>
                    <text:list-item>
                      <text:p text:style-name="P297">CONFIG_EXT3_FS=y</text:p>
                    </text:list-item>
                  </text:list>
                </text:list-item>
                <text:list-item>
                  <text:p text:style-name="P298">This configuration builds an 886 K compressed Linux kernel image (zImage).</text:p>
                </text:list-item>
              </text:list>
            </text:list-item>
            <text:list-item>
              <text:p text:style-name="P299">Some of the usual things to exclude are:</text:p>
              <text:list>
                <text:list-item>
                  <text:p text:style-name="P300">Remove IPv6 ( CONFIG_IPV6 ) and other superfluous networking features</text:p>
                </text:list-item>
                <text:list-item>
                  <text:p text:style-name="P300">Remove block devices ( CONFIG_BLOCK ) if not needed</text:p>
                </text:list-item>
                <text:list-item>
                  <text:p text:style-name="P300">Remove cryptographic features ( CONFIG_CRYPTO ) if unused</text:p>
                </text:list-item>
                <text:list-item>
                  <text:p text:style-name="P300">Review the supported filesystem types and remove the unneeded ones, such as flash filesystems on flashless devices</text:p>
                </text:list-item>
                <text:list-item>
                  <text:p text:style-name="P300">Avoid modules and remove the module support ( CONFIG_MODULES ) from the kernel if possible</text:p>
                </text:list-item>
              </text:list>
            </text:list-item>
            <text:list-item>
              <text:p text:style-name="P301"><text:soft-page-break/>A good strategy is to start with a minimal kernel and add the essential stuff until you get a working system. Start with the allnoconfig GNU make target and review the configuration items under <text:span text:style-name="T18">CONFIG_EXPERT </text:span>and <text:span text:style-name="T18">CONFIG_EMBEDDED </text:span>as they are not included in the allnoconfig setting.</text:p>
            </text:list-item>
            <text:list-item>
              <text:p text:style-name="P302">Some configuration changes that might not be obvious but reduce the image size considerably without feature removal are listed here:</text:p>
              <text:list>
                <text:list-item>
                  <text:p text:style-name="P303">Change the default compression method from Lempel–Ziv–Oberhumer (LZO) to XZ ( CONFIG_KERNEL_XZ ). The decompression speed will be a bit lower though.</text:p>
                </text:list-item>
                <text:list-item>
                  <text:p text:style-name="P303">Change the allocator from SLUB to Simple List Of Blocks (SLOB) ( CONFIG_SLOB ) for small embedded systems with little memory.</text:p>
                </text:list-item>
                <text:list-item>
                  <text:p text:style-name="P304">Use no high memory ( CONFIG_HIGHMEM ) unless you have 4 GB or more memory.</text:p>
                </text:list-item>
              </text:list>
            </text:list-item>
            <text:list-item>
              <text:p text:style-name="P305">You may also want to have a different configuration for production and development systems, so you may remove the following from your production images:</text:p>
              <text:list>
                <text:list-item>
                  <text:p text:style-name="P306">printk support ( CONFIG_PRINTK )</text:p>
                </text:list-item>
                <text:list-item>
                  <text:p text:style-name="P306">tracing support ( CONFIG_FTRACE )</text:p>
                </text:list-item>
              </text:list>
            </text:list-item>
            <text:list-item>
              <text:p text:style-name="P307">In the compilation side of things, optimize for size using CONFIG_CC_OPTIMIZE_FOR_SIZE .</text:p>
            </text:list-item>
            <text:list-item>
              <text:p text:style-name="P308">You can print a sorted list of kernel symbols with the following:</text:p>
              <text:list>
                <text:list-item>
                  <text:p text:style-name="P97">$ nm --size-sort --print-size -r vmlinux | head</text:p>
                </text:list-item>
              </text:list>
            </text:list-item>
            <text:list-item>
              <text:p text:style-name="P309">The actual space used by the uncompressed kernel in memory can be obtained from a running Wandboard kernel log as follows:</text:p>
              <text:list>
                <text:list-item>
                  <text:p text:style-name="P98">$ dmesg | grep -A 3 "text"</text:p>
                </text:list-item>
                <text:list-item>
                  <text:p text:style-name="P310">From here</text:p>
                  <text:list>
                    <text:list-item>
                      <text:p text:style-name="P99">.text<text:span text:style-name="T1"> section contains code and constant data</text:span></text:p>
                    </text:list-item>
                    <text:list-item>
                      <text:p text:style-name="P99">.data<text:span text:style-name="T1"> section contains the initialization data for variables</text:span></text:p>
                    </text:list-item>
                    <text:list-item>
                      <text:p text:style-name="P99">.bss<text:span text:style-name="T1"> sections contains all uninitialized data</text:span></text:p>
                    </text:list-item>
                    <text:list-item>
                      <text:p text:style-name="P99">.init <text:span text:style-name="T1">section contains global variables used during Linux initialization only</text:span></text:p>
                    </text:list-item>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1897837171" text:continue-numbering="true" text:style-name="L2">
        <text:list-item>
          <text:p text:style-name="P19"><text:soft-page-break/>Reducing the root filesystem image size </text:p>
          <text:list>
            <text:list-item>
              <text:p text:style-name="P311">By default, the core-image-minimal size for the wandboard-quad unpacked tarball is around 45 MB, and core-image-sato is around 150 MB. This recipe will explore methods to reduce their size.</text:p>
            </text:list-item>
            <text:list-item>
              <text:p text:style-name="P312">An example of a small image, core-image-small , that does not include the packagegroup- core-boot recipe and can be used as the base for a root filesystem image with reduced size, recipes-core/images/core-image-small.bb , is shown next:</text:p>
              <text:list>
                <text:list-item>
                  <text:list>
                    <text:list-header>
                      <text:p text:style-name="P313">DESCRIPTION = "Minimal console image." </text:p>
                      <text:p text:style-name="P313">IMAGE_INSTALL= "\ </text:p>
                      <text:p text:style-name="P313">base-files \ </text:p>
                      <text:p text:style-name="P313">base-passwd \ </text:p>
                      <text:p text:style-name="P313">busybox \ </text:p>
                      <text:p text:style-name="P313">sysvinit \ </text:p>
                      <text:p text:style-name="P313">initscripts \ </text:p>
                      <text:p text:style-name="P313">${ROOTFS_PKGMANAGE_BOOTSTRAP} \ </text:p>
                      <text:p text:style-name="P313">${CORE_IMAGE_EXTRA_INSTALL} \ </text:p>
                      <text:p text:style-name="P313">"</text:p>
                      <text:p text:style-name="P314">IMAGE_LINGUAS = " " </text:p>
                      <text:p text:style-name="P314">LICENSE = "MIT" </text:p>
                      <text:p text:style-name="P314">inherit core-image </text:p>
                      <text:p text:style-name="P314">IMAGE_ROOTFS_SIZE ?= "8192"</text:p>
                      <text:p text:style-name="P314"/>
                    </text:list-header>
                  </text:list>
                </text:list-item>
                <text:list-item>
                  <text:p text:style-name="P315">This recipe produces an image of about 6.4 MB.</text:p>
                </text:list-item>
                <text:list-item>
                  <text:p text:style-name="P315"><text:s/>You can go even smaller if you use the poky-tiny distribution by adding the following to your conf/local.conf file:<text:tab/></text:p>
                  <text:list>
                    <text:list-item>
                      <text:p text:style-name="P316">DISTRO = "poky-tiny"</text:p>
                    </text:list-item>
                  </text:list>
                </text:list-item>
                <text:list-item>
                  <text:p text:style-name="P317">The poky-tiny distribution makes a series of size optimizations that may restrict the set of packages you can include in your image. To successfully build this image, you have to skip one of the sanity checks that the Yocto build system performs, by adding the following:</text:p>
                  <text:list>
                    <text:list-item>
                      <text:p text:style-name="P100">INSANE_SKIP_glibc-locale = "installed-vs-shipped"</text:p>
                    </text:list-item>
                    <text:list-item>
                      <text:p text:style-name="P318">With poky-tiny , the size of the image is further reduced to around 4 MB.</text:p>
                    </text:list-item>
                  </text:list>
                </text:list-item>
                <text:list-item>
                  <text:p text:style-name="P319">There are further reductions that can be done to the image; for example, we could replace sysvinit with tiny-init , but that is left as an exercise for the reader.</text:p>
                </text:list-item>
                <text:list-item>
                  <text:p text:style-name="P320">Start with an appropriate image like core-image-minimal and analyze the dependencies as shown in the Debugging the build system recipe, The Build System, and decide which of them are not needed.</text:p>
                  <text:list>
                    <text:list-item>
                      <text:p text:style-name="P366">Use the IPK package manager, as it is the lightest, or better yet, remove the package-management feature from your production root filesystem altogether.</text:p>
                    </text:list-item>
                    <text:list-item>
                      <text:p text:style-name="P367">Use BusyBox's mdev device manager instead of udev by specifying it in your conf/ local.conf file as follows:</text:p>
                      <text:list>
                        <text:list-item>
                          <text:p text:style-name="P368">VIRTUAL-RUNTIME_dev_manager = "mdev"</text:p>
                        </text:list-item>
                        <text:list-item>
                          <text:p text:style-name="P369">Note that this will only work with core images that include</text:p>
                          <text:p text:style-name="P369">packagegroup-core- boot .</text:p>
                        </text:list-item>
                      </text:list>
                    </text:list-item>
                    <text:list-item>
                      <text:p text:style-name="P370">If we are running the root filesystem on a block device, use ext2 instead of ext3 or ext4 without the journal.</text:p>
                    </text:list-item>
                    <text:list-item>
                      <text:p text:style-name="P371">Configure BusyBox with only the essential applets by providing your own configuration file in bbappend .</text:p>
                    </text:list-item>
                    <text:list-item>
                      <text:p text:style-name="P372">Review the glibc configuration, which can be changed via the DISTRO_FEATURES_ LIBC distribution configuration variable. An example of its usage can be found in the poky-tiny distribution, which is included in the <text:soft-page-break/>poky source. The poky-tiny distribution can be used as a template for the istribution customization of small systems.</text:p>
                    </text:list-item>
                    <text:list-item>
                      <text:p text:style-name="P373">Consider switching to a lighter C library than the default glibc . For a while, uclibc was being used as an alternative, but the library seems to be unmaintained for the last couple of years, and the core-image-minimal image for the Wandboard does not currently build using it.</text:p>
                    </text:list-item>
                    <text:list-item>
                      <text:p text:style-name="P374">Compile your applications with -Os to optimize for size.</text:p>
                    </text:list-item>
                  </text:list>
                  <text:p text:style-name="P374"/>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1395361354" text:continue-numbering="true" text:style-name="L2">
        <text:list-item>
          <text:p text:style-name="P19"><text:soft-page-break/>Releasing software </text:p>
          <text:list>
            <text:list-item>
              <text:p text:style-name="P321">your embedded product will contain a bootloader (probably U-Boot), the Linux kernel, and a root filesystem with one or more applications. Both U-Boot and the Linux kernel are licensed under the General Public License version 2 (GPLv2). And the root filesystem could contain a variety of programs with different licenses.</text:p>
            </text:list-item>
            <text:list-item>
              <text:p text:style-name="P322">We first need to specify what requirements we need to comply with to distribute a product built with the Yocto project.</text:p>
            </text:list-item>
            <text:list-item>
              <text:p text:style-name="P323">For the most restrictive open source licenses, this usually means:</text:p>
              <text:list>
                <text:list-item>
                  <text:p text:style-name="P324">Source code distribution, including modifications</text:p>
                </text:list-item>
                <text:list-item>
                  <text:p text:style-name="P324">License texts distributions</text:p>
                </text:list-item>
                <text:list-item>
                  <text:p text:style-name="P324">Distribution of the tools used to build and run the software</text:p>
                </text:list-item>
              </text:list>
            </text:list-item>
            <text:list-item>
              <text:p text:style-name="P324">We can use the archiver class to provide the deliverables that need to be distributed to comply with the licenses. We can configure it to:</text:p>
              <text:list>
                <text:list-item>
                  <text:p text:style-name="P325">Provide the original unpatched source as tarballs</text:p>
                </text:list-item>
                <text:list-item>
                  <text:p text:style-name="P325">Provide the patches to apply to the original source</text:p>
                </text:list-item>
                <text:list-item>
                  <text:p text:style-name="P325">Provide the recipes used to build the source</text:p>
                </text:list-item>
                <text:list-item>
                  <text:p text:style-name="P325">Provide the license text that must sometimes accompany the binary (according to some licenses)</text:p>
                </text:list-item>
              </text:list>
            </text:list-item>
            <text:list-item>
              <text:p text:style-name="P326">To use the archiver class as specified earlier, we add the following to our conf/local.conf file:</text:p>
              <text:list>
                <text:list-item>
                  <text:list>
                    <text:list-header>
                      <text:p text:style-name="P327">INHERIT += "archiver" </text:p>
                      <text:p text:style-name="P327">ARCHIVER_MODE[src] = "original" </text:p>
                      <text:p text:style-name="P327">ARCHIVER_MODE[diff] = "1" </text:p>
                      <text:p text:style-name="P327">ARCHIVER_MODE[recipe] = "1" </text:p>
                      <text:p text:style-name="P327">COPY_LIC_MANIFEST = "1" </text:p>
                      <text:p text:style-name="P327">COPY_LIC_DIRS = "1"</text:p>
                    </text:list-header>
                  </text:list>
                </text:list-item>
              </text:list>
            </text:list-item>
            <text:list-item>
              <text:p text:style-name="P328">We can configure the archiver class only to provide the source for GPL and LGPL packages with the following:</text:p>
              <text:list>
                <text:list-item>
                  <text:p text:style-name="P329">COPYLEFT_LICENSE_INCLUDE = "GPL* LGPL*"</text:p>
                </text:list-item>
                <text:list-item>
                  <text:p text:style-name="P329">COPYLEFT_LICENSE_EXCLUDE = "CLOSED Proprietary"</text:p>
                </text:list-item>
              </text:list>
            </text:list-item>
            <text:list-item>
              <text:p text:style-name="P330">we are usually only concerned with the software that ships in the product itself, so we can limit the recipe type to be archived to target images with the following:</text:p>
              <text:list>
                <text:list-item>
                  <text:p text:style-name="P331">COPYLEFT_RECIPE_TYPES = "target"</text:p>
                </text:list-item>
              </text:list>
              <text:p text:style-name="P331"/>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1425486782" text:continue-numbering="true" text:style-name="L2">
        <text:list-item>
          <text:p text:style-name="P19"><text:soft-page-break/>Analyzing your system for compliance </text:p>
          <text:list>
            <text:list-item>
              <text:p text:style-name="P332">Under tmp/deploy/licenses , we find a directory list of packages (including their corresponding licenses) and an image folder with a package and license manifest.</text:p>
            </text:list-item>
          </text:list>
        </text:list-item>
        <text:list-item>
          <text:p text:style-name="P333">You can instruct the Yocto build system to specifically avoid certain licenses by using the INCOMPATIBLE_LICENSE configuration variable.</text:p>
        </text:list-item>
        <text:list-item>
          <text:p text:style-name="P334">The usual way to use it is to avoid GPLv3- type licenses by adding the following to your conf/local.conf file:</text:p>
          <text:list>
            <text:list-item>
              <text:p text:style-name="P101">INCOMPATIBLE_LICENSE = "GPL-3.0 LGPL-3.0 AGPL-3.0"</text:p>
            </text:list-item>
          </text:list>
          <text:p text:style-name="P101"/>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0731341401504" text:continue-numbering="true" text:style-name="L2">
        <text:list-item>
          <text:p text:style-name="P19"><text:soft-page-break/>Working with open source and proprietary code</text:p>
          <text:list>
            <text:list-item>
              <text:p text:style-name="P335">Open source licenses can be broadly divided into two categories based on whether they are:</text:p>
              <text:list>
                <text:list-item>
                  <text:p text:style-name="P336"><text:span text:style-name="T18">Permissive</text:span>: <text:span text:style-name="T43">These are similar to Internet Software Consortium (ISC), MIT, and BSD licenses. They have few requirements attached to them and just require us to preserve copyright notices.</text:span></text:p>
                </text:list-item>
                <text:list-item>
                  <text:p text:style-name="P337"><text:span text:style-name="T18">Restrictive</text:span>: <text:span text:style-name="T44">These are similar to the GPL, which bind us to not only distribute the source code and modifications, either with the binary itself or at a later date, but also to distribute tools to build, install, and run the source.</text:span></text:p>
                </text:list-item>
              </text:list>
            </text:list-item>
          </text:list>
        </text:list-item>
        <text:list-item>
          <text:p text:style-name="P102">The U-Boot bootloader<text:tab/></text:p>
          <text:list>
            <text:list-item>
              <text:p text:style-name="P338">U-Boot is licensed under the GPLv2</text:p>
            </text:list-item>
            <text:list-item>
              <text:p text:style-name="P339">your final product must comply with the GPLv2 with regards to U-Boot, so U-Boot source code and modifications must be provided.</text:p>
              <text:p text:style-name="P339"><text:s/></text:p>
            </text:list-item>
          </text:list>
        </text:list-item>
        <text:list-item>
          <text:p text:style-name="P103">The Linux kernel</text:p>
          <text:list>
            <text:list-item>
              <text:p text:style-name="P340">The Linux kernel is also licensed under the GPLv2</text:p>
            </text:list-item>
            <text:list-item>
              <text:p text:style-name="P340">your final product must release the Linux kernel source and modifications, including external modules that run in your product.</text:p>
            </text:list-item>
          </text:list>
        </text:list-item>
        <text:list-item>
          <text:p text:style-name="P104">Glibc</text:p>
          <text:list>
            <text:list-item>
              <text:p text:style-name="P341">The GNU C library is licensed under the Lesser General Public License (LGPL).<text:span text:style-name="T45">which allows dynamic linking without license inheritance.</text:span></text:p>
            </text:list-item>
            <text:list-item>
              <text:p text:style-name="P342">Note, however, that statically linking your application would pollute it with the LGPL.</text:p>
            </text:list-item>
          </text:list>
        </text:list-item>
        <text:list-item>
          <text:p text:style-name="P105">BusyBox</text:p>
          <text:list>
            <text:list-item>
              <text:p text:style-name="P343">BusyBox is also licensed under the GPLv2</text:p>
            </text:list-item>
            <text:list-item>
              <text:p text:style-name="P344">you have to comply with the GPLv2 with regards to BusyBox and distribute its source and modifications.</text:p>
            </text:list-item>
          </text:list>
        </text:list-item>
        <text:list-item>
          <text:p text:style-name="P106">The Qt framework</text:p>
          <text:list>
            <text:list-item>
              <text:p text:style-name="P345">Qt is licensed under three different licenses, which is common for open source projects.</text:p>
              <text:list>
                <text:list-item>
                  <text:p text:style-name="P346">commercial license</text:p>
                </text:list-item>
                <text:list-item>
                  <text:p text:style-name="P346">LGPL license</text:p>
                </text:list-item>
                <text:list-item>
                  <text:p text:style-name="P346">GPLv3</text:p>
                </text:list-item>
              </text:list>
            </text:list-item>
          </text:list>
        </text:list-item>
        <text:list-item>
          <text:p text:style-name="P107">The X Windows system</text:p>
          <text:list>
            <text:list-item>
              <text:p text:style-name="P347">The X.Org source is licensed under permissive MIT-style licenses.</text:p>
              <text:p text:style-name="P347"><text:s text:c="3"/></text:p>
            </text:list-item>
          </text:list>
        </text:list-item>
        <text:list-item>
          <text:p text:style-name="P348">Let's see how to integrate our proprietary-licensed code into the Yocto build system. When preparing the recipe for our application, we can take several approaches to licensing:</text:p>
          <text:list>
            <text:list-item>
              <text:p text:style-name="P349">Mark LICENSE as closed. This is the usual case for a proprietary application. We use the following:</text:p>
              <text:list>
                <text:list-item>
                  <text:p text:style-name="P108">LICENSE = "CLOSED"</text:p>
                </text:list-item>
              </text:list>
            </text:list-item>
            <text:list-item>
              <text:p text:style-name="P350">Mark LICENSE as proprietary and include some type of license agreement. This is commonly done when releasing binaries with some sort of end user agreement that is referenced in the recipe. For example, meta-fsl-arm uses this type of license to comply with Freescale's End User License Agreement. An example follows:</text:p>
              <text:list>
                <text:list-header>
                  <text:p text:style-name="P351">LICENSE = "Proprietary" </text:p>
                  <text:p text:style-name="P351">LIC_FILES_CHKSUM = " file://EULA.txt;md5=93b784b1c11b3fffb1638498 </text:p>
                  <text:p text:style-name="P351">a8dde3f6 "</text:p>
                </text:list-header>
              </text:list>
            </text:list-item>
            <text:list-item>
              <text:p text:style-name="P352">Provide multiple licensing options, such as an open source license and a commercial license. In this case, the LICENSE variable is used to specify the open licenses, and the LICENSE_FLAGS variable is used for the commercial licenses. A typical example is the gst-plugins-ugly package in Poky:</text:p>
              <text:list>
                <text:list-header>
                  <text:p text:style-name="P353"><text:soft-page-break/>LICENSE = "GPLv2+ &amp; LGPLv2.1+ &amp; LGPLv2+" </text:p>
                  <text:p text:style-name="P353">LICENSE_FLAGS = "commercial" </text:p>
                  <text:p text:style-name="P353">LIC_FILES_CHKSUM = </text:p>
                  <text:p text:style-name="P353">"file://COPYING;md5=a6f89e2100d9b6cdffcea4f398e37343 \ </text:p>
                  <text:p text:style-name="P353">file://gst/synaesthesia/synaescope.h;beginline=1;endline=20 </text:p>
                  <text:p text:style-name="P353">;md5=99f301df7b80490c6ff8305fcc712838 \ </text:p>
                  <text:p text:style-name="P353">file://tests/check/elements/xingmux.c;beginline=1;endline=2 </text:p>
                  <text:p text:style-name="P353">1;md5=4c771b8af188724855cb99cadd390068 \ </text:p>
                  <text:p text:style-name="P353">file://gst/mpegstream/gstmpegparse.h;beginline=1;endline=18 </text:p>
                  <text:p text:style-name="P353">;md5=ff65467b0c53cdfa98d0684c1bc240a9"</text:p>
                </text:list-header>
              </text:list>
            </text:list-item>
            <text:list-item>
              <text:p text:style-name="P354">When the LICENSE_FLAGS variable is set on a recipe, the package will not be built unless the license appears on the LICENSE_FLAGS_WHITELIST variable too, typically defined in your conf/local.conf file. For the earlier example, we would add:</text:p>
              <text:list>
                <text:list-item>
                  <text:p text:style-name="P109">LICENSE_FLAGS_WHITELIST = "commercial"</text:p>
                </text:list-item>
                <text:list-item>
                  <text:p text:style-name="P355">which matches all licenses that begin with the word commercial .</text:p>
                </text:list-item>
              </text:list>
            </text:list-item>
            <text:list-item>
              <text:p text:style-name="P356">if we only wanted to whitelist the gst-plugins-ugly package from the earlier example but nothing else, we could use the following:</text:p>
              <text:list>
                <text:list-item>
                  <text:p text:style-name="P110">LICENSE_FLAGS_WHITELIST = "commercial_gst-plugins-ugly"</text:p>
                </text:list-item>
              </text:list>
              <text:p text:style-name="P110"/>
            </text:list-item>
          </text:list>
        </text:list-item>
      </text:list>
      <text:p text:style-name="P12"/>
      <text:p text:style-name="P12"/>
      <text:list xml:id="list100730679650435" text:continue-numbering="true" text:style-name="L2">
        <text:list-item>
          <text:list>
            <text:list-header>
              <text:p text:style-name="P33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0:15:33.469924635</meta:creation-date>
    <dc:date>2016-04-23T10:07:30.300106446</dc:date>
    <meta:editing-duration>PT4H34M9S</meta:editing-duration>
    <meta:editing-cycles>461</meta:editing-cycles>
    <meta:generator>LibreOffice/4.2.8.2$Linux_X86_64 LibreOffice_project/420m0$Build-2</meta:generator>
    <meta:document-statistic meta:table-count="0" meta:image-count="0" meta:object-count="0" meta:page-count="26" meta:paragraph-count="699" meta:word-count="7300" meta:character-count="45871" meta:non-whitespace-character-count="39542"/>
  </office:meta>
</office:document-meta>
</file>